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2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1"/>
    <style:style style:name="ce4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BF_lrate=0.001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2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5566" calcext:value-type="percentage">
            <text:p>15,57%</text:p>
          </table:table-cell>
          <table:table-cell table:style-name="ce30" table:formula="of:=AVERAGE([.H2:.H11])" office:value-type="percentage" office:value="0.166" calcext:value-type="percentage">
            <text:p>16,60%</text:p>
          </table:table-cell>
          <table:table-cell table:style-name="ce30" table:formula="of:=AVERAGE([.I2:.I11])" office:value-type="percentage" office:value="0.15766" calcext:value-type="percentage">
            <text:p>15,7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72" calcext:value-type="percentage">
            <text:p>37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68" calcext:value-type="percentage">
            <text:p>1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068" calcext:value-type="percentage">
            <text:p>20,6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742" calcext:value-type="percentage">
            <text:p>17,42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763" calcext:value-type="percentage">
            <text:p>1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1362" calcext:value-type="percentage">
            <text:p>13,6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005" calcext:value-type="percentage">
            <text:p>30,0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232" calcext:value-type="percentage">
            <text:p>12,3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2198" calcext:value-type="percentage">
            <text:p>21,9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24292" calcext:value-type="percentage">
            <text:p>24,29%</text:p>
          </table:table-cell>
          <table:table-cell table:style-name="ce30" table:formula="of:=AVERAGE([.C15:.C24])" office:value-type="percentage" office:value="0.23942" calcext:value-type="percentage">
            <text:p>23,94%</text:p>
          </table:table-cell>
          <table:table-cell table:style-name="ce30" table:formula="of:=AVERAGE([.D15:.D24])" office:value-type="percentage" office:value="0.22398" calcext:value-type="percentage">
            <text:p>22,40%</text:p>
          </table:table-cell>
          <table:table-cell table:style-name="ce30" table:number-columns-repeated="2"/>
          <table:table-cell table:style-name="ce30" table:formula="of:=AVERAGE([.G15:.G24])" office:value-type="percentage" office:value="0.1722" calcext:value-type="percentage">
            <text:p>17,22%</text:p>
          </table:table-cell>
          <table:table-cell table:style-name="ce30" table:formula="of:=AVERAGE([.H15:.H24])" office:value-type="percentage" office:value="0.15386" calcext:value-type="percentage">
            <text:p>15,39%</text:p>
          </table:table-cell>
          <table:table-cell table:style-name="ce30" table:formula="of:=AVERAGE([.I15:.I24])" office:value-type="percentage" office:value="0.15624" calcext:value-type="percentage">
            <text:p>15,6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4543" calcext:value-type="percentage">
            <text:p>45,43%</text:p>
          </table:table-cell>
          <table:table-cell office:value-type="percentage" office:value="0.4295" calcext:value-type="percentage">
            <text:p>4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08" calcext:value-type="percentage">
            <text:p>75,08%</text:p>
          </table:table-cell>
          <table:table-cell office:value-type="percentage" office:value="0.7397" calcext:value-type="percentage">
            <text:p>73,97%</text:p>
          </table:table-cell>
          <table:table-cell office:value-type="percentage" office:value="0.7508" calcext:value-type="percentage">
            <text:p>7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3962" calcext:value-type="percentage">
            <text:p>39,62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19" calcext:value-type="percentage">
            <text:p>5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4873" calcext:value-type="percentage">
            <text:p>4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71" calcext:value-type="percentage">
            <text:p>47,71%</text:p>
          </table:table-cell>
          <table:table-cell office:value-type="percentage" office:value="0.3724" calcext:value-type="percentage">
            <text:p>37,24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723" calcext:value-type="percentage">
            <text:p>37,23%</text:p>
          </table:table-cell>
          <table:table-cell table:style-name="ce30" table:formula="of:=AVERAGE([.C28:.C37])" office:value-type="percentage" office:value="0.3681" calcext:value-type="percentage">
            <text:p>36,81%</text:p>
          </table:table-cell>
          <table:table-cell table:style-name="ce30" table:formula="of:=AVERAGE([.D28:.D37])" office:value-type="percentage" office:value="0.35732" calcext:value-type="percentage">
            <text:p>35,73%</text:p>
          </table:table-cell>
          <table:table-cell table:style-name="ce30" table:number-columns-repeated="2"/>
          <table:table-cell table:style-name="ce30" table:formula="of:=AVERAGE([.G28:.G37])" office:value-type="percentage" office:value="0.49032" calcext:value-type="percentage">
            <text:p>49,03%</text:p>
          </table:table-cell>
          <table:table-cell table:style-name="ce30" table:formula="of:=AVERAGE([.H28:.H37])" office:value-type="percentage" office:value="0.49571" calcext:value-type="percentage">
            <text:p>49,57%</text:p>
          </table:table-cell>
          <table:table-cell table:style-name="ce30" table:formula="of:=AVERAGE([.I28:.I37])" office:value-type="percentage" office:value="0.50999" calcext:value-type="percentage">
            <text:p>51,0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4128" calcext:value-type="percentage">
            <text:p>41,2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654" calcext:value-type="percentage">
            <text:p>16,54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692" calcext:value-type="percentage">
            <text:p>36,92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41" calcext:value-type="percentage">
            <text:p>26,4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116" calcext:value-type="percentage">
            <text:p>1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41" calcext:value-type="percentage">
            <text:p>34,10%</text:p>
          </table:table-cell>
          <table:table-cell/>
          <table:table-cell office:value-type="string" calcext:value-type="string">
            <text:p>Heart_6</text:p>
          </table:table-cell>
          <table:table-cell table:number-columns-repeated="3"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231" calcext:value-type="percentage">
            <text:p>22,3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564" calcext:value-type="percentage">
            <text:p>25,64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897" calcext:value-type="percentage">
            <text:p>2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35717" calcext:value-type="percentage">
            <text:p>35,72%</text:p>
          </table:table-cell>
          <table:table-cell table:style-name="ce30" table:formula="of:=AVERAGE([.C41:.C50])" office:value-type="percentage" office:value="0.32307" calcext:value-type="percentage">
            <text:p>32,31%</text:p>
          </table:table-cell>
          <table:table-cell table:style-name="ce30" table:formula="of:=AVERAGE([.D41:.D50])" office:value-type="percentage" office:value="0.35333" calcext:value-type="percentage">
            <text:p>35,33%</text:p>
          </table:table-cell>
          <table:table-cell table:style-name="ce30" table:number-columns-repeated="2"/>
          <table:table-cell table:style-name="ce30" table:formula="of:=AVERAGE([.G41:.G50])" office:value-type="percentage" office:value="0.16321" calcext:value-type="percentage">
            <text:p>16,32%</text:p>
          </table:table-cell>
          <table:table-cell table:style-name="ce30" table:formula="of:=AVERAGE([.H41:.H50])" office:value-type="percentage" office:value="0.15544" calcext:value-type="percentage">
            <text:p>15,54%</text:p>
          </table:table-cell>
          <table:table-cell table:style-name="ce30" table:formula="of:=AVERAGE([.I41:.I50])" office:value-type="percentage" office:value="0.15913" calcext:value-type="percentage">
            <text:p>15,91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05" calcext:value-type="percentage">
            <text:p>13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48" calcext:value-type="percentage">
            <text:p>1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9" calcext:value-type="percentage">
            <text:p>0,2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435" calcext:value-type="percentage">
            <text:p>4,35%</text:p>
          </table:table-cell>
          <table:table-cell table:style-name="ce30" table:formula="of:=AVERAGE([.C54:.C63])" office:value-type="percentage" office:value="0.039" calcext:value-type="percentage">
            <text:p>3,90%</text:p>
          </table:table-cell>
          <table:table-cell table:style-name="ce30" table:formula="of:=AVERAGE([.D54:.D63])" office:value-type="percentage" office:value="0.03334" calcext:value-type="percentage">
            <text:p>3,33%</text:p>
          </table:table-cell>
          <table:table-cell table:style-name="ce30" table:number-columns-repeated="2"/>
          <table:table-cell table:style-name="ce30" table:formula="of:=AVERAGE([.G54:.G63])" office:value-type="percentage" office:value="0.12496" calcext:value-type="percentage">
            <text:p>12,50%</text:p>
          </table:table-cell>
          <table:table-cell table:style-name="ce30" table:formula="of:=AVERAGE([.H54:.H63])" office:value-type="percentage" office:value="0.11438" calcext:value-type="percentage">
            <text:p>11,44%</text:p>
          </table:table-cell>
          <table:table-cell table:style-name="ce30" table:formula="of:=AVERAGE([.I54:.I63])" office:value-type="percentage" office:value="0.09295" calcext:value-type="percentage">
            <text:p>9,3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14" calcext:value-type="percentage">
            <text:p>23,14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48" calcext:value-type="percentage">
            <text:p>24,80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4245" calcext:value-type="percentage">
            <text:p>42,4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48" calcext:value-type="percentage">
            <text:p>19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755" calcext:value-type="percentage">
            <text:p>27,55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349" calcext:value-type="percentage">
            <text:p>13,49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02" calcext:value-type="percentage">
            <text:p>19,02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73" calcext:value-type="percentage">
            <text:p>33,73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2206" calcext:value-type="percentage">
            <text:p>22,0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314" calcext:value-type="percentage">
            <text:p>33,14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137" calcext:value-type="percentage">
            <text:p>31,37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12" calcext:value-type="percentage">
            <text:p>11,12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426" calcext:value-type="percentage">
            <text:p>14,2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28078" calcext:value-type="percentage">
            <text:p>28,08%</text:p>
          </table:table-cell>
          <table:table-cell table:style-name="ce30" table:formula="of:=AVERAGE([.C67:.C76])" office:value-type="percentage" office:value="0.28186" calcext:value-type="percentage">
            <text:p>28,19%</text:p>
          </table:table-cell>
          <table:table-cell table:style-name="ce30" table:formula="of:=AVERAGE([.D67:.D76])" office:value-type="percentage" office:value="0.28442" calcext:value-type="percentage">
            <text:p>28,44%</text:p>
          </table:table-cell>
          <table:table-cell table:style-name="ce30" table:number-columns-repeated="2"/>
          <table:table-cell table:style-name="ce30" table:formula="of:=AVERAGE([.G67:.G76])" office:value-type="percentage" office:value="0.1749" calcext:value-type="percentage">
            <text:p>17,49%</text:p>
          </table:table-cell>
          <table:table-cell table:style-name="ce30" table:formula="of:=AVERAGE([.H67:.H76])" office:value-type="percentage" office:value="0.17147" calcext:value-type="percentage">
            <text:p>17,15%</text:p>
          </table:table-cell>
          <table:table-cell table:style-name="ce30" table:formula="of:=AVERAGE([.I67:.I76])" office:value-type="percentage" office:value="0.17715" calcext:value-type="percentage">
            <text:p>17,7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667" calcext:value-type="percentage">
            <text:p>16,67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27" calcext:value-type="percentage">
            <text:p>21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18" calcext:value-type="percentage">
            <text:p>30,18%</text:p>
          </table:table-cell>
          <table:table-cell table:number-columns-repeated="2"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325" calcext:value-type="percentage">
            <text:p>2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842" calcext:value-type="percentage">
            <text:p>18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68" calcext:value-type="percentage">
            <text:p>23,68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689" calcext:value-type="percentage">
            <text:p>16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671" calcext:value-type="percentage">
            <text:p>26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526" calcext:value-type="percentage">
            <text:p>5,26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316" calcext:value-type="percentage">
            <text:p>13,1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6247" calcext:value-type="percentage">
            <text:p>16,25%</text:p>
          </table:table-cell>
          <table:table-cell table:style-name="ce30" table:formula="of:=AVERAGE([.C80:.C89])" office:value-type="percentage" office:value="0.15175" calcext:value-type="percentage">
            <text:p>15,17%</text:p>
          </table:table-cell>
          <table:table-cell table:style-name="ce30" table:formula="of:=AVERAGE([.D80:.D89])" office:value-type="percentage" office:value="0.14526" calcext:value-type="percentage">
            <text:p>14,53%</text:p>
          </table:table-cell>
          <table:table-cell table:style-name="ce30" table:number-columns-repeated="2"/>
          <table:table-cell table:style-name="ce30" table:formula="of:=AVERAGE([.G80:.G89])" office:value-type="percentage" office:value="0.23286" calcext:value-type="percentage">
            <text:p>23,29%</text:p>
          </table:table-cell>
          <table:table-cell table:style-name="ce30" table:formula="of:=AVERAGE([.H80:.H89])" office:value-type="percentage" office:value="0.23974" calcext:value-type="percentage">
            <text:p>23,97%</text:p>
          </table:table-cell>
          <table:table-cell table:style-name="ce30" table:formula="of:=AVERAGE([.I80:.I89])" office:value-type="percentage" office:value="0.23329" calcext:value-type="percentage">
            <text:p>23,3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203" calcext:value-type="percentage">
            <text:p>22,03%</text:p>
          </table:table-cell>
          <table:table-cell office:value-type="percentage" office:value="0.2572" calcext:value-type="percentage">
            <text:p>25,72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1" calcext:value-type="percentage">
            <text:p>1,9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62" calcext:value-type="percentage">
            <text:p>0,62%</text:p>
          </table:table-cell>
          <table:table-cell office:value-type="percentage" office:value="0.0099" calcext:value-type="percentage">
            <text:p>0,99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4" calcext:value-type="percentage">
            <text:p>28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1522" calcext:value-type="percentage">
            <text:p>15,22%</text:p>
          </table:table-cell>
          <table:table-cell office:value-type="percentage" office:value="0.2812" calcext:value-type="percentage">
            <text:p>2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51" calcext:value-type="percentage">
            <text:p>4,5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302" calcext:value-type="percentage">
            <text:p>3,02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28" calcext:value-type="percentage">
            <text:p>2,28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413" calcext:value-type="percentage">
            <text:p>2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99" calcext:value-type="percentage">
            <text:p>5,9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3" calcext:value-type="percentage">
            <text:p>26,3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309" calcext:value-type="percentage">
            <text:p>5,31%</text:p>
          </table:table-cell>
          <table:table-cell table:style-name="ce30" table:formula="of:=AVERAGE([.C93:.C102])" office:value-type="percentage" office:value="0.05863" calcext:value-type="percentage">
            <text:p>5,86%</text:p>
          </table:table-cell>
          <table:table-cell table:style-name="ce30" table:formula="of:=AVERAGE([.D93:.D102])" office:value-type="percentage" office:value="0.04684" calcext:value-type="percentage">
            <text:p>4,68%</text:p>
          </table:table-cell>
          <table:table-cell table:style-name="ce30" table:number-columns-repeated="2"/>
          <table:table-cell table:style-name="ce30" table:formula="of:=AVERAGE([.G93:.G102])" office:value-type="percentage" office:value="0.28522" calcext:value-type="percentage">
            <text:p>28,52%</text:p>
          </table:table-cell>
          <table:table-cell table:style-name="ce30" table:formula="of:=AVERAGE([.H93:.H102])" office:value-type="percentage" office:value="0.28593" calcext:value-type="percentage">
            <text:p>28,59%</text:p>
          </table:table-cell>
          <table:table-cell table:style-name="ce30" table:formula="of:=AVERAGE([.I93:.I102])" office:value-type="percentage" office:value="0.29463" calcext:value-type="percentage">
            <text:p>29,46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2763" calcext:value-type="percentage">
            <text:p>27,6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2338" calcext:value-type="percentage">
            <text:p>23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195" calcext:value-type="percentage">
            <text:p>21,9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2322" calcext:value-type="percentage">
            <text:p>23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1603" calcext:value-type="percentage">
            <text:p>16,03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2335" calcext:value-type="percentage">
            <text:p>23,3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25" calcext:value-type="percentage">
            <text:p>20,2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1" calcext:value-type="percentage">
            <text:p>21,0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2287" calcext:value-type="percentage">
            <text:p>22,8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927" calcext:value-type="percentage">
            <text:p>29,2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69" calcext:value-type="percentage">
            <text:p>16,90%</text:p>
          </table:table-cell>
          <table:table-cell office:value-type="percentage" office:value="0.2283" calcext:value-type="percentage">
            <text:p>22,8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283" calcext:value-type="percentage">
            <text:p>21,28%</text:p>
          </table:table-cell>
          <table:table-cell table:style-name="ce26" table:formula="of:=AVERAGE([.C106:.C115])" office:value-type="percentage" office:value="0.20036" calcext:value-type="percentage">
            <text:p>20,04%</text:p>
          </table:table-cell>
          <table:table-cell table:style-name="ce26" table:formula="of:=AVERAGE([.D106:.D115])" office:value-type="percentage" office:value="0.20532" calcext:value-type="percentage">
            <text:p>20,53%</text:p>
          </table:table-cell>
          <table:table-cell table:style-name="ce26" table:number-columns-repeated="2"/>
          <table:table-cell table:style-name="ce26" table:formula="of:=AVERAGE([.G106:.G115])" office:value-type="percentage" office:value="0.15489" calcext:value-type="percentage">
            <text:p>15,49%</text:p>
          </table:table-cell>
          <table:table-cell table:style-name="ce26" table:formula="of:=AVERAGE([.H106:.H115])" office:value-type="percentage" office:value="0.18192" calcext:value-type="percentage">
            <text:p>18,19%</text:p>
          </table:table-cell>
          <table:table-cell table:style-name="ce26" table:formula="of:=AVERAGE([.I106:.I115])" office:value-type="percentage" office:value="0.23575" calcext:value-type="percentage">
            <text:p>23,58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232" calcext:value-type="percentage">
            <text:p>2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156" calcext:value-type="percentage">
            <text:p>61,56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69" calcext:value-type="percentage">
            <text:p>3,6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356" calcext:value-type="percentage">
            <text:p>73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79" calcext:value-type="percentage">
            <text:p>6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2" calcext:value-type="percentage">
            <text:p>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911" calcext:value-type="percentage">
            <text:p>39,11%</text:p>
          </table:table-cell>
          <table:table-cell office:value-type="percentage" office:value="0.3756" calcext:value-type="percentage">
            <text:p>37,56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5" calcext:value-type="percentage">
            <text:p>2,5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2445" calcext:value-type="percentage">
            <text:p>52,45%</text:p>
          </table:table-cell>
          <table:table-cell table:style-name="ce26" table:formula="of:=AVERAGE([.C119:.C128])" office:value-type="percentage" office:value="0.53177" calcext:value-type="percentage">
            <text:p>53,18%</text:p>
          </table:table-cell>
          <table:table-cell table:style-name="ce26" table:formula="of:=AVERAGE([.D119:.D128])" office:value-type="percentage" office:value="0.54891" calcext:value-type="percentage">
            <text:p>54,89%</text:p>
          </table:table-cell>
          <table:table-cell table:style-name="ce26" table:number-columns-repeated="2"/>
          <table:table-cell table:style-name="ce26" table:formula="of:=AVERAGE([.G119:.G128])" office:value-type="percentage" office:value="0.05428" calcext:value-type="percentage">
            <text:p>5,43%</text:p>
          </table:table-cell>
          <table:table-cell table:style-name="ce26" table:formula="of:=AVERAGE([.H119:.H128])" office:value-type="percentage" office:value="0.05013" calcext:value-type="percentage">
            <text:p>5,01%</text:p>
          </table:table-cell>
          <table:table-cell table:style-name="ce26" table:formula="of:=AVERAGE([.I119:.I128])" office:value-type="percentage" office:value="0.05203" calcext:value-type="percentage">
            <text:p>5,2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2" calcext:value-type="percentage">
            <text:p>4,1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022" calcext:value-type="percentage">
            <text:p>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22" calcext:value-type="percentage">
            <text:p>1,22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022" calcext:value-type="percentage">
            <text:p>0,22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07587" calcext:value-type="percentage">
            <text:p>7,59%</text:p>
          </table:table-cell>
          <table:table-cell table:style-name="ce26" table:formula="of:=AVERAGE([.C132:.C141])" office:value-type="percentage" office:value="0.08391" calcext:value-type="percentage">
            <text:p>8,39%</text:p>
          </table:table-cell>
          <table:table-cell table:style-name="ce26" table:formula="of:=AVERAGE([.D132:.D141])" office:value-type="percentage" office:value="0.05627" calcext:value-type="percentage">
            <text:p>5,63%</text:p>
          </table:table-cell>
          <table:table-cell table:style-name="ce26" table:number-columns-repeated="2"/>
          <table:table-cell table:style-name="ce26" table:formula="of:=AVERAGE([.G132:.G141])" office:value-type="percentage" office:value="0.04367" calcext:value-type="percentage">
            <text:p>4,37%</text:p>
          </table:table-cell>
          <table:table-cell table:style-name="ce26" table:formula="of:=AVERAGE([.H132:.H141])" office:value-type="percentage" office:value="0.042562" calcext:value-type="percentage">
            <text:p>4,26%</text:p>
          </table:table-cell>
          <table:table-cell table:style-name="ce26" table:formula="of:=AVERAGE([.I132:.I141])" office:value-type="percentage" office:value="0.039" calcext:value-type="percentage">
            <text:p>3,9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2</text:p>
          </table:table-cell>
          <table:table-cell table:number-columns-repeated="2" office:value-type="percentage" office:value="0.018" calcext:value-type="percentage">
            <text:p>1,80%</text:p>
          </table:table-cell>
          <table:table-cell office:value-type="percentage" office:value="0.0133" calcext:value-type="percentage">
            <text:p>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4" calcext:value-type="percentage">
            <text:p>3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6" calcext:value-type="percentage">
            <text:p>3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6" calcext:value-type="percentage">
            <text:p>5,60%</text:p>
          </table:table-cell>
          <table:table-cell table:number-columns-repeated="2" office:value-type="percentage" office:value="0.0673" calcext:value-type="percentage">
            <text:p>6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67" calcext:value-type="percentage">
            <text:p>11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6" calcext:value-type="percentage">
            <text:p>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93" calcext:value-type="percentage">
            <text:p>6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" calcext:value-type="percentage">
            <text:p>11,90%</text:p>
          </table:table-cell>
          <table:table-cell table:style-name="ce26" table:formula="of:=AVERAGE([.C145:.C154])" office:value-type="percentage" office:value="0.10499" calcext:value-type="percentage">
            <text:p>10,50%</text:p>
          </table:table-cell>
          <table:table-cell table:style-name="ce26" table:formula="of:=AVERAGE([.D145:.D154])" office:value-type="percentage" office:value="0.09334" calcext:value-type="percentage">
            <text:p>9,33%</text:p>
          </table:table-cell>
          <table:table-cell table:style-name="ce26" table:number-columns-repeated="2"/>
          <table:table-cell table:style-name="ce26" table:formula="of:=AVERAGE([.G145:.G154])" office:value-type="percentage" office:value="0.03793" calcext:value-type="percentage">
            <text:p>3,79%</text:p>
          </table:table-cell>
          <table:table-cell table:style-name="ce26" table:formula="of:=AVERAGE([.H145:.H154])" office:value-type="percentage" office:value="0.04214" calcext:value-type="percentage">
            <text:p>4,21%</text:p>
          </table:table-cell>
          <table:table-cell table:style-name="ce26" table:formula="of:=AVERAGE([.I145:.I154])" office:value-type="percentage" office:value="0.03986" calcext:value-type="percentage">
            <text:p>3,9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23" calcext:value-type="percentage">
            <text:p>62,30%</text:p>
          </table:table-cell>
          <table:table-cell office:value-type="percentage" office:value="0.6218" calcext:value-type="percentage">
            <text:p>62,18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546" calcext:value-type="percentage">
            <text:p>5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4417" calcext:value-type="percentage">
            <text:p>44,17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471" calcext:value-type="percentage">
            <text:p>44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4426" calcext:value-type="percentage">
            <text:p>44,26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287" calcext:value-type="percentage">
            <text:p>5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72" calcext:value-type="percentage">
            <text:p>3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972" calcext:value-type="percentage">
            <text:p>39,72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816" calcext:value-type="percentage">
            <text:p>4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046" calcext:value-type="percentage">
            <text:p>50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517" calcext:value-type="percentage">
            <text:p>65,17%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41" calcext:value-type="percentage">
            <text:p>36,74%</text:p>
          </table:table-cell>
          <table:table-cell table:style-name="ce26" table:formula="of:=AVERAGE([.C158:.C167])" office:value-type="percentage" office:value="0.36536" calcext:value-type="percentage">
            <text:p>36,54%</text:p>
          </table:table-cell>
          <table:table-cell table:style-name="ce26" table:formula="of:=AVERAGE([.D158:.D167])" office:value-type="percentage" office:value="0.3738" calcext:value-type="percentage">
            <text:p>37,38%</text:p>
          </table:table-cell>
          <table:table-cell table:style-name="ce26" table:number-columns-repeated="2"/>
          <table:table-cell table:style-name="ce26" table:formula="of:=AVERAGE([.G158:.G167])" office:value-type="percentage" office:value="0.52091" calcext:value-type="percentage">
            <text:p>52,09%</text:p>
          </table:table-cell>
          <table:table-cell table:style-name="ce26" table:formula="of:=AVERAGE([.H158:.H167])" office:value-type="percentage" office:value="0.51654" calcext:value-type="percentage">
            <text:p>51,65%</text:p>
          </table:table-cell>
          <table:table-cell table:style-name="ce26" table:formula="of:=AVERAGE([.I158:.I167])" office:value-type="percentage" office:value="0.50365" calcext:value-type="percentage">
            <text:p>50,3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table:number-columns-repeated="3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903" calcext:value-type="percentage">
            <text:p>29,03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78" calcext:value-type="percentage">
            <text:p>17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9</text:p>
          </table:table-cell>
          <table:table-cell table:number-columns-repeated="3" office:value-type="percentage" office:value="0.2258" calcext:value-type="percentage">
            <text:p>2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19405" calcext:value-type="percentage">
            <text:p>19,41%</text:p>
          </table:table-cell>
          <table:table-cell table:style-name="ce26" table:formula="of:=AVERAGE([.C171:.C180])" office:value-type="percentage" office:value="0.26333" calcext:value-type="percentage">
            <text:p>26,33%</text:p>
          </table:table-cell>
          <table:table-cell table:style-name="ce26" table:formula="of:=AVERAGE([.D171:.D180])" office:value-type="percentage" office:value="0.1926" calcext:value-type="percentage">
            <text:p>19,26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73" calcext:value-type="percentage">
            <text:p>25,97%</text:p>
          </table:table-cell>
          <table:table-cell table:style-name="ce26" table:formula="of:=AVERAGE([.H171:.H180])" office:value-type="percentage" office:value="0.2629" calcext:value-type="percentage">
            <text:p>26,29%</text:p>
          </table:table-cell>
          <table:table-cell table:style-name="ce26" table:formula="of:=AVERAGE([.I171:.I180])" office:value-type="percentage" office:value="0.25179" calcext:value-type="percentage">
            <text:p>25,18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5102" calcext:value-type="percentage">
            <text:p>51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5649" calcext:value-type="percentage">
            <text:p>5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199" calcext:value-type="percentage">
            <text:p>41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277" calcext:value-type="percentage">
            <text:p>52,7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32" calcext:value-type="percentage">
            <text:p>49,32%</text:p>
          </table:table-cell>
          <table:table-cell office:value-type="percentage" office:value="0.4501" calcext:value-type="percentage">
            <text:p>45,01%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3628" calcext:value-type="percentage">
            <text:p>36,28%</text:p>
          </table:table-cell>
          <table:table-cell office:value-type="percentage" office:value="0.5801" calcext:value-type="percentage">
            <text:p>58,01%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.002" calcext:value-type="percentage">
            <text:p>0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951" calcext:value-type="percentage">
            <text:p>59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93" calcext:value-type="percentage">
            <text:p>3,93%</text:p>
          </table:table-cell>
          <table:table-cell office:value-type="string" calcext:value-type="string">
            <text:p>x</text:p>
          </table:table-cell>
          <table:table-cell table:style-name="ce26" table:number-columns-repeated="2"/>
          <table:table-cell table:style-name="ce26" table:formula="of:=AVERAGE([.G183:.G192])" office:value-type="percentage" office:value="0.4495" calcext:value-type="percentage">
            <text:p>44,95%</text:p>
          </table:table-cell>
          <table:table-cell table:style-name="ce26" table:formula="of:=AVERAGE([.H183:.H192])" office:value-type="percentage" office:value="0.48766" calcext:value-type="percentage">
            <text:p>48,77%</text:p>
          </table:table-cell>
          <table:table-cell table:style-name="ce26" table:formula="of:=AVERAGE([.I183:.I192])" office:value-type="percentage" office:value="0.49219" calcext:value-type="percentage">
            <text:p>49,2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341" calcext:value-type="percentage">
            <text:p>2,34%</text:p>
          </table:table-cell>
          <table:table-cell table:style-name="ce26" table:formula="of:=AVERAGE([.C184:.C193])" office:value-type="percentage" office:value="0.02261" calcext:value-type="percentage">
            <text:p>2,26%</text:p>
          </table:table-cell>
          <table:table-cell table:style-name="ce26" table:formula="of:=AVERAGE([.D184:.D193])" office:value-type="percentage" office:value="0.0166555555555556" calcext:value-type="percentage">
            <text:p>1,67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3"/>
          <table:table-cell table:style-name="ce31" office:value-type="string" calcext:value-type="string">
            <text:p>F=5</text:p>
          </table:table-cell>
          <table:table-cell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office:value-type="float" office:value="2042.71" calcext:value-type="float">
            <text:p>2042,71</text:p>
          </table:table-cell>
          <table:table-cell table:style-name="ce31" office:value-type="float" office:value="1800.14" calcext:value-type="float">
            <text:p>1800,14</text:p>
          </table:table-cell>
          <table:table-cell table:style-name="ce31"/>
          <table:table-cell table:style-name="ce31" office:value-type="string" calcext:value-type="string">
            <text:p>Airfoil_2</text:p>
          </table:table-cell>
          <table:table-cell table:style-name="ce31"/>
          <table:table-cell table:style-name="ce31" office:value-type="float" office:value="0.646" calcext:value-type="float">
            <text:p>0,646</text:p>
          </table:table-cell>
          <table:table-cell table:style-name="ce31" office:value-type="float" office:value="0.66239" calcext:value-type="float">
            <text:p>0,662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office:value-type="float" office:value="2450.15" calcext:value-type="float">
            <text:p>2450,15</text:p>
          </table:table-cell>
          <table:table-cell table:style-name="ce31" office:value-type="float" office:value="2195.58" calcext:value-type="float">
            <text:p>2195,58</text:p>
          </table:table-cell>
          <table:table-cell table:style-name="ce31"/>
          <table:table-cell table:style-name="ce31" office:value-type="string" calcext:value-type="string">
            <text:p>Airfoil_3</text:p>
          </table:table-cell>
          <table:table-cell table:style-name="ce31"/>
          <table:table-cell table:style-name="ce31" office:value-type="float" office:value="0.588" calcext:value-type="float">
            <text:p>0,588</text:p>
          </table:table-cell>
          <table:table-cell table:style-name="ce31" office:value-type="float" office:value="0.564" calcext:value-type="float">
            <text:p>0,5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office:value-type="float" office:value="2654.45" calcext:value-type="float">
            <text:p>2654,45</text:p>
          </table:table-cell>
          <table:table-cell table:style-name="ce31" office:value-type="float" office:value="2222.71" calcext:value-type="float">
            <text:p>2222,71</text:p>
          </table:table-cell>
          <table:table-cell table:style-name="ce31"/>
          <table:table-cell table:style-name="ce31" office:value-type="string" calcext:value-type="string">
            <text:p>Airfoil_4</text:p>
          </table:table-cell>
          <table:table-cell table:style-name="ce31"/>
          <table:table-cell table:style-name="ce31" office:value-type="float" office:value="0.567" calcext:value-type="float">
            <text:p>0,567</text:p>
          </table:table-cell>
          <table:table-cell table:style-name="ce31" office:value-type="float" office:value="0.589" calcext:value-type="float">
            <text:p>0,5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office:value-type="float" office:value="2095.49" calcext:value-type="float">
            <text:p>2095,49</text:p>
          </table:table-cell>
          <table:table-cell table:style-name="ce31" office:value-type="float" office:value="1998.77" calcext:value-type="float">
            <text:p>1998,77</text:p>
          </table:table-cell>
          <table:table-cell table:style-name="ce31"/>
          <table:table-cell table:style-name="ce31" office:value-type="string" calcext:value-type="string">
            <text:p>Airfoil_5</text:p>
          </table:table-cell>
          <table:table-cell table:style-name="ce31"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office:value-type="float" office:value="2766.14" calcext:value-type="float">
            <text:p>2766,14</text:p>
          </table:table-cell>
          <table:table-cell table:style-name="ce31" office:value-type="float" office:value="2272.69" calcext:value-type="float">
            <text:p>2272,69</text:p>
          </table:table-cell>
          <table:table-cell table:style-name="ce31"/>
          <table:table-cell table:style-name="ce31" office:value-type="string" calcext:value-type="string">
            <text:p>Airfoil_6</text:p>
          </table:table-cell>
          <table:table-cell table:style-name="ce31"/>
          <table:table-cell table:style-name="ce31" office:value-type="float" office:value="0.512" calcext:value-type="float">
            <text:p>0,512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office:value-type="float" office:value="2363.76" calcext:value-type="float">
            <text:p>2363,76</text:p>
          </table:table-cell>
          <table:table-cell table:style-name="ce31" office:value-type="float" office:value="2369.14" calcext:value-type="float">
            <text:p>2369,14</text:p>
          </table:table-cell>
          <table:table-cell table:style-name="ce31"/>
          <table:table-cell table:style-name="ce31" office:value-type="string" calcext:value-type="string">
            <text:p>Airfoil_7</text:p>
          </table:table-cell>
          <table:table-cell table:style-name="ce31"/>
          <table:table-cell table:style-name="ce31" office:value-type="float" office:value="0.496" calcext:value-type="float">
            <text:p>0,496</text:p>
          </table:table-cell>
          <table:table-cell table:style-name="ce31" office:value-type="float" office:value="0.538" calcext:value-type="float">
            <text:p>0,5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office:value-type="float" office:value="2714.97" calcext:value-type="float">
            <text:p>2714,97</text:p>
          </table:table-cell>
          <table:table-cell table:style-name="ce31" office:value-type="float" office:value="2073.19" calcext:value-type="float">
            <text:p>2073,19</text:p>
          </table:table-cell>
          <table:table-cell table:style-name="ce31"/>
          <table:table-cell table:style-name="ce31" office:value-type="string" calcext:value-type="string">
            <text:p>Airfoil_8</text:p>
          </table:table-cell>
          <table:table-cell table:style-name="ce31"/>
          <table:table-cell table:style-name="ce31" office:value-type="float" office:value="0.537" calcext:value-type="float">
            <text:p>0,537</text:p>
          </table:table-cell>
          <table:table-cell table:style-name="ce31" office:value-type="float" office:value="0.573" calcext:value-type="float">
            <text:p>0,5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office:value-type="float" office:value="2340.1" calcext:value-type="float">
            <text:p>2340,1</text:p>
          </table:table-cell>
          <table:table-cell table:style-name="ce31" office:value-type="float" office:value="2221.86" calcext:value-type="float">
            <text:p>2221,86</text:p>
          </table:table-cell>
          <table:table-cell table:style-name="ce31"/>
          <table:table-cell table:style-name="ce31" office:value-type="string" calcext:value-type="string">
            <text:p>Airfoil_9</text:p>
          </table:table-cell>
          <table:table-cell table:style-name="ce31"/>
          <table:table-cell table:style-name="ce31" office:value-type="float" office:value="0.776" calcext:value-type="float">
            <text:p>0,776</text:p>
          </table:table-cell>
          <table:table-cell table:style-name="ce31" office:value-type="float" office:value="0.747" calcext:value-type="float">
            <text:p>0,7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office:value-type="float" office:value="2386.84" calcext:value-type="float">
            <text:p>2386,84</text:p>
          </table:table-cell>
          <table:table-cell table:style-name="ce31" office:value-type="float" office:value="2220.87" calcext:value-type="float">
            <text:p>2220,87</text:p>
          </table:table-cell>
          <table:table-cell table:style-name="ce31"/>
          <table:table-cell table:style-name="ce31" office:value-type="string" calcext:value-type="string">
            <text:p>Airfoil_10</text:p>
          </table:table-cell>
          <table:table-cell table:style-name="ce31"/>
          <table:table-cell table:style-name="ce31" office:value-type="float" office:value="0.623" calcext:value-type="float">
            <text:p>0,623</text:p>
          </table:table-cell>
          <table:table-cell table:style-name="ce31" office:value-type="float" office:value="0.61" calcext:value-type="float">
            <text:p>0,6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197:.C205])" office:value-type="float" office:value="2423.84555555556" calcext:value-type="float">
            <text:p>2423,84555555556</text:p>
          </table:table-cell>
          <table:table-cell table:style-name="ce32" table:formula="of:=AVERAGE([.D197:.D205])" office:value-type="float" office:value="2152.77222222222" calcext:value-type="float">
            <text:p>2152,77222222222</text:p>
          </table:table-cell>
          <table:table-cell table:style-name="ce32" table:number-columns-repeated="3"/>
          <table:table-cell table:style-name="ce32" table:formula="of:=AVERAGE([.H197:.H205])" office:value-type="float" office:value="0.577555555555556" calcext:value-type="float">
            <text:p>0,577555555555556</text:p>
          </table:table-cell>
          <table:table-cell table:style-name="ce32" table:formula="of:=AVERAGE([.I197:.I205])" office:value-type="float" office:value="0.58771" calcext:value-type="float">
            <text:p>0,5877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office:value-type="float" office:value="2360.58" calcext:value-type="float">
            <text:p>2360,58</text:p>
          </table:table-cell>
          <table:table-cell table:style-name="ce31" office:value-type="float" office:value="1983.35" calcext:value-type="float">
            <text:p>1983,35</text:p>
          </table:table-cell>
          <table:table-cell table:style-name="ce31"/>
          <table:table-cell table:style-name="ce31" office:value-type="string" calcext:value-type="string">
            <text:p>BK_1</text:p>
          </table:table-cell>
          <table:table-cell table:style-name="ce31"/>
          <table:table-cell table:style-name="ce31" office:value-type="float" office:value="0.221" calcext:value-type="float">
            <text:p>0,221</text:p>
          </table:table-cell>
          <table:table-cell table:style-name="ce31" office:value-type="float" office:value="0.154" calcext:value-type="float">
            <text:p>0,1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office:value-type="float" office:value="1688.19" calcext:value-type="float">
            <text:p>1688,19</text:p>
          </table:table-cell>
          <table:table-cell table:style-name="ce31" office:value-type="float" office:value="1402.07" calcext:value-type="float">
            <text:p>1402,07</text:p>
          </table:table-cell>
          <table:table-cell table:style-name="ce31"/>
          <table:table-cell table:style-name="ce31" office:value-type="string" calcext:value-type="string">
            <text:p>BK_2</text:p>
          </table:table-cell>
          <table:table-cell table:style-name="ce31"/>
          <table:table-cell table:style-name="ce31" office:value-type="float" office:value="0.169" calcext:value-type="float">
            <text:p>0,169</text:p>
          </table:table-cell>
          <table:table-cell table:style-name="ce31" office:value-type="float" office:value="0.171" calcext:value-type="float">
            <text:p>0,1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office:value-type="float" office:value="2645.34" calcext:value-type="float">
            <text:p>2645,34</text:p>
          </table:table-cell>
          <table:table-cell table:style-name="ce31" office:value-type="float" office:value="2210.62" calcext:value-type="float">
            <text:p>2210,62</text:p>
          </table:table-cell>
          <table:table-cell table:style-name="ce31"/>
          <table:table-cell table:style-name="ce31" office:value-type="string" calcext:value-type="string">
            <text:p>BK_3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33" calcext:value-type="float">
            <text:p>0,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office:value-type="float" office:value="3258.97" calcext:value-type="float">
            <text:p>3258,97</text:p>
          </table:table-cell>
          <table:table-cell table:style-name="ce31" office:value-type="float" office:value="3180.3" calcext:value-type="float">
            <text:p>3180,3</text:p>
          </table:table-cell>
          <table:table-cell table:style-name="ce31"/>
          <table:table-cell table:style-name="ce31" office:value-type="string" calcext:value-type="string">
            <text:p>BK_4</text:p>
          </table:table-cell>
          <table:table-cell table:style-name="ce31"/>
          <table:table-cell table:style-name="ce31" office:value-type="float" office:value="0.461" calcext:value-type="float">
            <text:p>0,461</text:p>
          </table:table-cell>
          <table:table-cell table:style-name="ce31" office:value-type="float" office:value="0.357" calcext:value-type="float">
            <text:p>0,3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office:value-type="float" office:value="4036.9" calcext:value-type="float">
            <text:p>4036,9</text:p>
          </table:table-cell>
          <table:table-cell table:style-name="ce31" office:value-type="float" office:value="3986.88" calcext:value-type="float">
            <text:p>3986,88</text:p>
          </table:table-cell>
          <table:table-cell table:style-name="ce31"/>
          <table:table-cell table:style-name="ce31" office:value-type="string" calcext:value-type="string">
            <text:p>BK_5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275" calcext:value-type="float">
            <text:p>0,2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office:value-type="float" office:value="1446.58" calcext:value-type="float">
            <text:p>1446,58</text:p>
          </table:table-cell>
          <table:table-cell table:style-name="ce31" office:value-type="float" office:value="883.5" calcext:value-type="float">
            <text:p>883,5</text:p>
          </table:table-cell>
          <table:table-cell table:style-name="ce31"/>
          <table:table-cell table:style-name="ce31" office:value-type="string" calcext:value-type="string">
            <text:p>BK_6</text:p>
          </table:table-cell>
          <table:table-cell table:style-name="ce31"/>
          <table:table-cell table:style-name="ce31" office:value-type="float" office:value="0.19" calcext:value-type="float">
            <text:p>0,19</text:p>
          </table:table-cell>
          <table:table-cell table:style-name="ce31" office:value-type="float" office:value="0.173" calcext:value-type="float">
            <text:p>0,1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office:value-type="float" office:value="1809.3" calcext:value-type="float">
            <text:p>1809,3</text:p>
          </table:table-cell>
          <table:table-cell table:style-name="ce31" office:value-type="float" office:value="1301.86" calcext:value-type="float">
            <text:p>1301,86</text:p>
          </table:table-cell>
          <table:table-cell table:style-name="ce31"/>
          <table:table-cell table:style-name="ce31" office:value-type="string" calcext:value-type="string">
            <text:p>BK_7</text:p>
          </table:table-cell>
          <table:table-cell table:style-name="ce31"/>
          <table:table-cell table:style-name="ce31" office:value-type="float" office:value="0.118" calcext:value-type="float">
            <text:p>0,118</text:p>
          </table:table-cell>
          <table:table-cell table:style-name="ce31" office:value-type="float" office:value="0.094" calcext:value-type="float">
            <text:p>0,0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office:value-type="float" office:value="4346.71" calcext:value-type="float">
            <text:p>4346,71</text:p>
          </table:table-cell>
          <table:table-cell table:style-name="ce31" office:value-type="float" office:value="5688.9" calcext:value-type="float">
            <text:p>5688,9</text:p>
          </table:table-cell>
          <table:table-cell table:style-name="ce31"/>
          <table:table-cell table:style-name="ce31" office:value-type="string" calcext:value-type="string">
            <text:p>BK_8</text:p>
          </table:table-cell>
          <table:table-cell table:style-name="ce31"/>
          <table:table-cell table:style-name="ce31" office:value-type="float" office:value="0.68" calcext:value-type="float">
            <text:p>0,68</text:p>
          </table:table-cell>
          <table:table-cell table:style-name="ce31" office:value-type="float" office:value="0.158" calcext:value-type="float">
            <text:p>0,1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office:value-type="float" office:value="3233.34" calcext:value-type="float">
            <text:p>3233,34</text:p>
          </table:table-cell>
          <table:table-cell table:style-name="ce31" office:value-type="float" office:value="3091.6" calcext:value-type="float">
            <text:p>3091,6</text:p>
          </table:table-cell>
          <table:table-cell table:style-name="ce31"/>
          <table:table-cell table:style-name="ce31" office:value-type="string" calcext:value-type="string">
            <text:p>BK_9</text:p>
          </table:table-cell>
          <table:table-cell table:style-name="ce31"/>
          <table:table-cell table:style-name="ce31" office:value-type="float" office:value="1.682" calcext:value-type="float">
            <text:p>1,682</text:p>
          </table:table-cell>
          <table:table-cell table:style-name="ce31" office:value-type="float" office:value="0.44" calcext:value-type="float">
            <text:p>0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office:value-type="float" office:value="2765.22" calcext:value-type="float">
            <text:p>2765,22</text:p>
          </table:table-cell>
          <table:table-cell table:style-name="ce31" office:value-type="float" office:value="3087.53" calcext:value-type="float">
            <text:p>3087,53</text:p>
          </table:table-cell>
          <table:table-cell table:style-name="ce31"/>
          <table:table-cell table:style-name="ce31" office:value-type="string" calcext:value-type="string">
            <text:p>BK_10</text:p>
          </table:table-cell>
          <table:table-cell table:style-name="ce31"/>
          <table:table-cell table:style-name="ce31" office:value-type="float" office:value="0.348" calcext:value-type="float">
            <text:p>0,348</text:p>
          </table:table-cell>
          <table:table-cell table:style-name="ce31" office:value-type="float" office:value="0.123" calcext:value-type="float">
            <text:p>0,123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09:.C218])" office:value-type="float" office:value="2759.113" calcext:value-type="float">
            <text:p>2759,113</text:p>
          </table:table-cell>
          <table:table-cell table:style-name="ce32" table:formula="of:=AVERAGE([.D209:.D218])" office:value-type="float" office:value="2681.661" calcext:value-type="float">
            <text:p>2681,661</text:p>
          </table:table-cell>
          <table:table-cell table:style-name="ce32" table:number-columns-repeated="3"/>
          <table:table-cell table:style-name="ce32" table:formula="of:=AVERAGE([.H209:.H218])" office:value-type="float" office:value="0.4393" calcext:value-type="float">
            <text:p>0,4393</text:p>
          </table:table-cell>
          <table:table-cell table:style-name="ce32" table:formula="of:=AVERAGE([.I209:.I218])" office:value-type="float" office:value="0.2275" calcext:value-type="float">
            <text:p>0,2275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office:value-type="float" office:value="0.00097" calcext:value-type="float">
            <text:p>0,00097</text:p>
          </table:table-cell>
          <table:table-cell table:style-name="ce31" office:value-type="float" office:value="0.0025" calcext:value-type="float">
            <text:p>0,0025</text:p>
          </table:table-cell>
          <table:table-cell table:style-name="ce31"/>
          <table:table-cell table:style-name="ce31" office:value-type="string" calcext:value-type="string">
            <text:p>Concrete_1</text:p>
          </table:table-cell>
          <table:table-cell table:style-name="ce31"/>
          <table:table-cell table:style-name="ce31" office:value-type="float" office:value="0.64" calcext:value-type="float">
            <text:p>0,64</text:p>
          </table:table-cell>
          <table:table-cell table:style-name="ce31" office:value-type="float" office:value="0.696" calcext:value-type="float">
            <text:p>0,6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office:value-type="float" office:value="0.0000369" calcext:value-type="float">
            <text:p>3,69E-05</text:p>
          </table:table-cell>
          <table:table-cell table:style-name="ce33" office:value-type="float" office:value="0.0000139" calcext:value-type="float">
            <text:p>1,39E-05</text:p>
          </table:table-cell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/>
          <table:table-cell table:style-name="ce31" office:value-type="float" office:value="0.56" calcext:value-type="float">
            <text:p>0,56</text:p>
          </table:table-cell>
          <table:table-cell table:style-name="ce31" office:value-type="float" office:value="0.57" calcext:value-type="float">
            <text:p>0,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45" calcext:value-type="float">
            <text:p>0,0045</text:p>
          </table:table-cell>
          <table:table-cell table:style-name="ce31"/>
          <table:table-cell table:style-name="ce31" office:value-type="string" calcext:value-type="string">
            <text:p>Concrete_3</text:p>
          </table:table-cell>
          <table:table-cell table:style-name="ce31"/>
          <table:table-cell table:style-name="ce31" office:value-type="float" office:value="0.59" calcext:value-type="float">
            <text:p>0,59</text:p>
          </table:table-cell>
          <table:table-cell table:style-name="ce31" office:value-type="float" office:value="0.596" calcext:value-type="float">
            <text:p>0,5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office:value-type="float" office:value="0.00098" calcext:value-type="float">
            <text:p>0,00098</text:p>
          </table:table-cell>
          <table:table-cell table:style-name="ce31" office:value-type="float" office:value="0.00026" calcext:value-type="float">
            <text:p>0,00026</text:p>
          </table:table-cell>
          <table:table-cell table:style-name="ce31"/>
          <table:table-cell table:style-name="ce31" office:value-type="string" calcext:value-type="string">
            <text:p>Concrete_4</text:p>
          </table:table-cell>
          <table:table-cell table:style-name="ce31"/>
          <table:table-cell table:style-name="ce31" office:value-type="float" office:value="0.709" calcext:value-type="float">
            <text:p>0,709</text:p>
          </table:table-cell>
          <table:table-cell table:style-name="ce31" office:value-type="float" office:value="0.591" calcext:value-type="float">
            <text:p>0,5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office:value-type="float" office:value="0.0179" calcext:value-type="float">
            <text:p>0,0179</text:p>
          </table:table-cell>
          <table:table-cell table:style-name="ce31" office:value-type="float" office:value="0.0048" calcext:value-type="float">
            <text:p>0,0048</text:p>
          </table:table-cell>
          <table:table-cell table:style-name="ce31"/>
          <table:table-cell table:style-name="ce31" office:value-type="string" calcext:value-type="string">
            <text:p>Concrete_5</text:p>
          </table:table-cell>
          <table:table-cell table:style-name="ce31"/>
          <table:table-cell table:style-name="ce31" office:value-type="float" office:value="0.763" calcext:value-type="float">
            <text:p>0,763</text:p>
          </table:table-cell>
          <table:table-cell table:style-name="ce31" office:value-type="float" office:value="0.787" calcext:value-type="float">
            <text:p>0,7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066" calcext:value-type="float">
            <text:p>0,00066</text:p>
          </table:table-cell>
          <table:table-cell table:style-name="ce31"/>
          <table:table-cell table:style-name="ce31" office:value-type="string" calcext:value-type="string">
            <text:p>Concrete_6</text:p>
          </table:table-cell>
          <table:table-cell table:style-name="ce31"/>
          <table:table-cell table:style-name="ce31" office:value-type="float" office:value="0.904" calcext:value-type="float">
            <text:p>0,904</text:p>
          </table:table-cell>
          <table:table-cell table:style-name="ce31" office:value-type="float" office:value="0.688" calcext:value-type="float">
            <text:p>0,6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office:value-type="float" office:value="0.0002" calcext:value-type="float">
            <text:p>0,0002</text:p>
          </table:table-cell>
          <table:table-cell table:style-name="ce31" office:value-type="float" office:value="0.0011" calcext:value-type="float">
            <text:p>0,0011</text:p>
          </table:table-cell>
          <table:table-cell table:style-name="ce31"/>
          <table:table-cell table:style-name="ce31" office:value-type="string" calcext:value-type="string">
            <text:p>Concrete_7</text:p>
          </table:table-cell>
          <table:table-cell table:style-name="ce31"/>
          <table:table-cell table:style-name="ce31" office:value-type="float" office:value="0.631" calcext:value-type="float">
            <text:p>0,631</text:p>
          </table:table-cell>
          <table:table-cell table:style-name="ce31" office:value-type="float" office:value="0.684" calcext:value-type="float">
            <text:p>0,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office:value-type="float" office:value="0.0021" calcext:value-type="float">
            <text:p>0,0021</text:p>
          </table:table-cell>
          <table:table-cell table:style-name="ce31" office:value-type="float" office:value="0.00038" calcext:value-type="float">
            <text:p>0,00038</text:p>
          </table:table-cell>
          <table:table-cell table:style-name="ce31"/>
          <table:table-cell table:style-name="ce31" office:value-type="string" calcext:value-type="string">
            <text:p>Concrete_8</text:p>
          </table:table-cell>
          <table:table-cell table:style-name="ce31"/>
          <table:table-cell table:style-name="ce31" office:value-type="float" office:value="0.536" calcext:value-type="float">
            <text:p>0,536</text:p>
          </table:table-cell>
          <table:table-cell table:style-name="ce31" office:value-type="float" office:value="0.607" calcext:value-type="float">
            <text:p>0,6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 office:value-type="float" office:value="0.00017" calcext:value-type="float">
            <text:p>0,00017</text:p>
          </table:table-cell>
          <table:table-cell table:style-name="ce33" office:value-type="float" office:value="0.0000971" calcext:value-type="float">
            <text:p>9,71E-05</text:p>
          </table:table-cell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/>
          <table:table-cell table:style-name="ce31" office:value-type="float" office:value="0.502" calcext:value-type="float">
            <text:p>0,502</text:p>
          </table:table-cell>
          <table:table-cell table:style-name="ce31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 office:value-type="float" office:value="0.0000983" calcext:value-type="float">
            <text:p>9,83E-05</text:p>
          </table:table-cell>
          <table:table-cell table:style-name="ce31" office:value-type="float" office:value="0.00036" calcext:value-type="float">
            <text:p>0,00036</text:p>
          </table:table-cell>
          <table:table-cell table:style-name="ce31"/>
          <table:table-cell table:style-name="ce31" office:value-type="string" calcext:value-type="string">
            <text:p>Concrete_10</text:p>
          </table:table-cell>
          <table:table-cell table:style-name="ce31"/>
          <table:table-cell table:style-name="ce31" office:value-type="float" office:value="0.662" calcext:value-type="float">
            <text:p>0,66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22:.C231])" office:value-type="float" office:value="0.00264552" calcext:value-type="float">
            <text:p>0,00264552</text:p>
          </table:table-cell>
          <table:table-cell table:style-name="ce32" table:formula="of:=AVERAGE([.D222:.D231])" office:value-type="float" office:value="0.0014671" calcext:value-type="float">
            <text:p>0,0014671</text:p>
          </table:table-cell>
          <table:table-cell table:style-name="ce32" table:number-columns-repeated="3"/>
          <table:table-cell table:style-name="ce32" table:formula="of:=AVERAGE([.H222:.H231])" office:value-type="float" office:value="0.6497" calcext:value-type="float">
            <text:p>0,6497</text:p>
          </table:table-cell>
          <table:table-cell table:style-name="ce32" table:formula="of:=AVERAGE([.I222:.I231])" office:value-type="float" office:value="0.636555555555556" calcext:value-type="float">
            <text:p>0,636555555555556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office:value-type="float" office:value="4.63" calcext:value-type="float">
            <text:p>4,63</text:p>
          </table:table-cell>
          <table:table-cell table:style-name="ce31" office:value-type="float" office:value="4.51" calcext:value-type="float">
            <text:p>4,51</text:p>
          </table:table-cell>
          <table:table-cell table:style-name="ce31"/>
          <table:table-cell table:style-name="ce31" office:value-type="string" calcext:value-type="string">
            <text:p>Diabetes_1</text:p>
          </table:table-cell>
          <table:table-cell table:style-name="ce31"/>
          <table:table-cell table:style-name="ce31" office:value-type="float" office:value="2.89" calcext:value-type="float">
            <text:p>2,89</text:p>
          </table:table-cell>
          <table:table-cell table:style-name="ce31" office:value-type="float" office:value="2.196" calcext:value-type="float">
            <text:p>2,1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office:value-type="float" office:value="6.18" calcext:value-type="float">
            <text:p>6,18</text:p>
          </table:table-cell>
          <table:table-cell table:style-name="ce31" office:value-type="float" office:value="5.99" calcext:value-type="float">
            <text:p>5,99</text:p>
          </table:table-cell>
          <table:table-cell table:style-name="ce31"/>
          <table:table-cell table:style-name="ce31" office:value-type="string" calcext:value-type="string">
            <text:p>Diabetes_2</text:p>
          </table:table-cell>
          <table:table-cell table:style-name="ce31"/>
          <table:table-cell table:style-name="ce31" office:value-type="float" office:value="0.77" calcext:value-type="float">
            <text:p>0,77</text:p>
          </table:table-cell>
          <table:table-cell table:style-name="ce31" office:value-type="float" office:value="2.052" calcext:value-type="float">
            <text:p>2,0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office:value-type="float" office:value="4.39" calcext:value-type="float">
            <text:p>4,39</text:p>
          </table:table-cell>
          <table:table-cell table:style-name="ce31" office:value-type="float" office:value="4.95" calcext:value-type="float">
            <text:p>4,95</text:p>
          </table:table-cell>
          <table:table-cell table:style-name="ce31"/>
          <table:table-cell table:style-name="ce31" office:value-type="string" calcext:value-type="string">
            <text:p>Diabetes_3</text:p>
          </table:table-cell>
          <table:table-cell table:style-name="ce31"/>
          <table:table-cell table:style-name="ce31" office:value-type="float" office:value="26.09" calcext:value-type="float">
            <text:p>26,0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office:value-type="float" office:value="7.32" calcext:value-type="float">
            <text:p>7,32</text:p>
          </table:table-cell>
          <table:table-cell table:style-name="ce31" office:value-type="float" office:value="7.67" calcext:value-type="float">
            <text:p>7,67</text:p>
          </table:table-cell>
          <table:table-cell table:style-name="ce31"/>
          <table:table-cell table:style-name="ce31" office:value-type="string" calcext:value-type="string">
            <text:p>Diabetes_4</text:p>
          </table:table-cell>
          <table:table-cell table:style-name="ce31"/>
          <table:table-cell table:style-name="ce31" office:value-type="float" office:value="3.04" calcext:value-type="float">
            <text:p>3,04</text:p>
          </table:table-cell>
          <table:table-cell table:style-name="ce31" office:value-type="float" office:value="4.183" calcext:value-type="float">
            <text:p>4,1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float" office:value="8.11" calcext:value-type="float">
            <text:p>8,11</text:p>
          </table:table-cell>
          <table:table-cell table:style-name="ce31"/>
          <table:table-cell table:style-name="ce31" office:value-type="string" calcext:value-type="string">
            <text:p>Diabetes_5</text:p>
          </table:table-cell>
          <table:table-cell table:style-name="ce31"/>
          <table:table-cell table:style-name="ce31" office:value-type="float" office:value="11.64" calcext:value-type="float">
            <text:p>11,64</text:p>
          </table:table-cell>
          <table:table-cell table:style-name="ce31" office:value-type="float" office:value="1.58" calcext:value-type="float">
            <text:p>1,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office:value-type="float" office:value="8.84" calcext:value-type="float">
            <text:p>8,84</text:p>
          </table:table-cell>
          <table:table-cell table:style-name="ce31" office:value-type="float" office:value="9.25" calcext:value-type="float">
            <text:p>9,25</text:p>
          </table:table-cell>
          <table:table-cell table:style-name="ce31"/>
          <table:table-cell table:style-name="ce31" office:value-type="string" calcext:value-type="string">
            <text:p>Diabetes_6</text:p>
          </table:table-cell>
          <table:table-cell table:style-name="ce31"/>
          <table:table-cell table:style-name="ce31" office:value-type="float" office:value="1.48" calcext:value-type="float">
            <text:p>1,48</text:p>
          </table:table-cell>
          <table:table-cell table:style-name="ce31" office:value-type="float" office:value="31.089" calcext:value-type="float">
            <text:p>31,0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office:value-type="float" office:value="4.23" calcext:value-type="float">
            <text:p>4,23</text:p>
          </table:table-cell>
          <table:table-cell table:style-name="ce31" office:value-type="float" office:value="4.09" calcext:value-type="float">
            <text:p>4,09</text:p>
          </table:table-cell>
          <table:table-cell table:style-name="ce31"/>
          <table:table-cell table:style-name="ce31" office:value-type="string" calcext:value-type="string">
            <text:p>Diabetes_7</text:p>
          </table:table-cell>
          <table:table-cell table:style-name="ce31"/>
          <table:table-cell table:style-name="ce31" office:value-type="float" office:value="3.46" calcext:value-type="float">
            <text:p>3,4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office:value-type="float" office:value="6.08" calcext:value-type="float">
            <text:p>6,08</text:p>
          </table:table-cell>
          <table:table-cell table:style-name="ce31" office:value-type="float" office:value="6.41" calcext:value-type="float">
            <text:p>6,41</text:p>
          </table:table-cell>
          <table:table-cell table:style-name="ce31"/>
          <table:table-cell table:style-name="ce31" office:value-type="string" calcext:value-type="string">
            <text:p>Diabetes_8</text:p>
          </table:table-cell>
          <table:table-cell table:style-name="ce31"/>
          <table:table-cell table:style-name="ce31" office:value-type="float" office:value="6.13" calcext:value-type="float">
            <text:p>6,13</text:p>
          </table:table-cell>
          <table:table-cell table:style-name="ce31" office:value-type="float" office:value="17.44" calcext:value-type="float">
            <text:p>17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office:value-type="float" office:value="3.2" calcext:value-type="float">
            <text:p>3,2</text:p>
          </table:table-cell>
          <table:table-cell table:style-name="ce31" office:value-type="float" office:value="3.37" calcext:value-type="float">
            <text:p>3,37</text:p>
          </table:table-cell>
          <table:table-cell table:style-name="ce31"/>
          <table:table-cell table:style-name="ce31" office:value-type="string" calcext:value-type="string">
            <text:p>Diabetes_9</text:p>
          </table:table-cell>
          <table:table-cell table:style-name="ce31"/>
          <table:table-cell table:style-name="ce31" office:value-type="float" office:value="15.19" calcext:value-type="float">
            <text:p>15,19</text:p>
          </table:table-cell>
          <table:table-cell table:style-name="ce31" office:value-type="float" office:value="7.88" calcext:value-type="float">
            <text:p>7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office:value-type="float" office:value="5.01" calcext:value-type="float">
            <text:p>5,01</text:p>
          </table:table-cell>
          <table:table-cell table:style-name="ce31" office:value-type="float" office:value="4.98" calcext:value-type="float">
            <text:p>4,98</text:p>
          </table:table-cell>
          <table:table-cell table:style-name="ce31"/>
          <table:table-cell table:style-name="ce31" office:value-type="string" calcext:value-type="string">
            <text:p>Diabetes_10</text:p>
          </table:table-cell>
          <table:table-cell table:style-name="ce31"/>
          <table:table-cell table:style-name="ce31" office:value-type="float" office:value="34.37" calcext:value-type="float">
            <text:p>34,3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35:.C244])" office:value-type="float" office:value="5.788" calcext:value-type="float">
            <text:p>5,788</text:p>
          </table:table-cell>
          <table:table-cell table:style-name="ce32" table:formula="of:=AVERAGE([.D235:.D244])" office:value-type="float" office:value="5.933" calcext:value-type="float">
            <text:p>5,933</text:p>
          </table:table-cell>
          <table:table-cell table:style-name="ce32" table:number-columns-repeated="3"/>
          <table:table-cell table:style-name="ce32" table:formula="of:=AVERAGE([.H235:.H244])" office:value-type="float" office:value="10.506" calcext:value-type="float">
            <text:p>10,506</text:p>
          </table:table-cell>
          <table:table-cell table:style-name="ce32" table:formula="of:=AVERAGE([.I235:.I244])" office:value-type="float" office:value="6.942" calcext:value-type="float">
            <text:p>6,94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office:value-type="float" office:value="729.42" calcext:value-type="float">
            <text:p>729,42</text:p>
          </table:table-cell>
          <table:table-cell table:style-name="ce31" office:value-type="float" office:value="765.55" calcext:value-type="float">
            <text:p>765,55</text:p>
          </table:table-cell>
          <table:table-cell table:style-name="ce31"/>
          <table:table-cell table:style-name="ce31" office:value-type="string" calcext:value-type="string">
            <text:p>FA_1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233" calcext:value-type="float">
            <text:p>0,2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office:value-type="float" office:value="887.44" calcext:value-type="float">
            <text:p>887,44</text:p>
          </table:table-cell>
          <table:table-cell table:style-name="ce31" office:value-type="float" office:value="915.86" calcext:value-type="float">
            <text:p>915,86</text:p>
          </table:table-cell>
          <table:table-cell table:style-name="ce31"/>
          <table:table-cell table:style-name="ce31" office:value-type="string" calcext:value-type="string">
            <text:p>FA_2</text:p>
          </table:table-cell>
          <table:table-cell table:style-name="ce31"/>
          <table:table-cell table:style-name="ce31" office:value-type="float" office:value="0.251" calcext:value-type="float">
            <text:p>0,251</text:p>
          </table:table-cell>
          <table:table-cell table:style-name="ce31" office:value-type="float" office:value="0.267" calcext:value-type="float">
            <text:p>0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office:value-type="float" office:value="897.59" calcext:value-type="float">
            <text:p>897,59</text:p>
          </table:table-cell>
          <table:table-cell table:style-name="ce31" office:value-type="float" office:value="1028.13" calcext:value-type="float">
            <text:p>1028,13</text:p>
          </table:table-cell>
          <table:table-cell table:style-name="ce31"/>
          <table:table-cell table:style-name="ce31" office:value-type="string" calcext:value-type="string">
            <text:p>FA_3</text:p>
          </table:table-cell>
          <table:table-cell table:style-name="ce31"/>
          <table:table-cell table:style-name="ce31" office:value-type="float" office:value="0.243" calcext:value-type="float">
            <text:p>0,243</text:p>
          </table:table-cell>
          <table:table-cell table:style-name="ce31" office:value-type="float" office:value="1.347" calcext:value-type="float">
            <text:p>1,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office:value-type="float" office:value="1047.8" calcext:value-type="float">
            <text:p>1047,8</text:p>
          </table:table-cell>
          <table:table-cell table:style-name="ce31" office:value-type="float" office:value="1376.03" calcext:value-type="float">
            <text:p>1376,03</text:p>
          </table:table-cell>
          <table:table-cell table:style-name="ce31"/>
          <table:table-cell table:style-name="ce31" office:value-type="string" calcext:value-type="string">
            <text:p>FA_4</text:p>
          </table:table-cell>
          <table:table-cell table:style-name="ce31"/>
          <table:table-cell table:style-name="ce31" office:value-type="float" office:value="6.603" calcext:value-type="float">
            <text:p>6,603</text:p>
          </table:table-cell>
          <table:table-cell table:style-name="ce31" office:value-type="float" office:value="4.86" calcext:value-type="float">
            <text:p>4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office:value-type="float" office:value="1486.92" calcext:value-type="float">
            <text:p>1486,92</text:p>
          </table:table-cell>
          <table:table-cell table:style-name="ce31" office:value-type="float" office:value="1128.84" calcext:value-type="float">
            <text:p>1128,84</text:p>
          </table:table-cell>
          <table:table-cell table:style-name="ce31"/>
          <table:table-cell table:style-name="ce31" office:value-type="string" calcext:value-type="string">
            <text:p>FA_5</text:p>
          </table:table-cell>
          <table:table-cell table:style-name="ce31"/>
          <table:table-cell table:style-name="ce31" office:value-type="float" office:value="0.209" calcext:value-type="float">
            <text:p>0,209</text:p>
          </table:table-cell>
          <table:table-cell table:style-name="ce31" office:value-type="float" office:value="0.262" calcext:value-type="float">
            <text:p>0,2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office:value-type="float" office:value="1119.43" calcext:value-type="float">
            <text:p>1119,43</text:p>
          </table:table-cell>
          <table:table-cell table:style-name="ce31" office:value-type="float" office:value="1883.28" calcext:value-type="float">
            <text:p>1883,28</text:p>
          </table:table-cell>
          <table:table-cell table:style-name="ce31"/>
          <table:table-cell table:style-name="ce31" office:value-type="string" calcext:value-type="string">
            <text:p>FA_6</text:p>
          </table:table-cell>
          <table:table-cell table:style-name="ce31"/>
          <table:table-cell table:style-name="ce31" office:value-type="float" office:value="0.198" calcext:value-type="float">
            <text:p>0,198</text:p>
          </table:table-cell>
          <table:table-cell table:style-name="ce31" office:value-type="float" office:value="0.208" calcext:value-type="float">
            <text:p>0,2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office:value-type="float" office:value="776.07" calcext:value-type="float">
            <text:p>776,07</text:p>
          </table:table-cell>
          <table:table-cell table:style-name="ce31" office:value-type="float" office:value="760.58" calcext:value-type="float">
            <text:p>760,58</text:p>
          </table:table-cell>
          <table:table-cell table:style-name="ce31"/>
          <table:table-cell table:style-name="ce31" office:value-type="string" calcext:value-type="string">
            <text:p>FA_7</text:p>
          </table:table-cell>
          <table:table-cell table:style-name="ce31"/>
          <table:table-cell table:style-name="ce31" office:value-type="float" office:value="0.279" calcext:value-type="float">
            <text:p>0,279</text:p>
          </table:table-cell>
          <table:table-cell table:style-name="ce31" office:value-type="float" office:value="0.202" calcext:value-type="float">
            <text:p>0,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office:value-type="float" office:value="1063.01" calcext:value-type="float">
            <text:p>1063,01</text:p>
          </table:table-cell>
          <table:table-cell table:style-name="ce31" office:value-type="float" office:value="1117.88" calcext:value-type="float">
            <text:p>1117,88</text:p>
          </table:table-cell>
          <table:table-cell table:style-name="ce31"/>
          <table:table-cell table:style-name="ce31" office:value-type="string" calcext:value-type="string">
            <text:p>FA_8</text:p>
          </table:table-cell>
          <table:table-cell table:style-name="ce31"/>
          <table:table-cell table:style-name="ce31" office:value-type="float" office:value="0.372" calcext:value-type="float">
            <text:p>0,372</text:p>
          </table:table-cell>
          <table:table-cell table:style-name="ce31" office:value-type="float" office:value="0.309" calcext:value-type="float">
            <text:p>0,3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office:value-type="float" office:value="612.51" calcext:value-type="float">
            <text:p>612,51</text:p>
          </table:table-cell>
          <table:table-cell table:style-name="ce31" office:value-type="float" office:value="934.04" calcext:value-type="float">
            <text:p>934,04</text:p>
          </table:table-cell>
          <table:table-cell table:style-name="ce31"/>
          <table:table-cell table:style-name="ce31" office:value-type="string" calcext:value-type="string">
            <text:p>FA_9</text:p>
          </table:table-cell>
          <table:table-cell table:style-name="ce31"/>
          <table:table-cell table:style-name="ce31" office:value-type="float" office:value="0.213" calcext:value-type="float">
            <text:p>0,213</text:p>
          </table:table-cell>
          <table:table-cell table:style-name="ce31" office:value-type="float" office:value="0.207" calcext:value-type="float">
            <text:p>0,2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office:value-type="float" office:value="490.42" calcext:value-type="float">
            <text:p>490,42</text:p>
          </table:table-cell>
          <table:table-cell table:style-name="ce31" office:value-type="float" office:value="643.55" calcext:value-type="float">
            <text:p>643,55</text:p>
          </table:table-cell>
          <table:table-cell table:style-name="ce31"/>
          <table:table-cell table:style-name="ce31" office:value-type="string" calcext:value-type="string">
            <text:p>FA_10</text:p>
          </table:table-cell>
          <table:table-cell table:style-name="ce31"/>
          <table:table-cell table:style-name="ce31" office:value-type="float" office:value="0.268" calcext:value-type="float">
            <text:p>0,268</text:p>
          </table:table-cell>
          <table:table-cell table:style-name="ce31" office:value-type="float" office:value="0.331" calcext:value-type="float">
            <text:p>0,33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48:.C257])" office:value-type="float" office:value="911.061" calcext:value-type="float">
            <text:p>911,061</text:p>
          </table:table-cell>
          <table:table-cell table:style-name="ce32" table:formula="of:=AVERAGE([.D248:.D257])" office:value-type="float" office:value="1055.374" calcext:value-type="float">
            <text:p>1055,374</text:p>
          </table:table-cell>
          <table:table-cell table:style-name="ce32" table:number-columns-repeated="3"/>
          <table:table-cell table:style-name="ce32" table:formula="of:=AVERAGE([.H248:.H257])" office:value-type="float" office:value="0.8882" calcext:value-type="float">
            <text:p>0,8882</text:p>
          </table:table-cell>
          <table:table-cell table:style-name="ce32" table:formula="of:=AVERAGE([.I248:.I257])" office:value-type="float" office:value="0.8226" calcext:value-type="float">
            <text:p>0,8226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office:value-type="float" office:value="0.503" calcext:value-type="float">
            <text:p>0,503</text:p>
          </table:table-cell>
          <table:table-cell table:style-name="ce31" office:value-type="float" office:value="0.452" calcext:value-type="float">
            <text:p>0,452</text:p>
          </table:table-cell>
          <table:table-cell table:style-name="ce31"/>
          <table:table-cell table:style-name="ce31" office:value-type="string" calcext:value-type="string">
            <text:p>Mortgage_1</text:p>
          </table:table-cell>
          <table:table-cell table:style-name="ce31"/>
          <table:table-cell table:style-name="ce31" office:value-type="float" office:value="1.68" calcext:value-type="float">
            <text:p>1,68</text:p>
          </table:table-cell>
          <table:table-cell table:style-name="ce31" office:value-type="float" office:value="1.919" calcext:value-type="float">
            <text:p>1,9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office:value-type="float" office:value="0.951" calcext:value-type="float">
            <text:p>0,951</text:p>
          </table:table-cell>
          <table:table-cell table:style-name="ce31" office:value-type="float" office:value="0.896" calcext:value-type="float">
            <text:p>0,896</text:p>
          </table:table-cell>
          <table:table-cell table:style-name="ce31"/>
          <table:table-cell table:style-name="ce31" office:value-type="string" calcext:value-type="string">
            <text:p>Mortgage_2</text:p>
          </table:table-cell>
          <table:table-cell table:style-name="ce31"/>
          <table:table-cell table:style-name="ce31" office:value-type="float" office:value="67.98" calcext:value-type="float">
            <text:p>67,98</text:p>
          </table:table-cell>
          <table:table-cell table:style-name="ce31" office:value-type="float" office:value="1.315" calcext:value-type="float">
            <text:p>1,3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office:value-type="float" office:value="0.333" calcext:value-type="float">
            <text:p>0,333</text:p>
          </table:table-cell>
          <table:table-cell table:style-name="ce31" office:value-type="float" office:value="0.275" calcext:value-type="float">
            <text:p>0,275</text:p>
          </table:table-cell>
          <table:table-cell table:style-name="ce31"/>
          <table:table-cell table:style-name="ce31" office:value-type="string" calcext:value-type="string">
            <text:p>Mortgage_3</text:p>
          </table:table-cell>
          <table:table-cell table:style-name="ce31"/>
          <table:table-cell table:style-name="ce31" office:value-type="float" office:value="26.37" calcext:value-type="float">
            <text:p>26,37</text:p>
          </table:table-cell>
          <table:table-cell table:style-name="ce31" office:value-type="float" office:value="1.142" calcext:value-type="float">
            <text:p>1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office:value-type="float" office:value="0.602" calcext:value-type="float">
            <text:p>0,602</text:p>
          </table:table-cell>
          <table:table-cell table:style-name="ce31" office:value-type="float" office:value="0.532" calcext:value-type="float">
            <text:p>0,532</text:p>
          </table:table-cell>
          <table:table-cell table:style-name="ce31"/>
          <table:table-cell table:style-name="ce31" office:value-type="string" calcext:value-type="string">
            <text:p>Mortgage_4</text:p>
          </table:table-cell>
          <table:table-cell table:style-name="ce31"/>
          <table:table-cell table:style-name="ce31" office:value-type="float" office:value="80.28" calcext:value-type="float">
            <text:p>80,28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office:value-type="float" office:value="2.203" calcext:value-type="float">
            <text:p>2,203</text:p>
          </table:table-cell>
          <table:table-cell table:style-name="ce31" office:value-type="float" office:value="0.612" calcext:value-type="float">
            <text:p>0,612</text:p>
          </table:table-cell>
          <table:table-cell table:style-name="ce31"/>
          <table:table-cell table:style-name="ce31" office:value-type="string" calcext:value-type="string">
            <text:p>Mortgage_5</text:p>
          </table:table-cell>
          <table:table-cell table:style-name="ce31"/>
          <table:table-cell table:style-name="ce31" office:value-type="float" office:value="74.57" calcext:value-type="float">
            <text:p>74,5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office:value-type="float" office:value="0.171" calcext:value-type="float">
            <text:p>0,17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1"/>
          <table:table-cell table:style-name="ce31" office:value-type="string" calcext:value-type="string">
            <text:p>Mortgage_6</text:p>
          </table:table-cell>
          <table:table-cell table:style-name="ce31"/>
          <table:table-cell table:style-name="ce31" office:value-type="float" office:value="1.44" calcext:value-type="float">
            <text:p>1,4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office:value-type="float" office:value="0.88" calcext:value-type="float">
            <text:p>0,88</text:p>
          </table:table-cell>
          <table:table-cell table:style-name="ce31" office:value-type="float" office:value="0.74" calcext:value-type="float">
            <text:p>0,74</text:p>
          </table:table-cell>
          <table:table-cell table:style-name="ce31"/>
          <table:table-cell table:style-name="ce31" office:value-type="string" calcext:value-type="string">
            <text:p>Mortgage_7</text:p>
          </table:table-cell>
          <table:table-cell table:style-name="ce31"/>
          <table:table-cell table:style-name="ce31" office:value-type="float" office:value="14.49" calcext:value-type="float">
            <text:p>14,4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office:value-type="float" office:value="19.78" calcext:value-type="float">
            <text:p>19,78</text:p>
          </table:table-cell>
          <table:table-cell table:style-name="ce31" office:value-type="float" office:value="7.38" calcext:value-type="float">
            <text:p>7,38</text:p>
          </table:table-cell>
          <table:table-cell table:style-name="ce31"/>
          <table:table-cell table:style-name="ce31" office:value-type="string" calcext:value-type="string">
            <text:p>Mortgage_8</text:p>
          </table:table-cell>
          <table:table-cell table:style-name="ce31"/>
          <table:table-cell table:style-name="ce31" office:value-type="float" office:value="1.252" calcext:value-type="float">
            <text:p>1,25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office:value-type="float" office:value="0.271" calcext:value-type="float">
            <text:p>0,271</text:p>
          </table:table-cell>
          <table:table-cell table:style-name="ce31" office:value-type="float" office:value="0.268" calcext:value-type="float">
            <text:p>0,268</text:p>
          </table:table-cell>
          <table:table-cell table:style-name="ce31"/>
          <table:table-cell table:style-name="ce31" office:value-type="string" calcext:value-type="string">
            <text:p>Mortgage_9</text:p>
          </table:table-cell>
          <table:table-cell table:style-name="ce31"/>
          <table:table-cell table:style-name="ce31" office:value-type="float" office:value="1.29" calcext:value-type="float">
            <text:p>1,2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office:value-type="float" office:value="0.191" calcext:value-type="float">
            <text:p>0,191</text:p>
          </table:table-cell>
          <table:table-cell table:style-name="ce31" office:value-type="float" office:value="0.214" calcext:value-type="float">
            <text:p>0,214</text:p>
          </table:table-cell>
          <table:table-cell table:style-name="ce31"/>
          <table:table-cell table:style-name="ce31" office:value-type="string" calcext:value-type="string">
            <text:p>Mortgage_10</text:p>
          </table:table-cell>
          <table:table-cell table:style-name="ce31"/>
          <table:table-cell table:style-name="ce31" office:value-type="float" office:value="6.28" calcext:value-type="float">
            <text:p>6,28</text:p>
          </table:table-cell>
          <table:table-cell table:style-name="ce31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61:.C270])" office:value-type="float" office:value="2.5885" calcext:value-type="float">
            <text:p>2,5885</text:p>
          </table:table-cell>
          <table:table-cell table:style-name="ce32" table:formula="of:=AVERAGE([.D261:.D270])" office:value-type="float" office:value="1.1499" calcext:value-type="float">
            <text:p>1,1499</text:p>
          </table:table-cell>
          <table:table-cell table:style-name="ce32" table:number-columns-repeated="3"/>
          <table:table-cell table:style-name="ce32" table:formula="of:=AVERAGE([.H261:.H270])" office:value-type="float" office:value="27.5632" calcext:value-type="float">
            <text:p>27,5632</text:p>
          </table:table-cell>
          <table:table-cell table:style-name="ce32" table:formula="of:=AVERAGE([.I261:.I270])" office:value-type="float" office:value="1.45866666666667" calcext:value-type="float">
            <text:p>1,4586666666666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office:value-type="float" office:value="0.096" calcext:value-type="float">
            <text:p>0,096</text:p>
          </table:table-cell>
          <table:table-cell table:style-name="ce31" office:value-type="float" office:value="0.094" calcext:value-type="float">
            <text:p>0,094</text:p>
          </table:table-cell>
          <table:table-cell table:style-name="ce31"/>
          <table:table-cell table:style-name="ce31" office:value-type="string" calcext:value-type="string">
            <text:p>PY_1</text:p>
          </table:table-cell>
          <table:table-cell table:style-name="ce31"/>
          <table:table-cell table:style-name="ce31" office:value-type="float" office:value="0.87" calcext:value-type="float">
            <text:p>0,87</text:p>
          </table:table-cell>
          <table:table-cell table:style-name="ce31" office:value-type="float" office:value="0.533" calcext:value-type="float">
            <text:p>0,5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office:value-type="float" office:value="0.061" calcext:value-type="float">
            <text:p>0,061</text:p>
          </table:table-cell>
          <table:table-cell table:style-name="ce31" office:value-type="float" office:value="0.056" calcext:value-type="float">
            <text:p>0,056</text:p>
          </table:table-cell>
          <table:table-cell table:style-name="ce31"/>
          <table:table-cell table:style-name="ce31" office:value-type="string" calcext:value-type="string">
            <text:p>PY_2</text:p>
          </table:table-cell>
          <table:table-cell table:style-name="ce31"/>
          <table:table-cell table:style-name="ce31" office:value-type="float" office:value="0.054" calcext:value-type="float">
            <text:p>0,054</text:p>
          </table:table-cell>
          <table:table-cell table:style-name="ce31" office:value-type="float" office:value="0.093" calcext:value-type="float">
            <text:p>0,0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office:value-type="float" office:value="0.114" calcext:value-type="float">
            <text:p>0,114</text:p>
          </table:table-cell>
          <table:table-cell table:style-name="ce31" office:value-type="float" office:value="0.111" calcext:value-type="float">
            <text:p>0,111</text:p>
          </table:table-cell>
          <table:table-cell table:style-name="ce31"/>
          <table:table-cell table:style-name="ce31" office:value-type="string" calcext:value-type="string">
            <text:p>PY_3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26" calcext:value-type="float">
            <text:p>0,0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office:value-type="float" office:value="0.094" calcext:value-type="float">
            <text:p>0,094</text:p>
          </table:table-cell>
          <table:table-cell table:style-name="ce31" office:value-type="float" office:value="0.091" calcext:value-type="float">
            <text:p>0,091</text:p>
          </table:table-cell>
          <table:table-cell table:style-name="ce31"/>
          <table:table-cell table:style-name="ce31" office:value-type="string" calcext:value-type="string">
            <text:p>PY_4</text:p>
          </table:table-cell>
          <table:table-cell table:style-name="ce31"/>
          <table:table-cell table:style-name="ce31" office:value-type="float" office:value="0.101" calcext:value-type="float">
            <text:p>0,101</text:p>
          </table:table-cell>
          <table:table-cell table:style-name="ce31" office:value-type="float" office:value="0.073" calcext:value-type="float">
            <text:p>0,0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office:value-type="float" office:value="0.13" calcext:value-type="float">
            <text:p>0,13</text:p>
          </table:table-cell>
          <table:table-cell table:style-name="ce31" office:value-type="float" office:value="0.135" calcext:value-type="float">
            <text:p>0,135</text:p>
          </table:table-cell>
          <table:table-cell table:style-name="ce31"/>
          <table:table-cell table:style-name="ce31" office:value-type="string" calcext:value-type="string">
            <text:p>PY_5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office:value-type="float" office:value="0.048" calcext:value-type="float">
            <text:p>0,048</text:p>
          </table:table-cell>
          <table:table-cell table:style-name="ce31" office:value-type="float" office:value="0.059" calcext:value-type="float">
            <text:p>0,059</text:p>
          </table:table-cell>
          <table:table-cell table:style-name="ce31"/>
          <table:table-cell table:style-name="ce31" office:value-type="string" calcext:value-type="string">
            <text:p>PY_6</text:p>
          </table:table-cell>
          <table:table-cell table:style-name="ce31"/>
          <table:table-cell table:style-name="ce31" office:value-type="float" office:value="0.178" calcext:value-type="float">
            <text:p>0,178</text:p>
          </table:table-cell>
          <table:table-cell table:style-name="ce31" office:value-type="float" office:value="0.16" calcext:value-type="float">
            <text:p>0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office:value-type="float" office:value="0.035" calcext:value-type="float">
            <text:p>0,035</text:p>
          </table:table-cell>
          <table:table-cell table:style-name="ce31" office:value-type="float" office:value="0.029" calcext:value-type="float">
            <text:p>0,029</text:p>
          </table:table-cell>
          <table:table-cell table:style-name="ce31"/>
          <table:table-cell table:style-name="ce31" office:value-type="string" calcext:value-type="string">
            <text:p>PY_7</text:p>
          </table:table-cell>
          <table:table-cell table:style-name="ce31"/>
          <table:table-cell table:style-name="ce31" office:value-type="float" office:value="0.152" calcext:value-type="float">
            <text:p>0,152</text:p>
          </table:table-cell>
          <table:table-cell table:style-name="ce31" office:value-type="float" office:value="0.241" calcext:value-type="float">
            <text:p>0,2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office:value-type="float" office:value="0.068" calcext:value-type="float">
            <text:p>0,068</text:p>
          </table:table-cell>
          <table:table-cell table:style-name="ce31" office:value-type="float" office:value="0.073" calcext:value-type="float">
            <text:p>0,073</text:p>
          </table:table-cell>
          <table:table-cell table:style-name="ce31"/>
          <table:table-cell table:style-name="ce31" office:value-type="string" calcext:value-type="string">
            <text:p>PY_8</text:p>
          </table:table-cell>
          <table:table-cell table:style-name="ce31"/>
          <table:table-cell table:style-name="ce31" office:value-type="float" office:value="0.028" calcext:value-type="float">
            <text:p>0,028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office:value-type="float" office:value="0.153" calcext:value-type="float">
            <text:p>0,153</text:p>
          </table:table-cell>
          <table:table-cell table:style-name="ce31" office:value-type="float" office:value="0.142" calcext:value-type="float">
            <text:p>0,142</text:p>
          </table:table-cell>
          <table:table-cell table:style-name="ce31"/>
          <table:table-cell table:style-name="ce31" office:value-type="string" calcext:value-type="string">
            <text:p>PY_9</text:p>
          </table:table-cell>
          <table:table-cell table:style-name="ce31"/>
          <table:table-cell table:style-name="ce31" office:value-type="float" office:value="0.108" calcext:value-type="float">
            <text:p>0,108</text:p>
          </table:table-cell>
          <table:table-cell table:style-name="ce31" office:value-type="float" office:value="0.022" calcext:value-type="float">
            <text:p>0,0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office:value-type="float" office:value="0.073" calcext:value-type="float">
            <text:p>0,073</text:p>
          </table:table-cell>
          <table:table-cell table:style-name="ce31" office:value-type="float" office:value="0.1" calcext:value-type="float">
            <text:p>0,1</text:p>
          </table:table-cell>
          <table:table-cell table:style-name="ce31"/>
          <table:table-cell table:style-name="ce31" office:value-type="string" calcext:value-type="string">
            <text:p>PY_10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086" calcext:value-type="float">
            <text:p>0,086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73:.C282])" office:value-type="float" office:value="0.0872" calcext:value-type="float">
            <text:p>0,0872</text:p>
          </table:table-cell>
          <table:table-cell table:style-name="ce32" table:formula="of:=AVERAGE([.D273:.D282])" office:value-type="float" office:value="0.089" calcext:value-type="float">
            <text:p>0,089</text:p>
          </table:table-cell>
          <table:table-cell table:style-name="ce32" table:number-columns-repeated="3"/>
          <table:table-cell table:style-name="ce32" table:formula="of:=AVERAGE([.H273:.H282])" office:value-type="float" office:value="0.1853" calcext:value-type="float">
            <text:p>0,1853</text:p>
          </table:table-cell>
          <table:table-cell table:style-name="ce32" table:formula="of:=AVERAGE([.I273:.I282])" office:value-type="float" office:value="0.1298" calcext:value-type="float">
            <text:p>0,1298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office:value-type="float" office:value="8.64" calcext:value-type="float">
            <text:p>8,64</text:p>
          </table:table-cell>
          <table:table-cell table:style-name="ce31" office:value-type="float" office:value="8.62" calcext:value-type="float">
            <text:p>8,62</text:p>
          </table:table-cell>
          <table:table-cell table:style-name="ce31"/>
          <table:table-cell table:style-name="ce31" office:value-type="string" calcext:value-type="string">
            <text:p>TREASURY_1</text:p>
          </table:table-cell>
          <table:table-cell table:style-name="ce31"/>
          <table:table-cell table:style-name="ce31" office:value-type="float" office:value="3.811" calcext:value-type="float">
            <text:p>3,811</text:p>
          </table:table-cell>
          <table:table-cell table:style-name="ce31" office:value-type="float" office:value="14.89" calcext:value-type="float">
            <text:p>1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office:value-type="float" office:value="7.5" calcext:value-type="float">
            <text:p>7,5</text:p>
          </table:table-cell>
          <table:table-cell table:style-name="ce31" office:value-type="float" office:value="7.39" calcext:value-type="float">
            <text:p>7,39</text:p>
          </table:table-cell>
          <table:table-cell table:style-name="ce31"/>
          <table:table-cell table:style-name="ce31" office:value-type="string" calcext:value-type="string">
            <text:p>TREASURY_2</text:p>
          </table:table-cell>
          <table:table-cell table:style-name="ce31"/>
          <table:table-cell table:style-name="ce31" office:value-type="float" office:value="39.02" calcext:value-type="float">
            <text:p>39,0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office:value-type="float" office:value="8.97" calcext:value-type="float">
            <text:p>8,97</text:p>
          </table:table-cell>
          <table:table-cell table:style-name="ce31" office:value-type="float" office:value="8.94" calcext:value-type="float">
            <text:p>8,94</text:p>
          </table:table-cell>
          <table:table-cell table:style-name="ce31"/>
          <table:table-cell table:style-name="ce31" office:value-type="string" calcext:value-type="string">
            <text:p>TREASURY_3</text:p>
          </table:table-cell>
          <table:table-cell table:style-name="ce31"/>
          <table:table-cell table:style-name="ce31" office:value-type="float" office:value="13.72" calcext:value-type="float">
            <text:p>13,7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office:value-type="float" office:value="7.66" calcext:value-type="float">
            <text:p>7,66</text:p>
          </table:table-cell>
          <table:table-cell table:style-name="ce31" office:value-type="float" office:value="7.46" calcext:value-type="float">
            <text:p>7,46</text:p>
          </table:table-cell>
          <table:table-cell table:style-name="ce31"/>
          <table:table-cell table:style-name="ce31" office:value-type="string" calcext:value-type="string">
            <text:p>TREASURY_4</text:p>
          </table:table-cell>
          <table:table-cell table:style-name="ce31"/>
          <table:table-cell table:style-name="ce31" office:value-type="float" office:value="34.34" calcext:value-type="float">
            <text:p>34,3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office:value-type="float" office:value="7.26" calcext:value-type="float">
            <text:p>7,26</text:p>
          </table:table-cell>
          <table:table-cell table:style-name="ce31" office:value-type="float" office:value="7.24" calcext:value-type="float">
            <text:p>7,24</text:p>
          </table:table-cell>
          <table:table-cell table:style-name="ce31"/>
          <table:table-cell table:style-name="ce31" office:value-type="string" calcext:value-type="string">
            <text:p>TREASURY_5</text:p>
          </table:table-cell>
          <table:table-cell table:style-name="ce31"/>
          <table:table-cell table:style-name="ce31" office:value-type="float" office:value="12.84" calcext:value-type="float">
            <text:p>12,8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office:value-type="float" office:value="7.73" calcext:value-type="float">
            <text:p>7,73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6</text:p>
          </table:table-cell>
          <table:table-cell table:style-name="ce31"/>
          <table:table-cell table:style-name="ce31" office:value-type="float" office:value="7.74" calcext:value-type="float">
            <text:p>7,7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office:value-type="float" office:value="9.08" calcext:value-type="float">
            <text:p>9,0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7</text:p>
          </table:table-cell>
          <table:table-cell table:style-name="ce31"/>
          <table:table-cell table:style-name="ce31" office:value-type="float" office:value="23.77" calcext:value-type="float">
            <text:p>23,7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office:value-type="float" office:value="7.38" calcext:value-type="float">
            <text:p>7,3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8</text:p>
          </table:table-cell>
          <table:table-cell table:style-name="ce31"/>
          <table:table-cell table:style-name="ce31" office:value-type="float" office:value="5.797" calcext:value-type="float">
            <text:p>5,79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office:value-type="float" office:value="6.48" calcext:value-type="float">
            <text:p>6,48</text:p>
          </table:table-cell>
          <table:table-cell table:style-name="ce31" office:value-type="float" office:value="6.53" calcext:value-type="float">
            <text:p>6,53</text:p>
          </table:table-cell>
          <table:table-cell table:style-name="ce31"/>
          <table:table-cell table:style-name="ce31" office:value-type="string" calcext:value-type="string">
            <text:p>TREASURY_9</text:p>
          </table:table-cell>
          <table:table-cell table:style-name="ce31"/>
          <table:table-cell table:style-name="ce31" office:value-type="float" office:value="4.39" calcext:value-type="float">
            <text:p>4,39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office:value-type="float" office:value="7.098" calcext:value-type="float">
            <text:p>7,098</text:p>
          </table:table-cell>
          <table:table-cell table:style-name="ce31" office:value-type="float" office:value="7.12" calcext:value-type="float">
            <text:p>7,12</text:p>
          </table:table-cell>
          <table:table-cell table:style-name="ce31"/>
          <table:table-cell table:style-name="ce31" office:value-type="string" calcext:value-type="string">
            <text:p>TREASURY_10</text:p>
          </table:table-cell>
          <table:table-cell table:style-name="ce31"/>
          <table:table-cell table:style-name="ce31" office:value-type="float" office:value="54.53" calcext:value-type="float">
            <text:p>54,53</text:p>
          </table:table-cell>
          <table:table-cell table:style-name="ce31" office:value-type="float" office:value="5.407" calcext:value-type="float">
            <text:p>5,40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86:.C295])" office:value-type="float" office:value="7.7798" calcext:value-type="float">
            <text:p>7,7798</text:p>
          </table:table-cell>
          <table:table-cell table:style-name="ce32" table:formula="of:=AVERAGE([.D286:.D295])" office:value-type="float" office:value="7.574" calcext:value-type="float">
            <text:p>7,574</text:p>
          </table:table-cell>
          <table:table-cell table:style-name="ce32" table:number-columns-repeated="3"/>
          <table:table-cell table:style-name="ce32" table:formula="of:=AVERAGE([.H286:.H295])" office:value-type="float" office:value="19.9958" calcext:value-type="float">
            <text:p>19,9958</text:p>
          </table:table-cell>
          <table:table-cell table:style-name="ce32" table:formula="of:=AVERAGE([.I286:.I295])" office:value-type="float" office:value="10.1485" calcext:value-type="float">
            <text:p>10,1485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office:value-type="float" office:value="0.657" calcext:value-type="float">
            <text:p>0,657</text:p>
          </table:table-cell>
          <table:table-cell table:style-name="ce31" office:value-type="float" office:value="0.488" calcext:value-type="float">
            <text:p>0,48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office:value-type="float" office:value="0.361" calcext:value-type="float">
            <text:p>0,361</text:p>
          </table:table-cell>
          <table:table-cell table:style-name="ce31" office:value-type="float" office:value="0.308" calcext:value-type="float">
            <text:p>0,30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office:value-type="float" office:value="0.447" calcext:value-type="float">
            <text:p>0,447</text:p>
          </table:table-cell>
          <table:table-cell table:style-name="ce31" office:value-type="float" office:value="0.584" calcext:value-type="float">
            <text:p>0,58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office:value-type="float" office:value="0.472" calcext:value-type="float">
            <text:p>0,472</text:p>
          </table:table-cell>
          <table:table-cell table:style-name="ce31" office:value-type="float" office:value="0.504" calcext:value-type="float">
            <text:p>0,50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office:value-type="float" office:value="0.525" calcext:value-type="float">
            <text:p>0,525</text:p>
          </table:table-cell>
          <table:table-cell table:style-name="ce31" office:value-type="float" office:value="0.498" calcext:value-type="float">
            <text:p>0,49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office:value-type="float" office:value="0.414" calcext:value-type="float">
            <text:p>0,414</text:p>
          </table:table-cell>
          <table:table-cell table:style-name="ce31" office:value-type="float" office:value="0.562" calcext:value-type="float">
            <text:p>0,56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office:value-type="float" office:value="0.479" calcext:value-type="float">
            <text:p>0,479</text:p>
          </table:table-cell>
          <table:table-cell table:style-name="ce31" office:value-type="float" office:value="0.438" calcext:value-type="float">
            <text:p>0,43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467" calcext:value-type="float">
            <text:p>0,467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office:value-type="float" office:value="0.746" calcext:value-type="float">
            <text:p>0,746</text:p>
          </table:table-cell>
          <table:table-cell table:style-name="ce31" office:value-type="float" office:value="0.541" calcext:value-type="float">
            <text:p>0,541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office:value-type="float" office:value="0.566" calcext:value-type="float">
            <text:p>0,566</text:p>
          </table:table-cell>
          <table:table-cell table:style-name="ce31" office:value-type="float" office:value="0.595" calcext:value-type="float">
            <text:p>0,59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99:.C308])" office:value-type="float" office:value="0.512" calcext:value-type="float">
            <text:p>0,512</text:p>
          </table:table-cell>
          <table:table-cell table:style-name="ce32" table:formula="of:=AVERAGE([.D299:.D308])" office:value-type="float" office:value="0.4985" calcext:value-type="float">
            <text:p>0,4985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bf_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3" table:number-columns-repeated="2" table:default-cell-style-name="ce45"/>
        <table:table-column table:style-name="co3" table:number-columns-repeated="16376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CLASSIFICATION DATASETS</text:p>
          </table:table-cell>
          <table:covered-table-cell table:number-columns-repeated="2" table:style-name="ce13"/>
          <table:covered-table-cell table:style-name="ce9"/>
          <table:table-cell table:style-name="ce9"/>
          <table:table-cell table:style-name="ce47" table:number-columns-repeated="16376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F=3</text:p>
          </table:table-cell>
          <table:table-cell table:style-name="ce9" office:value-type="string" calcext:value-type="string">
            <text:p>F=5</text:p>
          </table:table-cell>
          <table:table-cell table:style-name="ce9" office:value-type="string" calcext:value-type="string">
            <text:p>F=10</text:p>
          </table:table-cell>
          <table:table-cell table:style-name="ce9" table:number-columns-repeated="2"/>
          <table:table-cell table:style-name="ce47" table:number-columns-repeated="16376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557" calcext:value-type="percentage">
            <text:p>15,57%</text:p>
          </table:table-cell>
          <table:table-cell table:style-name="ce44" office:value-type="percentage" office:value="0.166" calcext:value-type="percentage">
            <text:p>16,60%</text:p>
          </table:table-cell>
          <table:table-cell table:style-name="ce44" office:value-type="percentage" office:value="0.1577" calcext:value-type="percentage">
            <text:p>15,77%</text:p>
          </table:table-cell>
          <table:table-cell table:style-name="ce41"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394" calcext:value-type="percentage">
            <text:p>23,94%</text:p>
          </table:table-cell>
          <table:table-cell office:value-type="percentage" office:value="0.224" calcext:value-type="percentage">
            <text:p>22,4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5209" calcext:value-type="percentage">
            <text:p>52,09%</text:p>
          </table:table-cell>
          <table:table-cell office:value-type="percentage" office:value="0.5165" calcext:value-type="percentage">
            <text:p>51,65%</text:p>
          </table:table-cell>
          <table:table-cell office:value-type="percentage" office:value="0.5037" calcext:value-type="percentage">
            <text:p>50,3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573" calcext:value-type="percentage">
            <text:p>35,7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1" calcext:value-type="percentage">
            <text:p>51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572" calcext:value-type="percentage">
            <text:p>35,72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093" calcext:value-type="percentage">
            <text:p>9,3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2844" calcext:value-type="percentage">
            <text:p>28,4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453" calcext:value-type="percentage">
            <text:p>14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68" calcext:value-type="percentage">
            <text:p>4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518" calcext:value-type="percentage">
            <text:p>25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922" calcext:value-type="percentage">
            <text:p>49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5318" calcext:value-type="percentage">
            <text:p>53,18%</text:p>
          </table:table-cell>
          <table:table-cell office:value-type="percentage" office:value="0.5489" calcext:value-type="percentage">
            <text:p>54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01" calcext:value-type="percentage">
            <text:p>5,01%</text:p>
          </table:table-cell>
          <table:table-cell office:value-type="percentage" office:value="0.052" calcext:value-type="percentage">
            <text:p>5,2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563" calcext:value-type="percentage">
            <text:p>5,6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9" calcext:value-type="percentage">
            <text:p>3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8"/>
        </table:table-row>
        <table:table-row table:style-name="ro2">
          <table:table-cell table:style-name="ce42"/>
          <table:table-cell table:style-name="ce46" table:formula="of:=AVERAGE([.B3:.B31])" office:value-type="percentage" office:value="0.218955172413793" calcext:value-type="percentage">
            <text:p>21,90%</text:p>
          </table:table-cell>
          <table:table-cell table:style-name="ce46" table:formula="of:=AVERAGE([.C3:.C31])" office:value-type="percentage" office:value="0.220706896551724" calcext:value-type="percentage">
            <text:p>22,07%</text:p>
          </table:table-cell>
          <table:table-cell table:style-name="ce46" table:formula="of:=AVERAGE([.D3:.D31])" office:value-type="percentage" office:value="0.218165517241379" calcext:value-type="percentage">
            <text:p>21,82%</text:p>
          </table:table-cell>
          <table:table-cell table:style-name="ce46" table:number-columns-repeated="2"/>
          <table:table-cell table:style-name="ce42" table:number-columns-repeated="16376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REGRESSION DATASETS</text:p>
          </table:table-cell>
          <table:covered-table-cell table:number-columns-repeated="2" table:style-name="ce42"/>
          <table:covered-table-cell table:number-columns-repeated="2" table:style-name="Default"/>
          <table:table-cell table:number-columns-repeated="16376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/>
          <table:table-cell table:style-name="Default" table:formula="of:=2423.84555555556/417" office:value-type="float" office:value="5.81257926991741" calcext:value-type="float">
            <text:p>5,81257926991741</text:p>
          </table:table-cell>
          <table:table-cell table:style-name="Default" table:formula="of:=2152.77222222222/417" office:value-type="float" office:value="5.16252331468158" calcext:value-type="float">
            <text:p>5,16252331468158</text:p>
          </table:table-cell>
          <table:table-cell table:style-name="Default" table:number-columns-repeated="2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/>
          <table:table-cell table:style-name="Default" table:formula="of:=0.577555555555556/150" office:value-type="float" office:value="0.00385037037037037" calcext:value-type="float">
            <text:p>0,00385037037037037</text:p>
          </table:table-cell>
          <table:table-cell table:style-name="Default" table:formula="of:=0.550294615384615/150" office:value-type="float" office:value="0.00366863076923077" calcext:value-type="float">
            <text:p>0,00366863076923077</text:p>
          </table:table-cell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/>
          <table:table-cell table:style-name="Default" table:formula="of:=2759.113/33" office:value-type="float" office:value="83.6094848484848" calcext:value-type="float">
            <text:p>83,6094848484848</text:p>
          </table:table-cell>
          <table:table-cell table:style-name="Default" table:formula="of:=2681.661/33" office:value-type="float" office:value="81.2624545454546" calcext:value-type="float">
            <text:p>81,2624545454546</text:p>
          </table:table-cell>
          <table:table-cell table:style-name="Default" table:number-columns-repeated="2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/>
          <table:table-cell table:style-name="Default" table:formula="of:=0.4393/9" office:value-type="float" office:value="0.0488111111111111" calcext:value-type="float">
            <text:p>0,0488111111111111</text:p>
          </table:table-cell>
          <table:table-cell table:style-name="Default" table:formula="of:=0.2275/9" office:value-type="float" office:value="0.0252777777777778" calcext:value-type="float">
            <text:p>0,0252777777777778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/>
          <table:table-cell table:style-name="Default" table:formula="of:=0.00264552/4" office:value-type="float" office:value="0.00066138" calcext:value-type="float">
            <text:p>0,00066138</text:p>
          </table:table-cell>
          <table:table-cell table:style-name="Default" table:formula="of:=0.0014671/4" office:value-type="float" office:value="0.000366775" calcext:value-type="float">
            <text:p>0,00036677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/>
          <table:table-cell table:style-name="Default" table:formula="of:=0.6497/103" office:value-type="float" office:value="0.00630776699029126" calcext:value-type="float">
            <text:p>0,00630776699029126</text:p>
          </table:table-cell>
          <table:table-cell table:style-name="Default" table:formula="of:=0.636555555555556/103" office:value-type="float" office:value="0.00618015102481122" calcext:value-type="float">
            <text:p>0,00618015102481122</text:p>
          </table:table-cell>
          <table:table-cell table:style-name="Default" table:number-columns-repeated="2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/>
          <table:table-cell table:style-name="Default" table:formula="of:=5.788/36" office:value-type="float" office:value="0.160777777777778" calcext:value-type="float">
            <text:p>0,160777777777778</text:p>
          </table:table-cell>
          <table:table-cell table:style-name="Default" table:formula="of:=5.933/36" office:value-type="float" office:value="0.164805555555556" calcext:value-type="float">
            <text:p>0,164805555555556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/>
          <table:table-cell table:style-name="Default" table:formula="of:=10.506/4" office:value-type="float" office:value="2.6265" calcext:value-type="float">
            <text:p>2,6265</text:p>
          </table:table-cell>
          <table:table-cell table:style-name="Default" table:formula="of:=6.942/4" office:value-type="float" office:value="1.7355" calcext:value-type="float">
            <text:p>1,735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/>
          <table:table-cell table:style-name="Default" table:formula="of:=911.061/50" office:value-type="float" office:value="18.22122" calcext:value-type="float">
            <text:p>18,22122</text:p>
          </table:table-cell>
          <table:table-cell table:style-name="Default" table:formula="of:=1055.374/50" office:value-type="float" office:value="21.10748" calcext:value-type="float">
            <text:p>21,10748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/>
          <table:table-cell table:style-name="Default" table:formula="of:=0.8882/25" office:value-type="float" office:value="0.035528" calcext:value-type="float">
            <text:p>0,035528</text:p>
          </table:table-cell>
          <table:table-cell table:style-name="Default" table:formula="of:=0.8226/25" office:value-type="float" office:value="0.032904" calcext:value-type="float">
            <text:p>0,032904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/>
          <table:table-cell table:style-name="Default" table:formula="of:=2.5885/6" office:value-type="float" office:value="0.431416666666667" calcext:value-type="float">
            <text:p>0,431416666666667</text:p>
          </table:table-cell>
          <table:table-cell table:style-name="Default" table:formula="of:=1.1499/6" office:value-type="float" office:value="0.19165" calcext:value-type="float">
            <text:p>0,19165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/>
          <table:table-cell table:style-name="Default" table:formula="of:=27.5632/104" office:value-type="float" office:value="0.265030769230769" calcext:value-type="float">
            <text:p>0,265030769230769</text:p>
          </table:table-cell>
          <table:table-cell table:style-name="Default" table:formula="of:=1.45866666666667/104" office:value-type="float" office:value="0.0140256410256411" calcext:value-type="float">
            <text:p>0,0140256410256411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/>
          <table:table-cell table:style-name="Default" table:formula="of:=0.0872/13" office:value-type="float" office:value="0.00670769230769231" calcext:value-type="float">
            <text:p>0,00670769230769231</text:p>
          </table:table-cell>
          <table:table-cell table:style-name="Default" table:formula="of:=0.089/13" office:value-type="float" office:value="0.00684615384615385" calcext:value-type="float">
            <text:p>0,00684615384615385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/>
          <table:table-cell table:style-name="Default" table:formula="of:=0.1853/7" office:value-type="float" office:value="0.0264714285714286" calcext:value-type="float">
            <text:p>0,0264714285714286</text:p>
          </table:table-cell>
          <table:table-cell table:style-name="Default" table:formula="of:=0.1298/7" office:value-type="float" office:value="0.0185428571428571" calcext:value-type="float">
            <text:p>0,0185428571428571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/>
          <table:table-cell table:style-name="Default" table:formula="of:=7.7798/217" office:value-type="float" office:value="0.0358516129032258" calcext:value-type="float">
            <text:p>0,0358516129032258</text:p>
          </table:table-cell>
          <table:table-cell table:style-name="Default" table:formula="of:=7.574/217" office:value-type="float" office:value="0.0349032258064516" calcext:value-type="float">
            <text:p>0,0349032258064516</text:p>
          </table:table-cell>
          <table:table-cell table:style-name="Default" table:number-columns-repeated="2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Default" table:formula="of:=19.9958/104" office:value-type="float" office:value="0.192267307692308" calcext:value-type="float">
            <text:p>0,192267307692308</text:p>
          </table:table-cell>
          <table:table-cell table:style-name="Default" table:formula="of:=10.1485/104" office:value-type="float" office:value="0.0975817307692308" calcext:value-type="float">
            <text:p>0,0975817307692308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/>
          <table:table-cell table:style-name="Default" table:formula="of:=0.512/160" office:value-type="float" office:value="0.0032" calcext:value-type="float">
            <text:p>0,0032</text:p>
          </table:table-cell>
          <table:table-cell table:style-name="Default" table:formula="of:=0.4985/160" office:value-type="float" office:value="0.003115625" calcext:value-type="float">
            <text:p>0,003115625</text:p>
          </table:table-cell>
          <table:table-cell table:style-name="Default" table:number-columns-repeated="2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float" office:value="6.55803917658964" calcext:value-type="float">
            <text:p>6,55803917658964</text:p>
          </table:table-cell>
          <table:table-cell table:style-name="ce42" table:formula="of:=AVERAGE([.D34:.D50])" office:value-type="float" office:value="6.46281329316787" calcext:value-type="float">
            <text:p>6,46281329316787</text:p>
          </table:table-cell>
          <table:table-cell table:style-name="ce42" table:number-columns-repeated="3"/>
          <table:table-cell table:number-columns-repeated="16375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2" table:number-columns-repeated="16375"/>
        </table:table-row>
      </table:table>
      <table:table table:name="NodesRbf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2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1966" calcext:value-type="percentage">
            <text:p>11,97%</text:p>
          </table:table-cell>
          <table:table-cell table:style-name="ce30" table:formula="of:=AVERAGE([.H2:.H11])" office:value-type="percentage" office:value="0.13734" calcext:value-type="percentage">
            <text:p>13,73%</text:p>
          </table:table-cell>
          <table:table-cell table:style-name="ce30" table:formula="of:=AVERAGE([.I2:.I11])" office:value-type="percentage" office:value="0.14567" calcext:value-type="percentage">
            <text:p>14,5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34" calcext:value-type="percentage">
            <text:p>40,3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005" calcext:value-type="percentage">
            <text:p>20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986" calcext:value-type="percentage">
            <text:p>39,8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2656" calcext:value-type="percentage">
            <text:p>2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599" calcext:value-type="percentage">
            <text:p>35,9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274" calcext:value-type="percentage">
            <text:p>2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65" calcext:value-type="percentage">
            <text:p>35,6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14" calcext:value-type="percentage">
            <text:p>41,4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898" calcext:value-type="percentage">
            <text:p>2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841" calcext:value-type="percentage">
            <text:p>28,4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441" calcext:value-type="percentage">
            <text:p>24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15" calcext:value-type="percentage">
            <text:p>41,5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968" calcext:value-type="percentage">
            <text:p>3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6803" calcext:value-type="percentage">
            <text:p>36,80%</text:p>
          </table:table-cell>
          <table:table-cell table:style-name="ce30" table:formula="of:=AVERAGE([.C15:.C24])" office:value-type="percentage" office:value="0.34903" calcext:value-type="percentage">
            <text:p>34,90%</text:p>
          </table:table-cell>
          <table:table-cell table:style-name="ce30" table:formula="of:=AVERAGE([.D15:.D24])" office:value-type="percentage" office:value="0.35793" calcext:value-type="percentage">
            <text:p>35,79%</text:p>
          </table:table-cell>
          <table:table-cell table:style-name="ce30" table:number-columns-repeated="2"/>
          <table:table-cell table:style-name="ce30" table:formula="of:=AVERAGE([.G15:.G24])" office:value-type="percentage" office:value="0.33086" calcext:value-type="percentage">
            <text:p>33,09%</text:p>
          </table:table-cell>
          <table:table-cell table:style-name="ce30" table:formula="of:=AVERAGE([.H15:.H24])" office:value-type="percentage" office:value="0.31382" calcext:value-type="percentage">
            <text:p>31,38%</text:p>
          </table:table-cell>
          <table:table-cell table:style-name="ce30" table:formula="of:=AVERAGE([.I15:.I24])" office:value-type="percentage" office:value="0.26425" calcext:value-type="percentage">
            <text:p>26,4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8867" calcext:value-type="percentage">
            <text:p>88,67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4276" calcext:value-type="percentage">
            <text:p>42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5171" calcext:value-type="percentage">
            <text:p>51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6921" calcext:value-type="percentage">
            <text:p>6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8467" calcext:value-type="percentage">
            <text:p>84,67%</text:p>
          </table:table-cell>
          <table:table-cell office:value-type="percentage" office:value="0.6019" calcext:value-type="percentage">
            <text:p>60,19%</text:p>
          </table:table-cell>
          <table:table-cell office:value-type="percentage" office:value="0.5314" calcext:value-type="percentage">
            <text:p>53,14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8505" calcext:value-type="percentage">
            <text:p>85,05%</text:p>
          </table:table-cell>
          <table:table-cell office:value-type="percentage" office:value="0.5514" calcext:value-type="percentage">
            <text:p>55,1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8133" calcext:value-type="percentage">
            <text:p>81,33%</text:p>
          </table:table-cell>
          <table:table-cell office:value-type="percentage" office:value="0.5219" calcext:value-type="percentage">
            <text:p>52,19%</text:p>
          </table:table-cell>
          <table:table-cell office:value-type="percentage" office:value="0.4581" calcext:value-type="percentage">
            <text:p>45,81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9105" calcext:value-type="percentage">
            <text:p>91,05%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8876" calcext:value-type="percentage">
            <text:p>88,76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4981" calcext:value-type="percentage">
            <text:p>49,8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175" calcext:value-type="percentage">
            <text:p>41,75%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473" calcext:value-type="percentage">
            <text:p>4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8724" calcext:value-type="percentage">
            <text:p>87,24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4962" calcext:value-type="percentage">
            <text:p>49,62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175" calcext:value-type="percentage">
            <text:p>41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8905" calcext:value-type="percentage">
            <text:p>89,05%</text:p>
          </table:table-cell>
          <table:table-cell office:value-type="percentage" office:value="0.5257" calcext:value-type="percentage">
            <text:p>52,57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8838" calcext:value-type="percentage">
            <text:p>88,38%</text:p>
          </table:table-cell>
          <table:table-cell office:value-type="percentage" office:value="0.5552" calcext:value-type="percentage">
            <text:p>55,52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8761" calcext:value-type="percentage">
            <text:p>87,61%</text:p>
          </table:table-cell>
          <table:table-cell table:style-name="ce30" table:formula="of:=AVERAGE([.C28:.C37])" office:value-type="percentage" office:value="0.5617" calcext:value-type="percentage">
            <text:p>56,17%</text:p>
          </table:table-cell>
          <table:table-cell table:style-name="ce30" table:formula="of:=AVERAGE([.D28:.D37])" office:value-type="percentage" office:value="0.49152" calcext:value-type="percentage">
            <text:p>49,15%</text:p>
          </table:table-cell>
          <table:table-cell table:style-name="ce30" table:number-columns-repeated="2"/>
          <table:table-cell table:style-name="ce30" table:formula="of:=AVERAGE([.G28:.G37])" office:value-type="percentage" office:value="0.48413" calcext:value-type="percentage">
            <text:p>48,41%</text:p>
          </table:table-cell>
          <table:table-cell table:style-name="ce30" table:formula="of:=AVERAGE([.H28:.H37])" office:value-type="percentage" office:value="0.50237" calcext:value-type="percentage">
            <text:p>50,24%</text:p>
          </table:table-cell>
          <table:table-cell table:style-name="ce30" table:formula="of:=AVERAGE([.I28:.I37])" office:value-type="percentage" office:value="0.52096" calcext:value-type="percentage">
            <text:p>52,1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72" calcext:value-type="percentage">
            <text:p>57,20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6795" calcext:value-type="percentage">
            <text:p>67,9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802" calcext:value-type="percentage">
            <text:p>1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5128" calcext:value-type="percentage">
            <text:p>51,28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47" calcext:value-type="percentage">
            <text:p>22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615" calcext:value-type="percentage">
            <text:p>56,15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256" calcext:value-type="percentage">
            <text:p>62,56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49" calcext:value-type="percentage">
            <text:p>59,49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897" calcext:value-type="percentage">
            <text:p>58,97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03" calcext:value-type="percentage">
            <text:p>61,03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5897" calcext:value-type="percentage">
            <text:p>5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099" calcext:value-type="percentage">
            <text:p>30,99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6308" calcext:value-type="percentage">
            <text:p>63,08%</text:p>
          </table:table-cell>
          <table:table-cell office:value-type="percentage" office:value="0.6462" calcext:value-type="percentage">
            <text:p>6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642" calcext:value-type="percentage">
            <text:p>26,4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61514" calcext:value-type="percentage">
            <text:p>61,51%</text:p>
          </table:table-cell>
          <table:table-cell table:style-name="ce30" table:formula="of:=AVERAGE([.C41:.C50])" office:value-type="percentage" office:value="0.62103" calcext:value-type="percentage">
            <text:p>62,10%</text:p>
          </table:table-cell>
          <table:table-cell table:style-name="ce30" table:formula="of:=AVERAGE([.D41:.D50])" office:value-type="percentage" office:value="0.59361" calcext:value-type="percentage">
            <text:p>59,36%</text:p>
          </table:table-cell>
          <table:table-cell table:style-name="ce30" table:number-columns-repeated="2"/>
          <table:table-cell table:style-name="ce30" table:formula="of:=AVERAGE([.G41:.G50])" office:value-type="percentage" office:value="0.32727" calcext:value-type="percentage">
            <text:p>32,73%</text:p>
          </table:table-cell>
          <table:table-cell table:style-name="ce30" table:formula="of:=AVERAGE([.H41:.H50])" office:value-type="percentage" office:value="0.2932" calcext:value-type="percentage">
            <text:p>29,32%</text:p>
          </table:table-cell>
          <table:table-cell table:style-name="ce30" table:formula="of:=AVERAGE([.I41:.I50])" office:value-type="percentage" office:value="0.27655" calcext:value-type="percentage">
            <text:p>27,66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83" calcext:value-type="percentage">
            <text:p>7,8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8595" calcext:value-type="percentage">
            <text:p>8,60%</text:p>
          </table:table-cell>
          <table:table-cell table:style-name="ce30" table:formula="of:=AVERAGE([.C54:.C63])" office:value-type="percentage" office:value="0.05158" calcext:value-type="percentage">
            <text:p>5,16%</text:p>
          </table:table-cell>
          <table:table-cell table:style-name="ce30" table:formula="of:=AVERAGE([.D54:.D63])" office:value-type="percentage" office:value="0.05973" calcext:value-type="percentage">
            <text:p>5,97%</text:p>
          </table:table-cell>
          <table:table-cell table:style-name="ce30" table:number-columns-repeated="2"/>
          <table:table-cell table:style-name="ce30" table:formula="of:=AVERAGE([.G54:.G63])" office:value-type="percentage" office:value="0.20935" calcext:value-type="percentage">
            <text:p>20,94%</text:p>
          </table:table-cell>
          <table:table-cell table:style-name="ce30" table:formula="of:=AVERAGE([.H54:.H63])" office:value-type="percentage" office:value="0.14381" calcext:value-type="percentage">
            <text:p>14,38%</text:p>
          </table:table-cell>
          <table:table-cell table:style-name="ce30" table:formula="of:=AVERAGE([.I54:.I63])" office:value-type="percentage" office:value="0.13132" calcext:value-type="percentage">
            <text:p>13,1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2249" calcext:value-type="percentage">
            <text:p>22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779" calcext:value-type="percentage">
            <text:p>27,79%</text:p>
          </table:table-cell>
          <table:table-cell office:value-type="percentage" office:value="0.2064" calcext:value-type="percentage">
            <text:p>20,64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1574" calcext:value-type="percentage">
            <text:p>15,74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363" calcext:value-type="percentage">
            <text:p>2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951" calcext:value-type="percentage">
            <text:p>29,5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703" calcext:value-type="percentage">
            <text:p>17,0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294" calcext:value-type="percentage">
            <text:p>41,29%</text:p>
          </table:table-cell>
          <table:table-cell table:style-name="ce30" table:formula="of:=AVERAGE([.C67:.C76])" office:value-type="percentage" office:value="0.28324" calcext:value-type="percentage">
            <text:p>28,32%</text:p>
          </table:table-cell>
          <table:table-cell table:style-name="ce30" table:formula="of:=AVERAGE([.D67:.D76])" office:value-type="percentage" office:value="0.27832" calcext:value-type="percentage">
            <text:p>27,83%</text:p>
          </table:table-cell>
          <table:table-cell table:style-name="ce30" table:number-columns-repeated="2"/>
          <table:table-cell table:style-name="ce30" table:formula="of:=AVERAGE([.G67:.G76])" office:value-type="percentage" office:value="0.31344" calcext:value-type="percentage">
            <text:p>31,34%</text:p>
          </table:table-cell>
          <table:table-cell table:style-name="ce30" table:formula="of:=AVERAGE([.H67:.H76])" office:value-type="percentage" office:value="0.19046" calcext:value-type="percentage">
            <text:p>19,05%</text:p>
          </table:table-cell>
          <table:table-cell table:style-name="ce30" table:formula="of:=AVERAGE([.I67:.I76])" office:value-type="percentage" office:value="0.18972" calcext:value-type="percentage">
            <text:p>18,9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404" calcext:value-type="percentage">
            <text:p>24,04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1991" calcext:value-type="percentage">
            <text:p>19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2035" calcext:value-type="percentage">
            <text:p>20,35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26" calcext:value-type="percentage">
            <text:p>25,26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8" calcext:value-type="percentage">
            <text:p>2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351" calcext:value-type="percentage">
            <text:p>23,51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4" calcext:value-type="percentage">
            <text:p>11,40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579" calcext:value-type="percentage">
            <text:p>2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51" calcext:value-type="percentage">
            <text:p>13,51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303" calcext:value-type="percentage">
            <text:p>23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37" calcext:value-type="percentage">
            <text:p>1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491" calcext:value-type="percentage">
            <text:p>14,91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86" calcext:value-type="percentage">
            <text:p>8,60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289" calcext:value-type="percentage">
            <text:p>32,89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72" calcext:value-type="percentage">
            <text:p>27,7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8315" calcext:value-type="percentage">
            <text:p>18,32%</text:p>
          </table:table-cell>
          <table:table-cell table:style-name="ce30" table:formula="of:=AVERAGE([.C80:.C89])" office:value-type="percentage" office:value="0.17035" calcext:value-type="percentage">
            <text:p>17,04%</text:p>
          </table:table-cell>
          <table:table-cell table:style-name="ce30" table:formula="of:=AVERAGE([.D80:.D89])" office:value-type="percentage" office:value="0.17263" calcext:value-type="percentage">
            <text:p>17,26%</text:p>
          </table:table-cell>
          <table:table-cell table:style-name="ce30" table:number-columns-repeated="2"/>
          <table:table-cell table:style-name="ce30" table:formula="of:=AVERAGE([.G80:.G89])" office:value-type="percentage" office:value="0.29797" calcext:value-type="percentage">
            <text:p>29,80%</text:p>
          </table:table-cell>
          <table:table-cell table:style-name="ce30" table:formula="of:=AVERAGE([.H80:.H89])" office:value-type="percentage" office:value="0.23903" calcext:value-type="percentage">
            <text:p>23,90%</text:p>
          </table:table-cell>
          <table:table-cell table:style-name="ce30" table:formula="of:=AVERAGE([.I80:.I89])" office:value-type="percentage" office:value="0.23895" calcext:value-type="percentage">
            <text:p>23,9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913" calcext:value-type="percentage">
            <text:p>3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616" calcext:value-type="percentage">
            <text:p>36,16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326" calcext:value-type="percentage">
            <text:p>33,2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84" calcext:value-type="percentage">
            <text:p>33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507" calcext:value-type="percentage">
            <text:p>25,07%</text:p>
          </table:table-cell>
          <table:table-cell office:value-type="percentage" office:value="0.2783" calcext:value-type="percentage">
            <text:p>27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7038" calcext:value-type="percentage">
            <text:p>7,04%</text:p>
          </table:table-cell>
          <table:table-cell table:style-name="ce30" table:formula="of:=AVERAGE([.C93:.C102])" office:value-type="percentage" office:value="0.07018" calcext:value-type="percentage">
            <text:p>7,02%</text:p>
          </table:table-cell>
          <table:table-cell table:style-name="ce30" table:formula="of:=AVERAGE([.D93:.D102])" office:value-type="percentage" office:value="0.07007" calcext:value-type="percentage">
            <text:p>7,01%</text:p>
          </table:table-cell>
          <table:table-cell table:style-name="ce30" table:number-columns-repeated="2"/>
          <table:table-cell table:style-name="ce30" table:formula="of:=AVERAGE([.G93:.G102])" office:value-type="percentage" office:value="0.34124" calcext:value-type="percentage">
            <text:p>34,12%</text:p>
          </table:table-cell>
          <table:table-cell table:style-name="ce30" table:formula="of:=AVERAGE([.H93:.H102])" office:value-type="percentage" office:value="0.32022" calcext:value-type="percentage">
            <text:p>32,02%</text:p>
          </table:table-cell>
          <table:table-cell table:style-name="ce30" table:formula="of:=AVERAGE([.I93:.I102])" office:value-type="percentage" office:value="0.31218" calcext:value-type="percentage">
            <text:p>31,2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447" calcext:value-type="percentage">
            <text:p>54,47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333" calcext:value-type="percentage">
            <text:p>43,3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4683" calcext:value-type="percentage">
            <text:p>46,83%</text:p>
          </table:table-cell>
          <table:table-cell table:number-columns-repeated="2" office:value-type="percentage" office:value="0.4017" calcext:value-type="percentage">
            <text:p>40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4603" calcext:value-type="percentage">
            <text:p>46,03%</text:p>
          </table:table-cell>
          <table:table-cell office:value-type="percentage" office:value="0.4702" calcext:value-type="percentage">
            <text:p>47,0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4262" calcext:value-type="percentage">
            <text:p>42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4017" calcext:value-type="percentage">
            <text:p>40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4192" calcext:value-type="percentage">
            <text:p>41,92%</text:p>
          </table:table-cell>
          <table:table-cell office:value-type="percentage" office:value="0.4588" calcext:value-type="percentage">
            <text:p>45,8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4962" calcext:value-type="percentage">
            <text:p>49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2717" calcext:value-type="percentage">
            <text:p>27,1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155" calcext:value-type="percentage">
            <text:p>51,55%</text:p>
          </table:table-cell>
          <table:table-cell office:value-type="percentage" office:value="0.4252" calcext:value-type="percentage">
            <text:p>42,52%</text:p>
          </table:table-cell>
          <table:table-cell office:value-type="percentage" office:value="0.4293" calcext:value-type="percentage">
            <text:p>42,9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4468" calcext:value-type="percentage">
            <text:p>44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492" calcext:value-type="percentage">
            <text:p>44,9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4868" calcext:value-type="percentage">
            <text:p>48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773" calcext:value-type="percentage">
            <text:p>47,7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38434" calcext:value-type="percentage">
            <text:p>38,43%</text:p>
          </table:table-cell>
          <table:table-cell table:style-name="ce26" table:formula="of:=AVERAGE([.C106:.C115])" office:value-type="percentage" office:value="0.2615" calcext:value-type="percentage">
            <text:p>26,15%</text:p>
          </table:table-cell>
          <table:table-cell table:style-name="ce26" table:formula="of:=AVERAGE([.D106:.D115])" office:value-type="percentage" office:value="0.23667" calcext:value-type="percentage">
            <text:p>23,67%</text:p>
          </table:table-cell>
          <table:table-cell table:style-name="ce26" table:number-columns-repeated="2"/>
          <table:table-cell table:style-name="ce26" table:formula="of:=AVERAGE([.G106:.G115])" office:value-type="percentage" office:value="0.49547" calcext:value-type="percentage">
            <text:p>49,55%</text:p>
          </table:table-cell>
          <table:table-cell table:style-name="ce26" table:formula="of:=AVERAGE([.H106:.H115])" office:value-type="percentage" office:value="0.44787" calcext:value-type="percentage">
            <text:p>44,79%</text:p>
          </table:table-cell>
          <table:table-cell table:style-name="ce26" table:formula="of:=AVERAGE([.I106:.I115])" office:value-type="percentage" office:value="0.45741" calcext:value-type="percentage">
            <text:p>45,74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5356" calcext:value-type="percentage">
            <text:p>53,56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956" calcext:value-type="percentage">
            <text:p>69,56%</text:p>
          </table:table-cell>
          <table:table-cell office:value-type="percentage" office:value="0.6911" calcext:value-type="percentage">
            <text:p>69,11%</text:p>
          </table:table-cell>
          <table:table-cell office:value-type="percentage" office:value="0.6711" calcext:value-type="percentage">
            <text:p>67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238" calcext:value-type="percentage">
            <text:p>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7556" calcext:value-type="percentage">
            <text:p>75,56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512" calcext:value-type="percentage">
            <text:p>5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978" calcext:value-type="percentage">
            <text:p>69,78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607" calcext:value-type="percentage">
            <text:p>16,07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35" calcext:value-type="percentage">
            <text:p>9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60511" calcext:value-type="percentage">
            <text:p>60,51%</text:p>
          </table:table-cell>
          <table:table-cell table:style-name="ce26" table:formula="of:=AVERAGE([.C119:.C128])" office:value-type="percentage" office:value="0.626" calcext:value-type="percentage">
            <text:p>62,60%</text:p>
          </table:table-cell>
          <table:table-cell table:style-name="ce26" table:formula="of:=AVERAGE([.D119:.D128])" office:value-type="percentage" office:value="0.5991" calcext:value-type="percentage">
            <text:p>59,91%</text:p>
          </table:table-cell>
          <table:table-cell table:style-name="ce26" table:number-columns-repeated="2"/>
          <table:table-cell table:style-name="ce26" table:formula="of:=AVERAGE([.G119:.G128])" office:value-type="percentage" office:value="0.09106" calcext:value-type="percentage">
            <text:p>9,11%</text:p>
          </table:table-cell>
          <table:table-cell table:style-name="ce26" table:formula="of:=AVERAGE([.H119:.H128])" office:value-type="percentage" office:value="0.06314" calcext:value-type="percentage">
            <text:p>6,31%</text:p>
          </table:table-cell>
          <table:table-cell table:style-name="ce26" table:formula="of:=AVERAGE([.I119:.I128])" office:value-type="percentage" office:value="0.06304" calcext:value-type="percentage">
            <text:p>6,3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911" calcext:value-type="percentage">
            <text:p>19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922" calcext:value-type="percentage">
            <text:p>9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96" calcext:value-type="percentage">
            <text:p>21,9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08" calcext:value-type="percentage">
            <text:p>16,0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489" calcext:value-type="percentage">
            <text:p>4,89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29353" calcext:value-type="percentage">
            <text:p>29,35%</text:p>
          </table:table-cell>
          <table:table-cell table:style-name="ce26" table:formula="of:=AVERAGE([.C132:.C141])" office:value-type="percentage" office:value="0.27863" calcext:value-type="percentage">
            <text:p>27,86%</text:p>
          </table:table-cell>
          <table:table-cell table:style-name="ce26" table:formula="of:=AVERAGE([.D132:.D141])" office:value-type="percentage" office:value="0.22882" calcext:value-type="percentage">
            <text:p>22,88%</text:p>
          </table:table-cell>
          <table:table-cell table:style-name="ce26" table:number-columns-repeated="2"/>
          <table:table-cell table:style-name="ce26" table:formula="of:=AVERAGE([.G132:.G141])" office:value-type="percentage" office:value="0.22166" calcext:value-type="percentage">
            <text:p>22,17%</text:p>
          </table:table-cell>
          <table:table-cell table:style-name="ce26" table:formula="of:=AVERAGE([.H132:.H141])" office:value-type="percentage" office:value="0.073" calcext:value-type="percentage">
            <text:p>7,30%</text:p>
          </table:table-cell>
          <table:table-cell table:style-name="ce26" table:formula="of:=AVERAGE([.I132:.I141])" office:value-type="percentage" office:value="0.15021" calcext:value-type="percentage">
            <text:p>15,0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58" calcext:value-type="percentage">
            <text:p>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2087" calcext:value-type="percentage">
            <text:p>20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867" calcext:value-type="percentage">
            <text:p>28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5133" calcext:value-type="percentage">
            <text:p>51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233" calcext:value-type="percentage">
            <text:p>22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52" calcext:value-type="percentage">
            <text:p>15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1393" calcext:value-type="percentage">
            <text:p>13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28366" calcext:value-type="percentage">
            <text:p>28,37%</text:p>
          </table:table-cell>
          <table:table-cell table:style-name="ce26" table:formula="of:=AVERAGE([.C145:.C154])" office:value-type="percentage" office:value="0.23766" calcext:value-type="percentage">
            <text:p>23,77%</text:p>
          </table:table-cell>
          <table:table-cell table:style-name="ce26" table:formula="of:=AVERAGE([.D145:.D154])" office:value-type="percentage" office:value="0.31834" calcext:value-type="percentage">
            <text:p>31,83%</text:p>
          </table:table-cell>
          <table:table-cell table:style-name="ce26" table:number-columns-repeated="2"/>
          <table:table-cell table:style-name="ce26" table:formula="of:=AVERAGE([.G145:.G154])" office:value-type="percentage" office:value="0.15408" calcext:value-type="percentage">
            <text:p>15,41%</text:p>
          </table:table-cell>
          <table:table-cell table:style-name="ce26" table:formula="of:=AVERAGE([.H145:.H154])" office:value-type="percentage" office:value="0.06618" calcext:value-type="percentage">
            <text:p>6,62%</text:p>
          </table:table-cell>
          <table:table-cell table:style-name="ce26" table:formula="of:=AVERAGE([.I145:.I154])" office:value-type="percentage" office:value="0.12393" calcext:value-type="percentage">
            <text:p>12,3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676" calcext:value-type="percentage">
            <text:p>36,76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885" calcext:value-type="percentage">
            <text:p>68,85%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76" calcext:value-type="percentage">
            <text:p>51,76%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4241" calcext:value-type="percentage">
            <text:p>42,4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15" calcext:value-type="percentage">
            <text:p>61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4222" calcext:value-type="percentage">
            <text:p>42,22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954" calcext:value-type="percentage">
            <text:p>69,54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592" calcext:value-type="percentage">
            <text:p>5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48" calcext:value-type="percentage">
            <text:p>41,48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52" calcext:value-type="percentage">
            <text:p>75,52%</text:p>
          </table:table-cell>
          <table:table-cell office:value-type="percentage" office:value="0.7161" calcext:value-type="percentage">
            <text:p>71,61%</text:p>
          </table:table-cell>
          <table:table-cell office:value-type="percentage" office:value="0.5793" calcext:value-type="percentage">
            <text:p>5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57" calcext:value-type="percentage">
            <text:p>31,57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598" calcext:value-type="percentage">
            <text:p>75,98%</text:p>
          </table:table-cell>
          <table:table-cell office:value-type="percentage" office:value="0.631" calcext:value-type="percentage">
            <text:p>63,10%</text:p>
          </table:table-cell>
          <table:table-cell office:value-type="percentage" office:value="0.5598" calcext:value-type="percentage">
            <text:p>55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4269" calcext:value-type="percentage">
            <text:p>4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3028" calcext:value-type="percentage">
            <text:p>30,2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343" calcext:value-type="percentage">
            <text:p>43,4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713" calcext:value-type="percentage">
            <text:p>57,1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51" calcext:value-type="percentage">
            <text:p>58,5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7371" calcext:value-type="percentage">
            <text:p>37,37%</text:p>
          </table:table-cell>
          <table:table-cell table:style-name="ce26" table:formula="of:=AVERAGE([.C158:.C167])" office:value-type="percentage" office:value="0.37741" calcext:value-type="percentage">
            <text:p>37,74%</text:p>
          </table:table-cell>
          <table:table-cell table:style-name="ce26" table:formula="of:=AVERAGE([.D158:.D167])" office:value-type="percentage" office:value="0.38473" calcext:value-type="percentage">
            <text:p>38,47%</text:p>
          </table:table-cell>
          <table:table-cell table:style-name="ce26" table:number-columns-repeated="2"/>
          <table:table-cell table:style-name="ce26" table:formula="of:=AVERAGE([.G158:.G167])" office:value-type="percentage" office:value="0.67897" calcext:value-type="percentage">
            <text:p>67,90%</text:p>
          </table:table-cell>
          <table:table-cell table:style-name="ce26" table:formula="of:=AVERAGE([.H158:.H167])" office:value-type="percentage" office:value="0.65517" calcext:value-type="percentage">
            <text:p>65,52%</text:p>
          </table:table-cell>
          <table:table-cell table:style-name="ce26" table:formula="of:=AVERAGE([.I158:.I167])" office:value-type="percentage" office:value="0.58886" calcext:value-type="percentage">
            <text:p>58,89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3753" calcext:value-type="percentage">
            <text:p>37,53%</text:p>
          </table:table-cell>
          <table:table-cell office:value-type="percentage" office:value="0.6478" calcext:value-type="percentage">
            <text:p>6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6774" calcext:value-type="percentage">
            <text:p>6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226" calcext:value-type="percentage">
            <text:p>42,26%</text:p>
          </table:table-cell>
          <table:table-cell office:value-type="percentage" office:value="0.6177" calcext:value-type="percentage">
            <text:p>61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281" calcext:value-type="percentage">
            <text:p>28,10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6462" calcext:value-type="percentage">
            <text:p>6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786" calcext:value-type="percentage">
            <text:p>37,86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4429" calcext:value-type="percentage">
            <text:p>4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6785" calcext:value-type="percentage">
            <text:p>67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881" calcext:value-type="percentage">
            <text:p>18,8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7043" calcext:value-type="percentage">
            <text:p>7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81" calcext:value-type="percentage">
            <text:p>13,81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6597" calcext:value-type="percentage">
            <text:p>65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024" calcext:value-type="percentage">
            <text:p>10,2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6145" calcext:value-type="percentage">
            <text:p>6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6183" calcext:value-type="percentage">
            <text:p>61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6425" calcext:value-type="percentage">
            <text:p>64,2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5975" calcext:value-type="percentage">
            <text:p>25,97%</text:p>
          </table:table-cell>
          <table:table-cell table:style-name="ce26" table:formula="of:=AVERAGE([.C171:.C180])" office:value-type="percentage" office:value="0.22309" calcext:value-type="percentage">
            <text:p>22,31%</text:p>
          </table:table-cell>
          <table:table-cell table:style-name="ce26" table:formula="of:=AVERAGE([.D171:.D180])" office:value-type="percentage" office:value="0.19954" calcext:value-type="percentage">
            <text:p>19,95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42241" calcext:value-type="percentage">
            <text:p>42,24%</text:p>
          </table:table-cell>
          <table:table-cell table:style-name="ce26" table:formula="of:=AVERAGE([.H171:.H180])" office:value-type="percentage" office:value="0.42322" calcext:value-type="percentage">
            <text:p>42,32%</text:p>
          </table:table-cell>
          <table:table-cell table:style-name="ce26" table:formula="of:=AVERAGE([.I171:.I180])" office:value-type="percentage" office:value="0.65069" calcext:value-type="percentage">
            <text:p>65,07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596" calcext:value-type="percentage">
            <text:p>65,9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5869" calcext:value-type="percentage">
            <text:p>58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53" calcext:value-type="percentage">
            <text:p>5,5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675" calcext:value-type="percentage">
            <text:p>66,75%</text:p>
          </table:table-cell>
          <table:table-cell office:value-type="percentage" office:value="0.6039" calcext:value-type="percentage">
            <text:p>60,39%</text:p>
          </table:table-cell>
          <table:table-cell office:value-type="percentage" office:value="0.6088" calcext:value-type="percentage">
            <text:p>60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861" calcext:value-type="percentage">
            <text:p>68,61%</text:p>
          </table:table-cell>
          <table:table-cell office:value-type="percentage" office:value="0.5737" calcext:value-type="percentage">
            <text:p>57,37%</text:p>
          </table:table-cell>
          <table:table-cell office:value-type="percentage" office:value="0.5698" calcext:value-type="percentage">
            <text:p>5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557" calcext:value-type="percentage">
            <text:p>65,57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693" calcext:value-type="percentage">
            <text:p>56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872" calcext:value-type="percentage">
            <text:p>58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496" calcext:value-type="percentage">
            <text:p>64,96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045" calcext:value-type="percentage">
            <text:p>60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026" calcext:value-type="percentage">
            <text:p>60,26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723" calcext:value-type="percentage">
            <text:p>67,23%</text:p>
          </table:table-cell>
          <table:table-cell office:value-type="percentage" office:value="0.627" calcext:value-type="percentage">
            <text:p>62,70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21" calcext:value-type="percentage">
            <text:p>65,21%</text:p>
          </table:table-cell>
          <table:table-cell office:value-type="percentage" office:value="0.5898" calcext:value-type="percentage">
            <text:p>58,98%</text:p>
          </table:table-cell>
          <table:table-cell office:value-type="percentage" office:value="0.5804" calcext:value-type="percentage">
            <text:p>58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707" calcext:value-type="percentage">
            <text:p>7,07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166" calcext:value-type="percentage">
            <text:p>61,66%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6101" calcext:value-type="percentage">
            <text:p>61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67" calcext:value-type="percentage">
            <text:p>7,67%</text:p>
          </table:table-cell>
          <table:table-cell table:style-name="ce26" table:number-columns-repeated="2"/>
          <table:table-cell table:style-name="ce26" table:formula="of:=AVERAGE([.G183:.G192])" office:value-type="percentage" office:value="0.64669" calcext:value-type="percentage">
            <text:p>64,67%</text:p>
          </table:table-cell>
          <table:table-cell table:style-name="ce26" table:formula="of:=AVERAGE([.H183:.H192])" office:value-type="percentage" office:value="0.5922" calcext:value-type="percentage">
            <text:p>59,22%</text:p>
          </table:table-cell>
          <table:table-cell table:style-name="ce26" table:formula="of:=AVERAGE([.I183:.I192])" office:value-type="percentage" office:value="0.59121" calcext:value-type="percentage">
            <text:p>59,1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402" calcext:value-type="percentage">
            <text:p>4,02%</text:p>
          </table:table-cell>
          <table:table-cell table:style-name="ce26" table:formula="of:=AVERAGE([.C184:.C193])" office:value-type="percentage" office:value="0.03032" calcext:value-type="percentage">
            <text:p>3,03%</text:p>
          </table:table-cell>
          <table:table-cell table:style-name="ce26" table:formula="of:=AVERAGE([.D184:.D193])" office:value-type="percentage" office:value="0.06001" calcext:value-type="percentage">
            <text:p>6,00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2"/>
          <table:table-cell office:value-type="string" calcext:value-type="string">
            <text:p>RBFW=5</text:p>
          </table:table-cell>
          <table:table-cell table:style-name="ce31" office:value-type="string" calcext:value-type="string">
            <text:p>RBFW=15</text:p>
          </table:table-cell>
          <table:table-cell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dam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2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63" calcext:value-type="percentage">
            <text:p>16,30%</text:p>
          </table:table-cell>
          <table:table-cell table:style-name="ce30" table:formula="of:=AVERAGE([.H2:.H11])" office:value-type="percentage" office:value="0.18699" calcext:value-type="percentage">
            <text:p>18,70%</text:p>
          </table:table-cell>
          <table:table-cell table:style-name="ce30" table:formula="of:=AVERAGE([.I2:.I11])" office:value-type="percentage" office:value="0.18634" calcext:value-type="percentage">
            <text:p>18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4024" calcext:value-type="percentage">
            <text:p>40,24%</text:p>
          </table:table-cell>
          <table:table-cell office:value-type="percentage" office:value="0.4101" calcext:value-type="percentage">
            <text:p>41,0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32" calcext:value-type="percentage">
            <text:p>5,32%</text:p>
          </table:table-cell>
          <table:table-cell office:value-type="percentage" office:value="0.0505" calcext:value-type="percentage">
            <text:p>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16" calcext:value-type="percentage">
            <text:p>10,16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89" calcext:value-type="percentage">
            <text:p>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159" calcext:value-type="percentage">
            <text:p>41,5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981" calcext:value-type="percentage">
            <text:p>39,81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251" calcext:value-type="percentage">
            <text:p>32,51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3401" calcext:value-type="percentage">
            <text:p>34,01%</text:p>
          </table:table-cell>
          <table:table-cell office:value-type="percentage" office:value="0.3396" calcext:value-type="percentage">
            <text:p>33,96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536" calcext:value-type="percentage">
            <text:p>45,36%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17" calcext:value-type="percentage">
            <text:p>1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" calcext:value-type="percentage">
            <text:p>25,8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37" calcext:value-type="percentage">
            <text:p>7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787" calcext:value-type="percentage">
            <text:p>37,87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396" calcext:value-type="percentage">
            <text:p>33,96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8671" calcext:value-type="percentage">
            <text:p>38,67%</text:p>
          </table:table-cell>
          <table:table-cell table:style-name="ce30" table:formula="of:=AVERAGE([.C15:.C24])" office:value-type="percentage" office:value="0.35333" calcext:value-type="percentage">
            <text:p>35,33%</text:p>
          </table:table-cell>
          <table:table-cell table:style-name="ce30" table:formula="of:=AVERAGE([.D15:.D24])" office:value-type="percentage" office:value="0.35334" calcext:value-type="percentage">
            <text:p>35,33%</text:p>
          </table:table-cell>
          <table:table-cell table:style-name="ce30" table:number-columns-repeated="2"/>
          <table:table-cell table:style-name="ce30" table:formula="of:=AVERAGE([.G15:.G24])" office:value-type="percentage" office:value="0.08177" calcext:value-type="percentage">
            <text:p>8,18%</text:p>
          </table:table-cell>
          <table:table-cell table:style-name="ce30" table:formula="of:=AVERAGE([.H15:.H24])" office:value-type="percentage" office:value="0.08558" calcext:value-type="percentage">
            <text:p>8,56%</text:p>
          </table:table-cell>
          <table:table-cell table:style-name="ce30" table:formula="of:=AVERAGE([.I15:.I24])" office:value-type="percentage" office:value="0.08269" calcext:value-type="percentage">
            <text:p>8,2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846" calcext:value-type="percentage">
            <text:p>8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9" calcext:value-type="percentage">
            <text:p>1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016" calcext:value-type="percentage">
            <text:p>80,16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524" calcext:value-type="percentage">
            <text:p>75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14" calcext:value-type="percentage">
            <text:p>9,1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413" calcext:value-type="percentage">
            <text:p>84,13%</text:p>
          </table:table-cell>
          <table:table-cell office:value-type="percentage" office:value="0.8048" calcext:value-type="percentage">
            <text:p>80,48%</text:p>
          </table:table-cell>
          <table:table-cell office:value-type="percentage" office:value="0.7984" calcext:value-type="percentage">
            <text:p>7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356" calcext:value-type="percentage">
            <text:p>83,56%</text:p>
          </table:table-cell>
          <table:table-cell office:value-type="percentage" office:value="0.7762" calcext:value-type="percentage">
            <text:p>7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495" calcext:value-type="percentage">
            <text:p>14,9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7984" calcext:value-type="percentage">
            <text:p>79,84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587" calcext:value-type="percentage">
            <text:p>7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24" calcext:value-type="percentage">
            <text:p>21,2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676" calcext:value-type="percentage">
            <text:p>16,76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9143" calcext:value-type="percentage">
            <text:p>91,43%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365" calcext:value-type="percentage">
            <text:p>7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24" calcext:value-type="percentage">
            <text:p>13,24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0571" calcext:value-type="percentage">
            <text:p>30,57%</text:p>
          </table:table-cell>
          <table:table-cell table:style-name="ce30" table:formula="of:=AVERAGE([.C28:.C37])" office:value-type="percentage" office:value="0.15837" calcext:value-type="percentage">
            <text:p>15,84%</text:p>
          </table:table-cell>
          <table:table-cell table:style-name="ce30" table:formula="of:=AVERAGE([.D28:.D37])" office:value-type="percentage" office:value="0.15209" calcext:value-type="percentage">
            <text:p>15,21%</text:p>
          </table:table-cell>
          <table:table-cell table:style-name="ce30" table:number-columns-repeated="2"/>
          <table:table-cell table:style-name="ce30" table:formula="of:=AVERAGE([.G28:.G37])" office:value-type="percentage" office:value="0.85207" calcext:value-type="percentage">
            <text:p>85,21%</text:p>
          </table:table-cell>
          <table:table-cell table:style-name="ce30" table:formula="of:=AVERAGE([.H28:.H37])" office:value-type="percentage" office:value="0.83468" calcext:value-type="percentage">
            <text:p>83,47%</text:p>
          </table:table-cell>
          <table:table-cell table:style-name="ce30" table:formula="of:=AVERAGE([.I28:.I37])" office:value-type="percentage" office:value="0.78651" calcext:value-type="percentage">
            <text:p>78,65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949" calcext:value-type="percentage">
            <text:p>49,49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416" calcext:value-type="percentage">
            <text:p>4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538" calcext:value-type="percentage">
            <text:p>45,38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148" calcext:value-type="percentage">
            <text:p>31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513" calcext:value-type="percentage">
            <text:p>45,1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025" calcext:value-type="percentage">
            <text:p>30,25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564" calcext:value-type="percentage">
            <text:p>65,6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744" calcext:value-type="percentage">
            <text:p>47,44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359" calcext:value-type="percentage">
            <text:p>53,5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642" calcext:value-type="percentage">
            <text:p>36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5026" calcext:value-type="percentage">
            <text:p>50,26%</text:p>
          </table:table-cell>
          <table:table-cell office:value-type="percentage" office:value="0.5077" calcext:value-type="percentage">
            <text:p>5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5282" calcext:value-type="percentage">
            <text:p>52,8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901" calcext:value-type="percentage">
            <text:p>39,01%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3827" calcext:value-type="percentage">
            <text:p>38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716" calcext:value-type="percentage">
            <text:p>37,1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55999" calcext:value-type="percentage">
            <text:p>56,00%</text:p>
          </table:table-cell>
          <table:table-cell table:style-name="ce30" table:formula="of:=AVERAGE([.C41:.C50])" office:value-type="percentage" office:value="0.46769" calcext:value-type="percentage">
            <text:p>46,77%</text:p>
          </table:table-cell>
          <table:table-cell table:style-name="ce30" table:formula="of:=AVERAGE([.D41:.D50])" office:value-type="percentage" office:value="0.47103" calcext:value-type="percentage">
            <text:p>47,10%</text:p>
          </table:table-cell>
          <table:table-cell table:style-name="ce30" table:number-columns-repeated="2"/>
          <table:table-cell table:style-name="ce30" table:formula="of:=AVERAGE([.G41:.G50])" office:value-type="percentage" office:value="0.37999" calcext:value-type="percentage">
            <text:p>38,00%</text:p>
          </table:table-cell>
          <table:table-cell table:style-name="ce30" table:formula="of:=AVERAGE([.H41:.H50])" office:value-type="percentage" office:value="0.35778" calcext:value-type="percentage">
            <text:p>35,78%</text:p>
          </table:table-cell>
          <table:table-cell table:style-name="ce30" table:formula="of:=AVERAGE([.I41:.I50])" office:value-type="percentage" office:value="0.35221" calcext:value-type="percentage">
            <text:p>35,2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03" calcext:value-type="percentage">
            <text:p>22,0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2116" calcext:value-type="percentage">
            <text:p>21,16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48" calcext:value-type="percentage">
            <text:p>23,48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6" calcext:value-type="percentage">
            <text:p>2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2058" calcext:value-type="percentage">
            <text:p>20,5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876" calcext:value-type="percentage">
            <text:p>28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6116" calcext:value-type="percentage">
            <text:p>6,12%</text:p>
          </table:table-cell>
          <table:table-cell table:style-name="ce30" table:formula="of:=AVERAGE([.C54:.C63])" office:value-type="percentage" office:value="0.15797" calcext:value-type="percentage">
            <text:p>15,80%</text:p>
          </table:table-cell>
          <table:table-cell table:style-name="ce30" table:formula="of:=AVERAGE([.D54:.D63])" office:value-type="percentage" office:value="0.20217" calcext:value-type="percentage">
            <text:p>20,22%</text:p>
          </table:table-cell>
          <table:table-cell table:style-name="ce30" table:number-columns-repeated="2"/>
          <table:table-cell table:style-name="ce30" table:formula="of:=AVERAGE([.G54:.G63])" office:value-type="percentage" office:value="0.15477" calcext:value-type="percentage">
            <text:p>15,48%</text:p>
          </table:table-cell>
          <table:table-cell table:style-name="ce30" table:formula="of:=AVERAGE([.H54:.H63])" office:value-type="percentage" office:value="0.2182" calcext:value-type="percentage">
            <text:p>21,82%</text:p>
          </table:table-cell>
          <table:table-cell table:style-name="ce30" table:formula="of:=AVERAGE([.I54:.I63])" office:value-type="percentage" office:value="0.24915" calcext:value-type="percentage">
            <text:p>24,9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647" calcext:value-type="percentage">
            <text:p>46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49" calcext:value-type="percentage">
            <text:p>50,49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324" calcext:value-type="percentage">
            <text:p>43,24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922" calcext:value-type="percentage">
            <text:p>39,22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147" calcext:value-type="percentage">
            <text:p>51,47%</text:p>
          </table:table-cell>
          <table:table-cell office:value-type="percentage" office:value="0.501" calcext:value-type="percentage">
            <text:p>50,1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46" calcext:value-type="percentage">
            <text:p>25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814" calcext:value-type="percentage">
            <text:p>38,14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293" calcext:value-type="percentage">
            <text:p>22,93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451" calcext:value-type="percentage">
            <text:p>44,5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4029" calcext:value-type="percentage">
            <text:p>40,29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016" calcext:value-type="percentage">
            <text:p>40,16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481" calcext:value-type="percentage">
            <text:p>41,48%</text:p>
          </table:table-cell>
          <table:table-cell table:style-name="ce30" table:formula="of:=AVERAGE([.C67:.C76])" office:value-type="percentage" office:value="0.41069" calcext:value-type="percentage">
            <text:p>41,07%</text:p>
          </table:table-cell>
          <table:table-cell table:style-name="ce30" table:formula="of:=AVERAGE([.D67:.D76])" office:value-type="percentage" office:value="0.40482" calcext:value-type="percentage">
            <text:p>40,48%</text:p>
          </table:table-cell>
          <table:table-cell table:style-name="ce30" table:number-columns-repeated="2"/>
          <table:table-cell table:style-name="ce30" table:formula="of:=AVERAGE([.G67:.G76])" office:value-type="percentage" office:value="0.36345" calcext:value-type="percentage">
            <text:p>36,35%</text:p>
          </table:table-cell>
          <table:table-cell table:style-name="ce30" table:formula="of:=AVERAGE([.H67:.H76])" office:value-type="percentage" office:value="0.23693" calcext:value-type="percentage">
            <text:p>23,69%</text:p>
          </table:table-cell>
          <table:table-cell table:style-name="ce30" table:formula="of:=AVERAGE([.I67:.I76])" office:value-type="percentage" office:value="0.22627" calcext:value-type="percentage">
            <text:p>22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53" calcext:value-type="percentage">
            <text:p>30,53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3684" calcext:value-type="percentage">
            <text:p>36,84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4491" calcext:value-type="percentage">
            <text:p>44,91%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432" calcext:value-type="percentage">
            <text:p>43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72" calcext:value-type="percentage">
            <text:p>37,72%</text:p>
          </table:table-cell>
          <table:table-cell office:value-type="percentage" office:value="0.3649" calcext:value-type="percentage">
            <text:p>36,49%</text:p>
          </table:table-cell>
          <table:table-cell office:value-type="percentage" office:value="0.3719" calcext:value-type="percentage">
            <text:p>37,1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798" calcext:value-type="percentage">
            <text:p>37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72" calcext:value-type="percentage">
            <text:p>27,72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281" calcext:value-type="percentage">
            <text:p>32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053" calcext:value-type="percentage">
            <text:p>2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3298" calcext:value-type="percentage">
            <text:p>32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37" calcext:value-type="percentage">
            <text:p>2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246" calcext:value-type="percentage">
            <text:p>22,4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44" calcext:value-type="percentage">
            <text:p>40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35" calcext:value-type="percentage">
            <text:p>10,35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149" calcext:value-type="percentage">
            <text:p>31,49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25613" calcext:value-type="percentage">
            <text:p>25,61%</text:p>
          </table:table-cell>
          <table:table-cell table:style-name="ce30" table:formula="of:=AVERAGE([.C80:.C89])" office:value-type="percentage" office:value="0.24159" calcext:value-type="percentage">
            <text:p>24,16%</text:p>
          </table:table-cell>
          <table:table-cell table:style-name="ce30" table:formula="of:=AVERAGE([.D80:.D89])" office:value-type="percentage" office:value="0.24667" calcext:value-type="percentage">
            <text:p>24,67%</text:p>
          </table:table-cell>
          <table:table-cell table:style-name="ce30" table:number-columns-repeated="2"/>
          <table:table-cell table:style-name="ce30" table:formula="of:=AVERAGE([.G80:.G89])" office:value-type="percentage" office:value="0.35307" calcext:value-type="percentage">
            <text:p>35,31%</text:p>
          </table:table-cell>
          <table:table-cell table:style-name="ce30" table:formula="of:=AVERAGE([.H80:.H89])" office:value-type="percentage" office:value="0.35711" calcext:value-type="percentage">
            <text:p>35,71%</text:p>
          </table:table-cell>
          <table:table-cell table:style-name="ce30" table:formula="of:=AVERAGE([.I80:.I89])" office:value-type="percentage" office:value="0.35983" calcext:value-type="percentage">
            <text:p>35,98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862" calcext:value-type="percentage">
            <text:p>28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265" calcext:value-type="percentage">
            <text:p>2,6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4283" calcext:value-type="percentage">
            <text:p>42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3754" calcext:value-type="percentage">
            <text:p>37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64" calcext:value-type="percentage">
            <text:p>3,64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3928" calcext:value-type="percentage">
            <text:p>3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91" calcext:value-type="percentage">
            <text:p>33,9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438" calcext:value-type="percentage">
            <text:p>5,44%</text:p>
          </table:table-cell>
          <table:table-cell table:style-name="ce30" table:formula="of:=AVERAGE([.C93:.C102])" office:value-type="percentage" office:value="0.05438" calcext:value-type="percentage">
            <text:p>5,44%</text:p>
          </table:table-cell>
          <table:table-cell table:style-name="ce30" table:formula="of:=AVERAGE([.D93:.D102])" office:value-type="percentage" office:value="0.05752" calcext:value-type="percentage">
            <text:p>5,75%</text:p>
          </table:table-cell>
          <table:table-cell table:style-name="ce30" table:number-columns-repeated="2"/>
          <table:table-cell table:style-name="ce30" table:formula="of:=AVERAGE([.G93:.G102])" office:value-type="percentage" office:value="0.34696" calcext:value-type="percentage">
            <text:p>34,70%</text:p>
          </table:table-cell>
          <table:table-cell table:style-name="ce30" table:formula="of:=AVERAGE([.H93:.H102])" office:value-type="percentage" office:value="0.3548" calcext:value-type="percentage">
            <text:p>35,48%</text:p>
          </table:table-cell>
          <table:table-cell table:style-name="ce30" table:formula="of:=AVERAGE([.I93:.I102])" office:value-type="percentage" office:value="0.34718" calcext:value-type="percentage">
            <text:p>34,7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38" calcext:value-type="percentage">
            <text:p>50,38%</text:p>
          </table:table-cell>
          <table:table-cell office:value-type="percentage" office:value="0.507" calcext:value-type="percentage">
            <text:p>50,7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538" calcext:value-type="percentage">
            <text:p>45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358" calcext:value-type="percentage">
            <text:p>43,5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217" calcext:value-type="percentage">
            <text:p>22,17%</text:p>
          </table:table-cell>
          <table:table-cell table:number-columns-repeated="2"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68" calcext:value-type="percentage">
            <text:p>45,68%</text:p>
          </table:table-cell>
          <table:table-cell office:value-type="percentage" office:value="0.4577" calcext:value-type="percentage">
            <text:p>45,77%</text:p>
          </table:table-cell>
          <table:table-cell office:value-type="percentage" office:value="0.4517" calcext:value-type="percentage">
            <text:p>45,1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55" calcext:value-type="percentage">
            <text:p>45,5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53" calcext:value-type="percentage">
            <text:p>45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12" calcext:value-type="percentage">
            <text:p>43,1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433" calcext:value-type="percentage">
            <text:p>43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183" calcext:value-type="percentage">
            <text:p>31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4422" calcext:value-type="percentage">
            <text:p>44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245" calcext:value-type="percentage">
            <text:p>42,45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45" calcext:value-type="percentage">
            <text:p>21,45%</text:p>
          </table:table-cell>
          <table:table-cell table:style-name="ce26" table:formula="of:=AVERAGE([.C106:.C115])" office:value-type="percentage" office:value="0.22667" calcext:value-type="percentage">
            <text:p>22,67%</text:p>
          </table:table-cell>
          <table:table-cell table:style-name="ce26" table:formula="of:=AVERAGE([.D106:.D115])" office:value-type="percentage" office:value="0.251" calcext:value-type="percentage">
            <text:p>25,10%</text:p>
          </table:table-cell>
          <table:table-cell table:style-name="ce26" table:number-columns-repeated="2"/>
          <table:table-cell table:style-name="ce26" table:formula="of:=AVERAGE([.G106:.G115])" office:value-type="percentage" office:value="0.46882" calcext:value-type="percentage">
            <text:p>46,88%</text:p>
          </table:table-cell>
          <table:table-cell table:style-name="ce26" table:formula="of:=AVERAGE([.H106:.H115])" office:value-type="percentage" office:value="0.4598" calcext:value-type="percentage">
            <text:p>45,98%</text:p>
          </table:table-cell>
          <table:table-cell table:style-name="ce26" table:formula="of:=AVERAGE([.I106:.I115])" office:value-type="percentage" office:value="0.44872" calcext:value-type="percentage">
            <text:p>44,87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4202" calcext:value-type="percentage">
            <text:p>42,0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844" calcext:value-type="percentage">
            <text:p>68,44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733" calcext:value-type="percentage">
            <text:p>37,33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881" calcext:value-type="percentage">
            <text:p>38,81%</text:p>
          </table:table-cell>
          <table:table-cell office:value-type="percentage" office:value="0.2958" calcext:value-type="percentage">
            <text:p>29,58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958" calcext:value-type="percentage">
            <text:p>39,5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422" calcext:value-type="percentage">
            <text:p>34,22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6733" calcext:value-type="percentage">
            <text:p>56,73%</text:p>
          </table:table-cell>
          <table:table-cell table:style-name="ce26" table:formula="of:=AVERAGE([.C119:.C128])" office:value-type="percentage" office:value="0.52844" calcext:value-type="percentage">
            <text:p>52,84%</text:p>
          </table:table-cell>
          <table:table-cell table:style-name="ce26" table:formula="of:=AVERAGE([.D119:.D128])" office:value-type="percentage" office:value="0.50534" calcext:value-type="percentage">
            <text:p>50,53%</text:p>
          </table:table-cell>
          <table:table-cell table:style-name="ce26" table:number-columns-repeated="2"/>
          <table:table-cell table:style-name="ce26" table:formula="of:=AVERAGE([.G119:.G128])" office:value-type="percentage" office:value="0.38939" calcext:value-type="percentage">
            <text:p>38,94%</text:p>
          </table:table-cell>
          <table:table-cell table:style-name="ce26" table:formula="of:=AVERAGE([.H119:.H128])" office:value-type="percentage" office:value="0.28958" calcext:value-type="percentage">
            <text:p>28,96%</text:p>
          </table:table-cell>
          <table:table-cell table:style-name="ce26" table:formula="of:=AVERAGE([.I119:.I128])" office:value-type="percentage" office:value="0.22862" calcext:value-type="percentage">
            <text:p>22,86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 office:value-type="percentage" office:value="0.7529" calcext:value-type="percentage">
            <text:p>75,29%</text:p>
          </table:table-cell>
          <table:table-cell office:value-type="percentage" office:value="0.7627" calcext:value-type="percentage">
            <text:p>76,27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89" calcext:value-type="percentage">
            <text:p>3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647" calcext:value-type="percentage">
            <text:p>56,47%</text:p>
          </table:table-cell>
          <table:table-cell office:value-type="percentage" office:value="0.5863" calcext:value-type="percentage">
            <text:p>58,63%</text:p>
          </table:table-cell>
          <table:table-cell office:value-type="percentage" office:value="0.5843" calcext:value-type="percentage">
            <text:p>58,4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811" calcext:value-type="percentage">
            <text:p>58,1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5255" calcext:value-type="percentage">
            <text:p>52,55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902" calcext:value-type="percentage">
            <text:p>69,02%</text:p>
          </table:table-cell>
          <table:table-cell office:value-type="percentage" office:value="0.6765" calcext:value-type="percentage">
            <text:p>67,65%</text:p>
          </table:table-cell>
          <table:table-cell office:value-type="percentage" office:value="0.698" calcext:value-type="percentage">
            <text:p>69,8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6157" calcext:value-type="percentage">
            <text:p>61,57%</text:p>
          </table:table-cell>
          <table:table-cell office:value-type="percentage" office:value="0.6314" calcext:value-type="percentage">
            <text:p>63,14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059" calcext:value-type="percentage">
            <text:p>60,59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92" calcext:value-type="percentage">
            <text:p>63,92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784" calcext:value-type="percentage">
            <text:p>57,84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57784" calcext:value-type="percentage">
            <text:p>57,78%</text:p>
          </table:table-cell>
          <table:table-cell table:style-name="ce26" table:formula="of:=AVERAGE([.C132:.C141])" office:value-type="percentage" office:value="0.58" calcext:value-type="percentage">
            <text:p>58,00%</text:p>
          </table:table-cell>
          <table:table-cell table:style-name="ce26" table:formula="of:=AVERAGE([.D132:.D141])" office:value-type="percentage" office:value="0.58842" calcext:value-type="percentage">
            <text:p>58,84%</text:p>
          </table:table-cell>
          <table:table-cell table:style-name="ce26" table:number-columns-repeated="2"/>
          <table:table-cell table:style-name="ce26" table:formula="of:=AVERAGE([.G132:.G141])" office:value-type="percentage" office:value="0.52032" calcext:value-type="percentage">
            <text:p>52,03%</text:p>
          </table:table-cell>
          <table:table-cell table:style-name="ce26" table:formula="of:=AVERAGE([.H132:.H141])" office:value-type="percentage" office:value="0.29832" calcext:value-type="percentage">
            <text:p>29,83%</text:p>
          </table:table-cell>
          <table:table-cell table:style-name="ce26" table:formula="of:=AVERAGE([.I132:.I141])" office:value-type="percentage" office:value="0.23823" calcext:value-type="percentage">
            <text:p>23,8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367" calcext:value-type="percentage">
            <text:p>53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3427" calcext:value-type="percentage">
            <text:p>34,27%</text:p>
          </table:table-cell>
          <table:table-cell office:value-type="percentage" office:value="0.304" calcext:value-type="percentage">
            <text:p>30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2793" calcext:value-type="percentage">
            <text:p>2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67" calcext:value-type="percentage">
            <text:p>33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2813" calcext:value-type="percentage">
            <text:p>28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92" calcext:value-type="percentage">
            <text:p>2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32" calcext:value-type="percentage">
            <text:p>11,93%</text:p>
          </table:table-cell>
          <table:table-cell table:style-name="ce26" table:formula="of:=AVERAGE([.C145:.C154])" office:value-type="percentage" office:value="0.20567" calcext:value-type="percentage">
            <text:p>20,57%</text:p>
          </table:table-cell>
          <table:table-cell table:style-name="ce26" table:formula="of:=AVERAGE([.D145:.D154])" office:value-type="percentage" office:value="0.22636" calcext:value-type="percentage">
            <text:p>22,64%</text:p>
          </table:table-cell>
          <table:table-cell table:style-name="ce26" table:number-columns-repeated="2"/>
          <table:table-cell table:style-name="ce26" table:formula="of:=AVERAGE([.G145:.G154])" office:value-type="percentage" office:value="0.49841" calcext:value-type="percentage">
            <text:p>49,84%</text:p>
          </table:table-cell>
          <table:table-cell table:style-name="ce26" table:formula="of:=AVERAGE([.H145:.H154])" office:value-type="percentage" office:value="0.30093" calcext:value-type="percentage">
            <text:p>30,09%</text:p>
          </table:table-cell>
          <table:table-cell table:style-name="ce26" table:formula="of:=AVERAGE([.I145:.I154])" office:value-type="percentage" office:value="0.2842" calcext:value-type="percentage">
            <text:p>28,42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115" calcext:value-type="percentage">
            <text:p>81,15%</text:p>
          </table:table-cell>
          <table:table-cell office:value-type="percentage" office:value="0.7851" calcext:value-type="percentage">
            <text:p>78,51%</text:p>
          </table:table-cell>
          <table:table-cell office:value-type="percentage" office:value="0.7494" calcext:value-type="percentage">
            <text:p>7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602" calcext:value-type="percentage">
            <text:p>36,0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7943" calcext:value-type="percentage">
            <text:p>79,43%</text:p>
          </table:table-cell>
          <table:table-cell office:value-type="percentage" office:value="0.7908" calcext:value-type="percentage">
            <text:p>79,08%</text:p>
          </table:table-cell>
          <table:table-cell office:value-type="percentage" office:value="0.7379" calcext:value-type="percentage">
            <text:p>73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213" calcext:value-type="percentage">
            <text:p>52,13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7425" calcext:value-type="percentage">
            <text:p>74,25%</text:p>
          </table:table-cell>
          <table:table-cell office:value-type="percentage" office:value="0.7115" calcext:value-type="percentage">
            <text:p>71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7621" calcext:value-type="percentage">
            <text:p>76,21%</text:p>
          </table:table-cell>
          <table:table-cell office:value-type="percentage" office:value="0.7724" calcext:value-type="percentage">
            <text:p>77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02" calcext:value-type="percentage">
            <text:p>46,02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77" calcext:value-type="percentage">
            <text:p>67,7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06" calcext:value-type="percentage">
            <text:p>65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8414" calcext:value-type="percentage">
            <text:p>84,14%</text:p>
          </table:table-cell>
          <table:table-cell office:value-type="percentage" office:value="0.8276" calcext:value-type="percentage">
            <text:p>8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897" calcext:value-type="percentage">
            <text:p>78,97%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632" calcext:value-type="percentage">
            <text:p>6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office:value-type="percentage" office:value="0.2769" calcext:value-type="percentage">
            <text:p>27,69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9" calcext:value-type="percentage">
            <text:p>66,90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7092" calcext:value-type="percentage">
            <text:p>70,9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69" calcext:value-type="percentage">
            <text:p>36,77%</text:p>
          </table:table-cell>
          <table:table-cell table:style-name="ce26" table:formula="of:=AVERAGE([.C158:.C167])" office:value-type="percentage" office:value="0.36677" calcext:value-type="percentage">
            <text:p>36,68%</text:p>
          </table:table-cell>
          <table:table-cell table:style-name="ce26" table:formula="of:=AVERAGE([.D158:.D167])" office:value-type="percentage" office:value="0.3675" calcext:value-type="percentage">
            <text:p>36,75%</text:p>
          </table:table-cell>
          <table:table-cell table:style-name="ce26" table:number-columns-repeated="2"/>
          <table:table-cell table:style-name="ce26" table:formula="of:=AVERAGE([.G158:.G167])" office:value-type="percentage" office:value="0.76519" calcext:value-type="percentage">
            <text:p>76,52%</text:p>
          </table:table-cell>
          <table:table-cell table:style-name="ce26" table:formula="of:=AVERAGE([.H158:.H167])" office:value-type="percentage" office:value="0.74381" calcext:value-type="percentage">
            <text:p>74,38%</text:p>
          </table:table-cell>
          <table:table-cell table:style-name="ce26" table:formula="of:=AVERAGE([.I158:.I167])" office:value-type="percentage" office:value="0.71974" calcext:value-type="percentage">
            <text:p>71,9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2881" calcext:value-type="percentage">
            <text:p>28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414" calcext:value-type="percentage">
            <text:p>3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71" calcext:value-type="percentage">
            <text:p>40,71%</text:p>
          </table:table-cell>
          <table:table-cell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172" calcext:value-type="percentage">
            <text:p>31,72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403" calcext:value-type="percentage">
            <text:p>34,03%</text:p>
          </table:table-cell>
          <table:table-cell office:value-type="percentage" office:value="0.357" calcext:value-type="percentage">
            <text:p>3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505" calcext:value-type="percentage">
            <text:p>35,05%</text:p>
          </table:table-cell>
          <table:table-cell table:number-columns-repeated="2" office:value-type="percentage" office:value="0.3919" calcext:value-type="percentage">
            <text:p>39,19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8167" calcext:value-type="percentage">
            <text:p>28,17%</text:p>
          </table:table-cell>
          <table:table-cell table:style-name="ce26" table:formula="of:=AVERAGE([.C171:.C180])" office:value-type="percentage" office:value="0.31522" calcext:value-type="percentage">
            <text:p>31,52%</text:p>
          </table:table-cell>
          <table:table-cell table:style-name="ce26" table:formula="of:=AVERAGE([.D171:.D180])" office:value-type="percentage" office:value="0.36335" calcext:value-type="percentage">
            <text:p>36,34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7586" calcext:value-type="percentage">
            <text:p>27,59%</text:p>
          </table:table-cell>
          <table:table-cell table:style-name="ce26" table:formula="of:=AVERAGE([.H171:.H180])" office:value-type="percentage" office:value="0.30192" calcext:value-type="percentage">
            <text:p>30,19%</text:p>
          </table:table-cell>
          <table:table-cell table:style-name="ce26" table:formula="of:=AVERAGE([.I171:.I180])" office:value-type="percentage" office:value="0.31053" calcext:value-type="percentage">
            <text:p>31,05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469" calcext:value-type="percentage">
            <text:p>4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1453" calcext:value-type="percentage">
            <text:p>14,5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4847" calcext:value-type="percentage">
            <text:p>4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364" calcext:value-type="percentage">
            <text:p>63,64%</text:p>
          </table:table-cell>
          <table:table-cell office:value-type="percentage" office:value="0.4502" calcext:value-type="percentage">
            <text:p>45,02%</text:p>
          </table:table-cell>
          <table:table-cell office:value-type="percentage" office:value="0.4957" calcext:value-type="percentage">
            <text:p>4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4934" calcext:value-type="percentage">
            <text:p>49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148" calcext:value-type="percentage">
            <text:p>14,80%</text:p>
          </table:table-cell>
          <table:table-cell table:number-columns-repeated="2" office:value-type="percentage" office:value="0.0653" calcext:value-type="percentage">
            <text:p>6,5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312" calcext:value-type="percentage">
            <text:p>63,12%</text:p>
          </table:table-cell>
          <table:table-cell office:value-type="percentage" office:value="0.4468" calcext:value-type="percentage">
            <text:p>44,68%</text:p>
          </table:table-cell>
          <table:table-cell office:value-type="percentage" office:value="0.4587" calcext:value-type="percentage">
            <text:p>4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472" calcext:value-type="percentage">
            <text:p>64,72%</text:p>
          </table:table-cell>
          <table:table-cell office:value-type="percentage" office:value="0.4649" calcext:value-type="percentage">
            <text:p>46,49%</text:p>
          </table:table-cell>
          <table:table-cell office:value-type="percentage" office:value="0.4497" calcext:value-type="percentage">
            <text:p>44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687" calcext:value-type="percentage">
            <text:p>6,8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88" calcext:value-type="percentage">
            <text:p>66,88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79" calcext:value-type="percentage">
            <text:p>7,7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29" calcext:value-type="percentage">
            <text:p>63,29%</text:p>
          </table:table-cell>
          <table:table-cell office:value-type="percentage" office:value="0.4658" calcext:value-type="percentage">
            <text:p>46,58%</text:p>
          </table:table-cell>
          <table:table-cell office:value-type="percentage" office:value="0.4674" calcext:value-type="percentage">
            <text:p>46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4535" calcext:value-type="percentage">
            <text:p>45,35%</text:p>
          </table:table-cell>
          <table:table-cell office:value-type="percentage" office:value="0.4648" calcext:value-type="percentage">
            <text:p>4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567" calcext:value-type="percentage">
            <text:p>5,67%</text:p>
          </table:table-cell>
          <table:table-cell table:style-name="ce26" table:number-columns-repeated="2"/>
          <table:table-cell table:style-name="ce26" table:formula="of:=AVERAGE([.G183:.G192])" office:value-type="percentage" office:value="0.63959" calcext:value-type="percentage">
            <text:p>63,96%</text:p>
          </table:table-cell>
          <table:table-cell table:style-name="ce26" table:formula="of:=AVERAGE([.H183:.H192])" office:value-type="percentage" office:value="0.45334" calcext:value-type="percentage">
            <text:p>45,33%</text:p>
          </table:table-cell>
          <table:table-cell table:style-name="ce26" table:formula="of:=AVERAGE([.I183:.I192])" office:value-type="percentage" office:value="0.47211" calcext:value-type="percentage">
            <text:p>47,2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13178" calcext:value-type="percentage">
            <text:p>13,18%</text:p>
          </table:table-cell>
          <table:table-cell table:style-name="ce26" table:formula="of:=AVERAGE([.C184:.C193])" office:value-type="percentage" office:value="0.08022" calcext:value-type="percentage">
            <text:p>8,02%</text:p>
          </table:table-cell>
          <table:table-cell table:style-name="ce26" table:formula="of:=AVERAGE([.D184:.D193])" office:value-type="percentage" office:value="0.0694" calcext:value-type="percentage">
            <text:p>6,94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2"/>
          <table:table-cell office:value-type="string" calcext:value-type="string">
            <text:p>ADAMW=5</text:p>
          </table:table-cell>
          <table:table-cell table:style-name="ce31" office:value-type="string" calcext:value-type="string">
            <text:p>ADAMW=15</text:p>
          </table:table-cell>
          <table:table-cell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Proposed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2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45" calcext:value-type="percentage">
            <text:p>14,50%</text:p>
          </table:table-cell>
          <table:table-cell table:style-name="ce30" table:formula="of:=AVERAGE([.H2:.H11])" office:value-type="percentage" office:value="0.15833" calcext:value-type="percentage">
            <text:p>15,83%</text:p>
          </table:table-cell>
          <table:table-cell table:style-name="ce30" table:formula="of:=AVERAGE([.I2:.I11])" office:value-type="percentage" office:value="0.15134" calcext:value-type="percentage">
            <text:p>15,1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2319" calcext:value-type="percentage">
            <text:p>23,19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366" calcext:value-type="percentage">
            <text:p>23,66%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29" calcext:value-type="percentage">
            <text:p>37,29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2599" calcext:value-type="percentage">
            <text:p>25,9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328" calcext:value-type="percentage">
            <text:p>1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1304" calcext:value-type="percentage">
            <text:p>13,04%</text:p>
          </table:table-cell>
          <table:table-cell office:value-type="percentage" office:value="0.1454" calcext:value-type="percentage">
            <text:p>14,54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246" calcext:value-type="percentage">
            <text:p>32,46%</text:p>
          </table:table-cell>
          <table:table-cell table:number-columns-repeated="2" office:value-type="percentage" office:value="0.1014" calcext:value-type="percentage">
            <text:p>10,14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8" calcext:value-type="percentage">
            <text:p>40,58%</text:p>
          </table:table-cell>
          <table:table-cell table:number-columns-repeated="2"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0875" calcext:value-type="percentage">
            <text:p>8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029" calcext:value-type="percentage">
            <text:p>20,29%</text:p>
          </table:table-cell>
          <table:table-cell table:number-columns-repeated="2" office:value-type="percentage" office:value="0.1594" calcext:value-type="percentage">
            <text:p>15,94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559" calcext:value-type="percentage">
            <text:p>15,5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386" calcext:value-type="percentage">
            <text:p>38,6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435" calcext:value-type="percentage">
            <text:p>14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188" calcext:value-type="percentage">
            <text:p>31,88%</text:p>
          </table:table-cell>
          <table:table-cell table:number-columns-repeated="2"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0767" calcext:value-type="percentage">
            <text:p>30,77%</text:p>
          </table:table-cell>
          <table:table-cell table:style-name="ce30" table:formula="of:=AVERAGE([.C15:.C24])" office:value-type="percentage" office:value="0.13307" calcext:value-type="percentage">
            <text:p>13,31%</text:p>
          </table:table-cell>
          <table:table-cell table:style-name="ce30" table:formula="of:=AVERAGE([.D15:.D24])" office:value-type="percentage" office:value="0.19795" calcext:value-type="percentage">
            <text:p>19,79%</text:p>
          </table:table-cell>
          <table:table-cell table:style-name="ce30" table:number-columns-repeated="2"/>
          <table:table-cell table:style-name="ce30" table:formula="of:=AVERAGE([.G15:.G24])" office:value-type="percentage" office:value="0.16349" calcext:value-type="percentage">
            <text:p>16,35%</text:p>
          </table:table-cell>
          <table:table-cell table:style-name="ce30" table:formula="of:=AVERAGE([.H15:.H24])" office:value-type="percentage" office:value="0.15248" calcext:value-type="percentage">
            <text:p>15,25%</text:p>
          </table:table-cell>
          <table:table-cell table:style-name="ce30" table:formula="of:=AVERAGE([.I15:.I24])" office:value-type="percentage" office:value="0.12144" calcext:value-type="percentage">
            <text:p>12,14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175" calcext:value-type="percentage">
            <text:p>81,75%</text:p>
          </table:table-cell>
          <table:table-cell office:value-type="percentage" office:value="0.6968" calcext:value-type="percentage">
            <text:p>69,68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695" calcext:value-type="percentage">
            <text:p>46,95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429" calcext:value-type="percentage">
            <text:p>54,29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365" calcext:value-type="percentage">
            <text:p>5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5111" calcext:value-type="percentage">
            <text:p>5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724" calcext:value-type="percentage">
            <text:p>37,24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3508" calcext:value-type="percentage">
            <text:p>3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257" calcext:value-type="percentage">
            <text:p>32,57%</text:p>
          </table:table-cell>
          <table:table-cell table:number-columns-repeated="2"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3698" calcext:value-type="percentage">
            <text:p>3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448" calcext:value-type="percentage">
            <text:p>34,48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762" calcext:value-type="percentage">
            <text:p>57,6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6716" calcext:value-type="percentage">
            <text:p>36,72%</text:p>
          </table:table-cell>
          <table:table-cell table:style-name="ce30" table:formula="of:=AVERAGE([.C28:.C37])" office:value-type="percentage" office:value="0.39791" calcext:value-type="percentage">
            <text:p>39,79%</text:p>
          </table:table-cell>
          <table:table-cell table:style-name="ce30" table:formula="of:=AVERAGE([.D28:.D37])" office:value-type="percentage" office:value="0.36857" calcext:value-type="percentage">
            <text:p>36,86%</text:p>
          </table:table-cell>
          <table:table-cell table:style-name="ce30" table:number-columns-repeated="2"/>
          <table:table-cell table:style-name="ce30" table:formula="of:=AVERAGE([.G28:.G37])" office:value-type="percentage" office:value="0.54111" calcext:value-type="percentage">
            <text:p>54,11%</text:p>
          </table:table-cell>
          <table:table-cell table:style-name="ce30" table:formula="of:=AVERAGE([.H28:.H37])" office:value-type="percentage" office:value="0.50808" calcext:value-type="percentage">
            <text:p>50,81%</text:p>
          </table:table-cell>
          <table:table-cell table:style-name="ce30" table:formula="of:=AVERAGE([.I28:.I37])" office:value-type="percentage" office:value="0.48904" calcext:value-type="percentage">
            <text:p>48,9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4205" calcext:value-type="percentage">
            <text:p>42,0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4974" calcext:value-type="percentage">
            <text:p>49,74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846" calcext:value-type="percentage">
            <text:p>48,46%</text:p>
          </table:table-cell>
          <table:table-cell/>
          <table:table-cell office:value-type="string" calcext:value-type="string">
            <text:p>Heart_5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5154" calcext:value-type="percentage">
            <text:p>51,54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98" calcext:value-type="percentage">
            <text:p>2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282" calcext:value-type="percentage">
            <text:p>42,82%</text:p>
          </table:table-cell>
          <table:table-cell table:number-columns-repeated="2"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513" calcext:value-type="percentage">
            <text:p>55,1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36513" calcext:value-type="percentage">
            <text:p>36,51%</text:p>
          </table:table-cell>
          <table:table-cell table:style-name="ce30" table:formula="of:=AVERAGE([.C41:.C50])" office:value-type="percentage" office:value="0.40692" calcext:value-type="percentage">
            <text:p>40,69%</text:p>
          </table:table-cell>
          <table:table-cell table:style-name="ce30" table:formula="of:=AVERAGE([.D41:.D50])" office:value-type="percentage" office:value="0.45384" calcext:value-type="percentage">
            <text:p>45,38%</text:p>
          </table:table-cell>
          <table:table-cell table:style-name="ce30" table:number-columns-repeated="2"/>
          <table:table-cell table:style-name="ce30" table:formula="of:=AVERAGE([.G41:.G50])" office:value-type="percentage" office:value="0.15296" calcext:value-type="percentage">
            <text:p>15,30%</text:p>
          </table:table-cell>
          <table:table-cell table:style-name="ce30" table:formula="of:=AVERAGE([.H41:.H50])" office:value-type="percentage" office:value="0.18456" calcext:value-type="percentage">
            <text:p>18,46%</text:p>
          </table:table-cell>
          <table:table-cell table:style-name="ce30" table:formula="of:=AVERAGE([.I41:.I50])" office:value-type="percentage" office:value="0.19976" calcext:value-type="percentage">
            <text:p>19,98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07433" calcext:value-type="percentage">
            <text:p>7,43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75" calcext:value-type="percentage">
            <text:p>2,7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072" calcext:value-type="percentage">
            <text:p>0,7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3494" calcext:value-type="percentage">
            <text:p>3,49%</text:p>
          </table:table-cell>
          <table:table-cell table:style-name="ce30" table:formula="of:=AVERAGE([.C54:.C63])" office:value-type="percentage" office:value="0.03537" calcext:value-type="percentage">
            <text:p>3,54%</text:p>
          </table:table-cell>
          <table:table-cell table:style-name="ce30" table:formula="of:=AVERAGE([.D54:.D63])" office:value-type="percentage" office:value="0.04059" calcext:value-type="percentage">
            <text:p>4,06%</text:p>
          </table:table-cell>
          <table:table-cell table:style-name="ce30" table:number-columns-repeated="2"/>
          <table:table-cell table:style-name="ce30" table:formula="of:=AVERAGE([.G54:.G63])" office:value-type="percentage" office:value="0.081243" calcext:value-type="percentage">
            <text:p>8,12%</text:p>
          </table:table-cell>
          <table:table-cell table:style-name="ce30" table:formula="of:=AVERAGE([.H54:.H63])" office:value-type="percentage" office:value="0.08018" calcext:value-type="percentage">
            <text:p>8,02%</text:p>
          </table:table-cell>
          <table:table-cell table:style-name="ce30" table:formula="of:=AVERAGE([.I54:.I63])" office:value-type="percentage" office:value="0.08" calcext:value-type="percentage">
            <text:p>8,0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373" calcext:value-type="percentage">
            <text:p>23,73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353" calcext:value-type="percentage">
            <text:p>23,5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4118" calcext:value-type="percentage">
            <text:p>4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153" calcext:value-type="percentage">
            <text:p>21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084" calcext:value-type="percentage">
            <text:p>10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775" calcext:value-type="percentage">
            <text:p>17,75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1534" calcext:value-type="percentage">
            <text:p>15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86" calcext:value-type="percentage">
            <text:p>11,8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365" calcext:value-type="percentage">
            <text:p>13,65%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284" calcext:value-type="percentage">
            <text:p>32,8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1932" calcext:value-type="percentage">
            <text:p>19,32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27412" calcext:value-type="percentage">
            <text:p>27,41%</text:p>
          </table:table-cell>
          <table:table-cell table:style-name="ce30" table:formula="of:=AVERAGE([.C67:.C76])" office:value-type="percentage" office:value="0.27911" calcext:value-type="percentage">
            <text:p>27,91%</text:p>
          </table:table-cell>
          <table:table-cell table:style-name="ce30" table:formula="of:=AVERAGE([.D67:.D76])" office:value-type="percentage" office:value="0.29216" calcext:value-type="percentage">
            <text:p>29,22%</text:p>
          </table:table-cell>
          <table:table-cell table:style-name="ce30" table:number-columns-repeated="2"/>
          <table:table-cell table:style-name="ce30" table:formula="of:=AVERAGE([.G67:.G76])" office:value-type="percentage" office:value="0.1761" calcext:value-type="percentage">
            <text:p>17,61%</text:p>
          </table:table-cell>
          <table:table-cell table:style-name="ce30" table:formula="of:=AVERAGE([.H67:.H76])" office:value-type="percentage" office:value="0.18346" calcext:value-type="percentage">
            <text:p>18,35%</text:p>
          </table:table-cell>
          <table:table-cell table:style-name="ce30" table:formula="of:=AVERAGE([.I67:.I76])" office:value-type="percentage" office:value="0.17695" calcext:value-type="percentage">
            <text:p>17,7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1579" calcext:value-type="percentage">
            <text:p>15,79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54" calcext:value-type="percentage">
            <text:p>22,54%</text:p>
          </table:table-cell>
          <table:table-cell table:number-columns-repeated="2"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1404" calcext:value-type="percentage">
            <text:p>14,04%</text:p>
          </table:table-cell>
          <table:table-cell office:value-type="percentage" office:value="0.1088" calcext:value-type="percentage">
            <text:p>10,88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632" calcext:value-type="percentage">
            <text:p>26,32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632" calcext:value-type="percentage">
            <text:p>26,32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2018" calcext:value-type="percentage">
            <text:p>20,18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632" calcext:value-type="percentage">
            <text:p>26,32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526" calcext:value-type="percentage">
            <text:p>5,26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2768" calcext:value-type="percentage">
            <text:p>27,68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3771" calcext:value-type="percentage">
            <text:p>13,77%</text:p>
          </table:table-cell>
          <table:table-cell table:style-name="ce30" table:formula="of:=AVERAGE([.C80:.C89])" office:value-type="percentage" office:value="0.18333" calcext:value-type="percentage">
            <text:p>18,33%</text:p>
          </table:table-cell>
          <table:table-cell table:style-name="ce30" table:formula="of:=AVERAGE([.D80:.D89])" office:value-type="percentage" office:value="0.18914" calcext:value-type="percentage">
            <text:p>18,91%</text:p>
          </table:table-cell>
          <table:table-cell table:style-name="ce30" table:number-columns-repeated="2"/>
          <table:table-cell table:style-name="ce30" table:formula="of:=AVERAGE([.G80:.G89])" office:value-type="percentage" office:value="0.22675" calcext:value-type="percentage">
            <text:p>22,68%</text:p>
          </table:table-cell>
          <table:table-cell table:style-name="ce30" table:formula="of:=AVERAGE([.H80:.H89])" office:value-type="percentage" office:value="0.2343" calcext:value-type="percentage">
            <text:p>23,43%</text:p>
          </table:table-cell>
          <table:table-cell table:style-name="ce30" table:formula="of:=AVERAGE([.I80:.I89])" office:value-type="percentage" office:value="0.22769" calcext:value-type="percentage">
            <text:p>22,7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59" calcext:value-type="percentage">
            <text:p>21,59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025" calcext:value-type="percentage">
            <text:p>0,2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486" calcext:value-type="percentage">
            <text:p>24,86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2174" calcext:value-type="percentage">
            <text:p>21,74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1" calcext:value-type="percentage">
            <text:p>7,10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268" calcext:value-type="percentage">
            <text:p>3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2761" calcext:value-type="percentage">
            <text:p>27,61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3"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46" calcext:value-type="percentage">
            <text:p>17,46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522" calcext:value-type="percentage">
            <text:p>25,22%</text:p>
          </table:table-cell>
          <table:table-cell table:number-columns-repeated="2"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062" calcext:value-type="percentage">
            <text:p>5,06%</text:p>
          </table:table-cell>
          <table:table-cell table:style-name="ce30" table:formula="of:=AVERAGE([.C93:.C102])" office:value-type="percentage" office:value="0.04282" calcext:value-type="percentage">
            <text:p>4,28%</text:p>
          </table:table-cell>
          <table:table-cell table:style-name="ce30" table:formula="of:=AVERAGE([.D93:.D102])" office:value-type="percentage" office:value="0.04371" calcext:value-type="percentage">
            <text:p>4,37%</text:p>
          </table:table-cell>
          <table:table-cell table:style-name="ce30" table:number-columns-repeated="2"/>
          <table:table-cell table:style-name="ce30" table:formula="of:=AVERAGE([.G93:.G102])" office:value-type="percentage" office:value="0.27625" calcext:value-type="percentage">
            <text:p>27,63%</text:p>
          </table:table-cell>
          <table:table-cell table:style-name="ce30" table:formula="of:=AVERAGE([.H93:.H102])" office:value-type="percentage" office:value="0.26949" calcext:value-type="percentage">
            <text:p>26,95%</text:p>
          </table:table-cell>
          <table:table-cell table:style-name="ce30" table:formula="of:=AVERAGE([.I93:.I102])" office:value-type="percentage" office:value="0.27834" calcext:value-type="percentage">
            <text:p>27,83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0982" calcext:value-type="percentage">
            <text:p>9,8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171" calcext:value-type="percentage">
            <text:p>17,10%</text:p>
          </table:table-cell>
          <table:table-cell office:value-type="percentage" office:value="0.0898" calcext:value-type="percentage">
            <text:p>8,9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1072" calcext:value-type="percentage">
            <text:p>10,72%</text:p>
          </table:table-cell>
          <table:table-cell office:value-type="percentage" office:value="0.098" calcext:value-type="percentage">
            <text:p>9,8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43" calcext:value-type="percentage">
            <text:p>8,4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5" calcext:value-type="percentage">
            <text:p>14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55" calcext:value-type="percentage">
            <text:p>48,55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995" calcext:value-type="percentage">
            <text:p>9,9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3995" calcext:value-type="percentage">
            <text:p>39,95%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x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0977" calcext:value-type="percentage">
            <text:p>9,77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1167" calcext:value-type="percentage">
            <text:p>11,67%</text:p>
          </table:table-cell>
          <table:table-cell office:value-type="string" calcext:value-type="string">
            <text:p>x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0735" calcext:value-type="percentage">
            <text:p>7,3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8" calcext:value-type="percentage">
            <text:p>8,68%</text:p>
          </table:table-cell>
          <table:table-cell office:value-type="percentage" office:value="0.0863" calcext:value-type="percentage">
            <text:p>8,6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245" calcext:value-type="percentage">
            <text:p>22,45%</text:p>
          </table:table-cell>
          <table:table-cell table:style-name="ce26" table:formula="of:=AVERAGE([.C106:.C115])" office:value-type="percentage" office:value="0.21017" calcext:value-type="percentage">
            <text:p>21,02%</text:p>
          </table:table-cell>
          <table:table-cell table:style-name="ce26" table:formula="of:=AVERAGE([.D106:.D115])" office:value-type="percentage" office:value="0.23966" calcext:value-type="percentage">
            <text:p>23,97%</text:p>
          </table:table-cell>
          <table:table-cell table:style-name="ce26" table:number-columns-repeated="2"/>
          <table:table-cell table:style-name="ce26" table:formula="of:=AVERAGE([.G106:.G115])" office:value-type="percentage" office:value="0.40808" calcext:value-type="percentage">
            <text:p>40,81%</text:p>
          </table:table-cell>
          <table:table-cell table:style-name="ce26" table:formula="of:=AVERAGE([.H106:.H115])" office:value-type="percentage" office:value="0.1248" calcext:value-type="percentage">
            <text:p>12,48%</text:p>
          </table:table-cell>
          <table:table-cell table:style-name="ce26" table:formula="of:=AVERAGE([.I106:.I115])" office:value-type="percentage" office:value="0.0899428571428571" calcext:value-type="percentage">
            <text:p>8,99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4689" calcext:value-type="percentage">
            <text:p>46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649" calcext:value-type="percentage">
            <text:p>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911" calcext:value-type="percentage">
            <text:p>39,11%</text:p>
          </table:table-cell>
          <table:table-cell/>
          <table:table-cell office:value-type="string" calcext:value-type="string">
            <text:p>Wdbc_2</text:p>
          </table:table-cell>
          <table:table-cell table:number-columns-repeated="3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933" calcext:value-type="percentage">
            <text:p>79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089" calcext:value-type="percentage">
            <text:p>60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99" calcext:value-type="percentage">
            <text:p>3,9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table:number-columns-repeated="3"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4644" calcext:value-type="percentage">
            <text:p>4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6533" calcext:value-type="percentage">
            <text:p>56,53%</text:p>
          </table:table-cell>
          <table:table-cell table:style-name="ce26" table:formula="of:=AVERAGE([.C119:.C128])" office:value-type="percentage" office:value="0.51868" calcext:value-type="percentage">
            <text:p>51,87%</text:p>
          </table:table-cell>
          <table:table-cell table:style-name="ce26" table:formula="of:=AVERAGE([.D119:.D128])" office:value-type="percentage" office:value="0.47865" calcext:value-type="percentage">
            <text:p>47,87%</text:p>
          </table:table-cell>
          <table:table-cell table:style-name="ce26" table:number-columns-repeated="2"/>
          <table:table-cell table:style-name="ce26" table:formula="of:=AVERAGE([.G119:.G128])" office:value-type="percentage" office:value="0.05916" calcext:value-type="percentage">
            <text:p>5,92%</text:p>
          </table:table-cell>
          <table:table-cell table:style-name="ce26" table:formula="of:=AVERAGE([.H119:.H128])" office:value-type="percentage" office:value="0.05225" calcext:value-type="percentage">
            <text:p>5,23%</text:p>
          </table:table-cell>
          <table:table-cell table:style-name="ce26" table:formula="of:=AVERAGE([.I119:.I128])" office:value-type="percentage" office:value="0.0593625" calcext:value-type="percentage">
            <text:p>5,94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289" calcext:value-type="percentage">
            <text:p>2,89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765" calcext:value-type="percentage">
            <text:p>17,6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89" calcext:value-type="percentage">
            <text:p>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9" calcext:value-type="percentage">
            <text:p>0,59%</text:p>
          </table:table-cell>
          <table:table-cell office:value-type="percentage" office:value="0.0157" calcext:value-type="percentage">
            <text:p>1,57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3" calcext:value-type="percentage">
            <text:p>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.01" calcext:value-type="percentage">
            <text:p>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.0222" calcext:value-type="percentage">
            <text:p>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314" calcext:value-type="percentage">
            <text:p>3,14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44" calcext:value-type="percentage">
            <text:p>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44" calcext:value-type="percentage">
            <text:p>1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07547" calcext:value-type="percentage">
            <text:p>7,55%</text:p>
          </table:table-cell>
          <table:table-cell table:style-name="ce26" table:formula="of:=AVERAGE([.C132:.C141])" office:value-type="percentage" office:value="0.10706" calcext:value-type="percentage">
            <text:p>10,71%</text:p>
          </table:table-cell>
          <table:table-cell table:style-name="ce26" table:formula="of:=AVERAGE([.D132:.D141])" office:value-type="percentage" office:value="0.07528" calcext:value-type="percentage">
            <text:p>7,53%</text:p>
          </table:table-cell>
          <table:table-cell table:style-name="ce26" table:number-columns-repeated="2"/>
          <table:table-cell table:style-name="ce26" table:formula="of:=AVERAGE([.G132:.G141])" office:value-type="percentage" office:value="0.06278" calcext:value-type="percentage">
            <text:p>6,28%</text:p>
          </table:table-cell>
          <table:table-cell table:style-name="ce26" table:formula="of:=AVERAGE([.H132:.H141])" office:value-type="percentage" office:value="0.0339" calcext:value-type="percentage">
            <text:p>3,39%</text:p>
          </table:table-cell>
          <table:table-cell table:style-name="ce26" table:formula="of:=AVERAGE([.I132:.I141])" office:value-type="percentage" office:value="0.03998" calcext:value-type="percentage">
            <text:p>4,0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93" calcext:value-type="percentage">
            <text:p>3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8" calcext:value-type="percentage">
            <text:p>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133" calcext:value-type="percentage">
            <text:p>11,3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067" calcext:value-type="percentage">
            <text:p>0,6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" calcext:value-type="percentage">
            <text:p>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967" calcext:value-type="percentage">
            <text:p>39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7" calcext:value-type="percentage">
            <text:p>5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87" calcext:value-type="percentage">
            <text:p>5,8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3099" calcext:value-type="percentage">
            <text:p>13,10%</text:p>
          </table:table-cell>
          <table:table-cell table:style-name="ce26" table:formula="of:=AVERAGE([.C145:.C154])" office:value-type="percentage" office:value="0.15867" calcext:value-type="percentage">
            <text:p>15,87%</text:p>
          </table:table-cell>
          <table:table-cell table:style-name="ce26" table:formula="of:=AVERAGE([.D145:.D154])" office:value-type="percentage" office:value="0.07733" calcext:value-type="percentage">
            <text:p>7,73%</text:p>
          </table:table-cell>
          <table:table-cell table:style-name="ce26" table:number-columns-repeated="2"/>
          <table:table-cell table:style-name="ce26" table:formula="of:=AVERAGE([.G145:.G154])" office:value-type="percentage" office:value="0.07033" calcext:value-type="percentage">
            <text:p>7,03%</text:p>
          </table:table-cell>
          <table:table-cell table:style-name="ce26" table:formula="of:=AVERAGE([.H145:.H154])" office:value-type="percentage" office:value="0.03394" calcext:value-type="percentage">
            <text:p>3,39%</text:p>
          </table:table-cell>
          <table:table-cell table:style-name="ce26" table:formula="of:=AVERAGE([.I145:.I154])" office:value-type="percentage" office:value="0.04241" calcext:value-type="percentage">
            <text:p>4,24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736" calcext:value-type="percentage">
            <text:p>67,36%</text:p>
          </table:table-cell>
          <table:table-cell office:value-type="percentage" office:value="0.6572" calcext:value-type="percentage">
            <text:p>65,72%</text:p>
          </table:table-cell>
          <table:table-cell office:value-type="percentage" office:value="0.7241" calcext:value-type="percentage">
            <text:p>72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676" calcext:value-type="percentage">
            <text:p>46,76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3</text:p>
          </table:table-cell>
          <table:table-cell table:number-columns-repeated="3" office:value-type="percentage" office:value="0.5276" calcext:value-type="percentage">
            <text:p>5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471" calcext:value-type="percentage">
            <text:p>54,71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Cleveland_5</text:p>
          </table:table-cell>
          <table:table-cell table:number-columns-repeated="3" office:value-type="percentage" office:value="0.5195" calcext:value-type="percentage">
            <text:p>5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87" calcext:value-type="percentage">
            <text:p>32,87%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3448" calcext:value-type="percentage">
            <text:p>34,48%</text:p>
          </table:table-cell>
          <table:table-cell office:value-type="percentage" office:value="0.4138" calcext:value-type="percentage">
            <text:p>41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98" calcext:value-type="percentage">
            <text:p>33,98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92" calcext:value-type="percentage">
            <text:p>49,20%</text:p>
          </table:table-cell>
          <table:table-cell table:number-columns-repeated="2"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17" calcext:value-type="percentage">
            <text:p>29,17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29" calcext:value-type="percentage">
            <text:p>45,29%</text:p>
          </table:table-cell>
          <table:table-cell table:number-columns-repeated="2"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713" calcext:value-type="percentage">
            <text:p>67,13%</text:p>
          </table:table-cell>
          <table:table-cell office:value-type="percentage" office:value="0.67134" calcext:value-type="percentage">
            <text:p>67,13%</text:p>
          </table:table-cell>
          <table:table-cell office:value-type="percentage" office:value="0.6713" calcext:value-type="percentage">
            <text:p>67,1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3037" calcext:value-type="percentage">
            <text:p>33,04%</text:p>
          </table:table-cell>
          <table:table-cell table:style-name="ce26" table:formula="of:=AVERAGE([.C158:.C167])" office:value-type="percentage" office:value="0.35481" calcext:value-type="percentage">
            <text:p>35,48%</text:p>
          </table:table-cell>
          <table:table-cell table:style-name="ce26" table:formula="of:=AVERAGE([.D158:.D167])" office:value-type="percentage" office:value="0.37499" calcext:value-type="percentage">
            <text:p>37,50%</text:p>
          </table:table-cell>
          <table:table-cell table:style-name="ce26" table:number-columns-repeated="2"/>
          <table:table-cell table:style-name="ce26" table:formula="of:=AVERAGE([.G158:.G167])" office:value-type="percentage" office:value="0.53197" calcext:value-type="percentage">
            <text:p>53,20%</text:p>
          </table:table-cell>
          <table:table-cell table:style-name="ce26" table:formula="of:=AVERAGE([.H158:.H167])" office:value-type="percentage" office:value="0.524104" calcext:value-type="percentage">
            <text:p>52,41%</text:p>
          </table:table-cell>
          <table:table-cell table:style-name="ce26" table:formula="of:=AVERAGE([.I158:.I167])" office:value-type="percentage" office:value="0.54505" calcext:value-type="percentage">
            <text:p>54,51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071" calcext:value-type="percentage">
            <text:p>30,71%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0071" calcext:value-type="percentage">
            <text:p>0,71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table:number-columns-repeated="3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 table:number-columns-repeated="2"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575" calcext:value-type="percentage">
            <text:p>25,75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3065" calcext:value-type="percentage">
            <text:p>30,6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8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419" calcext:value-type="percentage">
            <text:p>24,19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19284" calcext:value-type="percentage">
            <text:p>19,28%</text:p>
          </table:table-cell>
          <table:table-cell table:style-name="ce26" table:formula="of:=AVERAGE([.C171:.C180])" office:value-type="percentage" office:value="0.27834" calcext:value-type="percentage">
            <text:p>27,83%</text:p>
          </table:table-cell>
          <table:table-cell table:style-name="ce26" table:formula="of:=AVERAGE([.D171:.D180])" office:value-type="percentage" office:value="0.17856" calcext:value-type="percentage">
            <text:p>17,86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08" calcext:value-type="percentage">
            <text:p>25,91%</text:p>
          </table:table-cell>
          <table:table-cell table:style-name="ce26" table:formula="of:=AVERAGE([.H171:.H180])" office:value-type="percentage" office:value="0.25968" calcext:value-type="percentage">
            <text:p>25,97%</text:p>
          </table:table-cell>
          <table:table-cell table:style-name="ce26" table:formula="of:=AVERAGE([.I171:.I180])" office:value-type="percentage" office:value="0.274214285714286" calcext:value-type="percentage">
            <text:p>27,42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3665" calcext:value-type="percentage">
            <text:p>36,6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665" calcext:value-type="percentage">
            <text:p>46,65%</text:p>
          </table:table-cell>
          <table:table-cell office:value-type="percentage" office:value="0.3823" calcext:value-type="percentage">
            <text:p>38,23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12" calcext:value-type="percentage">
            <text:p>58,12%</text:p>
          </table:table-cell>
          <table:table-cell office:value-type="percentage" office:value="0.5368" calcext:value-type="percentage">
            <text:p>53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202" calcext:value-type="percentage">
            <text:p>52,02%</text:p>
          </table:table-cell>
          <table:table-cell office:value-type="percentage" office:value="0.3896" calcext:value-type="percentage">
            <text:p>38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882" calcext:value-type="percentage">
            <text:p>58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964" calcext:value-type="percentage">
            <text:p>59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179" calcext:value-type="percentage">
            <text:p>6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08" calcext:value-type="percentage">
            <text:p>65,0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544" calcext:value-type="percentage">
            <text:p>55,44%</text:p>
          </table:table-cell>
          <table:table-cell office:value-type="percentage" office:value="0.3506" calcext:value-type="percentage">
            <text:p>35,0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" calcext:value-type="percentage">
            <text:p>4,00%</text:p>
          </table:table-cell>
          <table:table-cell table:style-name="ce26" table:number-columns-repeated="2"/>
          <table:table-cell table:style-name="ce26" table:formula="of:=AVERAGE([.G183:.G192])" office:value-type="percentage" office:value="0.55662" calcext:value-type="percentage">
            <text:p>55,66%</text:p>
          </table:table-cell>
          <table:table-cell table:style-name="ce26" table:formula="of:=AVERAGE([.H183:.H192])" office:value-type="percentage" office:value="0.398233333333333" calcext:value-type="percentage">
            <text:p>39,82%</text:p>
          </table:table-cell>
          <table:table-cell table:style-name="ce26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114" calcext:value-type="percentage">
            <text:p>2,11%</text:p>
          </table:table-cell>
          <table:table-cell table:style-name="ce26" table:formula="of:=AVERAGE([.C184:.C193])" office:value-type="percentage" office:value="0.01752" calcext:value-type="percentage">
            <text:p>1,75%</text:p>
          </table:table-cell>
          <table:table-cell table:style-name="ce26" table:formula="of:=AVERAGE([.D184:.D193])" office:value-type="percentage" office:value="0.02213" calcext:value-type="percentage">
            <text:p>2,21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2"/>
          <table:table-cell office:value-type="string" calcext:value-type="string">
            <text:p>GRBFW=5</text:p>
          </table:table-cell>
          <table:table-cell table:style-name="ce31" office:value-type="string" calcext:value-type="string">
            <text:p>GRBFW=15</text:p>
          </table:table-cell>
          <table:table-cell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3" table:default-cell-style-name="ce45"/>
        <table:table-column table:style-name="co9" table:default-cell-style-name="ce45"/>
        <table:table-column table:style-name="co5" table:default-cell-style-name="ce45"/>
        <table:table-column table:style-name="co5" table:default-cell-style-name="Default"/>
        <table:table-column table:style-name="co3" table:number-columns-repeated="16372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ce13"/>
          <table:table-cell table:style-name="ce13" table:number-columns-repeated="5"/>
          <table:table-cell table:style-name="ce9"/>
          <table:table-cell table:style-name="ce47" table:number-columns-repeated="16372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RBFW=5</text:p>
          </table:table-cell>
          <table:table-cell table:style-name="ce9" office:value-type="string" calcext:value-type="string">
            <text:p>RBFW=15</text:p>
          </table:table-cell>
          <table:table-cell table:style-name="ce9" office:value-type="string" calcext:value-type="string">
            <text:p>RBFW=20</text:p>
          </table:table-cell>
          <table:table-cell table:style-name="ce9" office:value-type="string" calcext:value-type="string">
            <text:p>ADAMW=5</text:p>
          </table:table-cell>
          <table:table-cell table:style-name="ce9" office:value-type="string" calcext:value-type="string">
            <text:p>ADAMW=15</text:p>
          </table:table-cell>
          <table:table-cell table:style-name="ce9" office:value-type="string" calcext:value-type="string">
            <text:p>ADAMW=20</text:p>
          </table:table-cell>
          <table:table-cell table:style-name="ce9" office:value-type="string" calcext:value-type="string">
            <text:p>GRBFW=5</text:p>
          </table:table-cell>
          <table:table-cell table:style-name="ce9" office:value-type="string" calcext:value-type="string">
            <text:p>GRBFW=15</text:p>
          </table:table-cell>
          <table:table-cell table:style-name="ce9" office:value-type="string" calcext:value-type="string">
            <text:p>GRBFW=20</text:p>
          </table:table-cell>
          <table:table-cell table:style-name="ce9" office:value-type="string" calcext:value-type="string">
            <text:p>DATASET</text:p>
          </table:table-cell>
          <table:table-cell table:style-name="ce47" table:number-columns-repeated="16372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197" calcext:value-type="percentage">
            <text:p>11,97%</text:p>
          </table:table-cell>
          <table:table-cell table:style-name="ce44" office:value-type="percentage" office:value="0.1373" calcext:value-type="percentage">
            <text:p>13,73%</text:p>
          </table:table-cell>
          <table:table-cell table:style-name="ce44" office:value-type="percentage" office:value="0.1457" calcext:value-type="percentage">
            <text:p>14,57%</text:p>
          </table:table-cell>
          <table:table-cell table:style-name="ce44" office:value-type="percentage" office:value="0.163" calcext:value-type="percentage">
            <text:p>16,30%</text:p>
          </table:table-cell>
          <table:table-cell table:style-name="ce44" office:value-type="percentage" office:value="0.187" calcext:value-type="percentage">
            <text:p>18,70%</text:p>
          </table:table-cell>
          <table:table-cell table:style-name="ce44" office:value-type="percentage" office:value="0.1863" calcext:value-type="percentage">
            <text:p>18,63%</text:p>
          </table:table-cell>
          <table:table-cell table:style-name="ce44" office:value-type="percentage" office:value="0.145" calcext:value-type="percentage">
            <text:p>14,50%</text:p>
          </table:table-cell>
          <table:table-cell table:style-name="ce44" office:value-type="percentage" office:value="0.1583" calcext:value-type="percentage">
            <text:p>15,83%</text:p>
          </table:table-cell>
          <table:table-cell table:style-name="ce44" office:value-type="percentage" office:value="0.1513" calcext:value-type="percentage">
            <text:p>15,13%</text:p>
          </table:table-cell>
          <table:table-cell table:style-name="ce41" office:value-type="string" calcext:value-type="string">
            <text:p>Appendicitis</text:p>
          </table:table-cell>
          <table:table-cell table:style-name="ce41" table:number-columns-repeated="16372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3867" calcext:value-type="percentage">
            <text:p>38,67%</text:p>
          </table:table-cell>
          <table:table-cell table:number-columns-repeated="2" office:value-type="percentage" office:value="0.3533" calcext:value-type="percentage">
            <text:p>35,3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331" calcext:value-type="percentage">
            <text:p>13,31%</text:p>
          </table:table-cell>
          <table:table-cell office:value-type="percentage" office:value="0.198" calcext:value-type="percentage">
            <text:p>19,80%</text:p>
          </table:table-cell>
          <table:table-cell office:value-type="string" calcext:value-type="string">
            <text:p>Australian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309" calcext:value-type="percentage">
            <text:p>33,09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525" calcext:value-type="percentage">
            <text:p>15,25%</text:p>
          </table:table-cell>
          <table:table-cell office:value-type="percentage" office:value="0.1214" calcext:value-type="percentage">
            <text:p>12,14%</text:p>
          </table:table-cell>
          <table:table-cell office:value-type="string" calcext:value-type="string">
            <text:p>Balanc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737" calcext:value-type="percentage">
            <text:p>37,37%</text:p>
          </table:table-cell>
          <table:table-cell office:value-type="percentage" office:value="0.3774" calcext:value-type="percentage">
            <text:p>37,74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3677" calcext:value-type="percentage">
            <text:p>36,77%</text:p>
          </table:table-cell>
          <table:table-cell office:value-type="percentage" office:value="0.3668" calcext:value-type="percentage">
            <text:p>36,68%</text:p>
          </table:table-cell>
          <table:table-cell office:value-type="percentage" office:value="0.3675" calcext:value-type="percentage">
            <text:p>36,75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75" calcext:value-type="percentage">
            <text:p>37,50%</text:p>
          </table:table-cell>
          <table:table-cell office:value-type="string" calcext:value-type="string">
            <text:p>Band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7652" calcext:value-type="percentage">
            <text:p>76,52%</text:p>
          </table:table-cell>
          <table:table-cell office:value-type="percentage" office:value="0.7438" calcext:value-type="percentage">
            <text:p>74,38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5451" calcext:value-type="percentage">
            <text:p>54,51%</text:p>
          </table:table-cell>
          <table:table-cell office:value-type="string" calcext:value-type="string">
            <text:p>Clevelan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8761" calcext:value-type="percentage">
            <text:p>87,61%</text:p>
          </table:table-cell>
          <table:table-cell office:value-type="percentage" office:value="0.5617" calcext:value-type="percentage">
            <text:p>56,17%</text:p>
          </table:table-cell>
          <table:table-cell office:value-type="percentage" office:value="0.4915" calcext:value-type="percentage">
            <text:p>49,15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1584" calcext:value-type="percentage">
            <text:p>15,84%</text:p>
          </table:table-cell>
          <table:table-cell office:value-type="percentage" office:value="0.1521" calcext:value-type="percentage">
            <text:p>15,21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3686" calcext:value-type="percentage">
            <text:p>36,86%</text:p>
          </table:table-cell>
          <table:table-cell office:value-type="string" calcext:value-type="string">
            <text:p>Dermatolog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024" calcext:value-type="percentage">
            <text:p>50,24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521" calcext:value-type="percentage">
            <text:p>85,21%</text:p>
          </table:table-cell>
          <table:table-cell office:value-type="percentage" office:value="0.8347" calcext:value-type="percentage">
            <text:p>83,47%</text:p>
          </table:table-cell>
          <table:table-cell office:value-type="percentage" office:value="0.7865" calcext:value-type="percentage">
            <text:p>78,65%</text:p>
          </table:table-cell>
          <table:table-cell office:value-type="percentage" office:value="0.5411" calcext:value-type="percentage">
            <text:p>54,1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489" calcext:value-type="percentage">
            <text:p>48,90%</text:p>
          </table:table-cell>
          <table:table-cell office:value-type="string" calcext:value-type="string">
            <text:p>Glas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5936" calcext:value-type="percentage">
            <text:p>59,36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4069" calcext:value-type="percentage">
            <text:p>40,69%</text:p>
          </table:table-cell>
          <table:table-cell office:value-type="percentage" office:value="0.4538" calcext:value-type="percentage">
            <text:p>45,38%</text:p>
          </table:table-cell>
          <table:table-cell office:value-type="string" calcext:value-type="string">
            <text:p>Hayes-roth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1998" calcext:value-type="percentage">
            <text:p>19,98%</text:p>
          </table:table-cell>
          <table:table-cell office:value-type="string" calcext:value-type="string">
            <text:p>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54" calcext:value-type="percentage">
            <text:p>3,54%</text:p>
          </table:table-cell>
          <table:table-cell office:value-type="percentage" office:value="0.0406" calcext:value-type="percentage">
            <text:p>4,06%</text:p>
          </table:table-cell>
          <table:table-cell office:value-type="string" calcext:value-type="string">
            <text:p>Housevo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2094" calcext:value-type="percentage">
            <text:p>20,94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2492" calcext:value-type="percentage">
            <text:p>24,92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Ionospher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4129" calcext:value-type="percentage">
            <text:p>41,29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107" calcext:value-type="percentage">
            <text:p>41,07%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91" calcext:value-type="percentage">
            <text:p>27,91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Liverdisorde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1995" calcext:value-type="percentage">
            <text:p>19,95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634" calcext:value-type="percentage">
            <text:p>36,34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786" calcext:value-type="percentage">
            <text:p>17,86%</text:p>
          </table:table-cell>
          <table:table-cell office:value-type="string" calcext:value-type="string">
            <text:p>Lymograph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77" calcext:value-type="percentage">
            <text:p>17,70%</text:p>
          </table:table-cell>
          <table:table-cell office:value-type="string" calcext:value-type="string">
            <text:p>Mammographi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832" calcext:value-type="percentage">
            <text:p>18,32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416" calcext:value-type="percentage">
            <text:p>24,16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91" calcext:value-type="percentage">
            <text:p>18,91%</text:p>
          </table:table-cell>
          <table:table-cell office:value-type="string" calcext:value-type="string">
            <text:p>Parkinson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98" calcext:value-type="percentage">
            <text:p>29,80%</text:p>
          </table:table-cell>
          <table:table-cell table:number-columns-repeated="2" office:value-type="percentage" office:value="0.239" calcext:value-type="percentage">
            <text:p>23,90%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98" calcext:value-type="percentage">
            <text:p>35,98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277" calcext:value-type="percentage">
            <text:p>22,77%</text:p>
          </table:table-cell>
          <table:table-cell office:value-type="string" calcext:value-type="string">
            <text:p>Pim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01" calcext:value-type="percentage">
            <text:p>7,01%</text:p>
          </table:table-cell>
          <table:table-cell table:number-columns-repeated="2" office:value-type="percentage" office:value="0.0544" calcext:value-type="percentage">
            <text:p>5,44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28" calcext:value-type="percentage">
            <text:p>4,28%</text:p>
          </table:table-cell>
          <table:table-cell office:value-type="percentage" office:value="0.0437" calcext:value-type="percentage">
            <text:p>4,37%</text:p>
          </table:table-cell>
          <table:table-cell office:value-type="string" calcext:value-type="string">
            <text:p>Popfailur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4224" calcext:value-type="percentage">
            <text:p>42,24%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6507" calcext:value-type="percentage">
            <text:p>65,07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742" calcext:value-type="percentage">
            <text:p>27,42%</text:p>
          </table:table-cell>
          <table:table-cell office:value-type="string" calcext:value-type="string">
            <text:p>Regions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783" calcext:value-type="percentage">
            <text:p>27,83%</text:p>
          </table:table-cell>
          <table:table-cell office:value-type="string" calcext:value-type="string">
            <text:p>Sa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922" calcext:value-type="percentage">
            <text:p>59,22%</text:p>
          </table:table-cell>
          <table:table-cell office:value-type="percentage" office:value="0.5912" calcext:value-type="percentage">
            <text:p>59,12%</text:p>
          </table:table-cell>
          <table:table-cell office:value-type="percentage" office:value="0.6396" calcext:value-type="percentage">
            <text:p>63,96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721" calcext:value-type="percentage">
            <text:p>47,21%</text:p>
          </table:table-cell>
          <table:table-cell office:value-type="percentage" office:value="0.5566" calcext:value-type="percentage">
            <text:p>55,66%</text:p>
          </table:table-cell>
          <table:table-cell table:number-columns-repeated="2" office:value-type="percentage" office:value="0.3982" calcext:value-type="percentage">
            <text:p>39,82%</text:p>
          </table:table-cell>
          <table:table-cell office:value-type="string" calcext:value-type="string">
            <text:p>Segme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45" calcext:value-type="percentage">
            <text:p>22,45%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2397" calcext:value-type="percentage">
            <text:p>23,97%</text:p>
          </table:table-cell>
          <table:table-cell office:value-type="string" calcext:value-type="string">
            <text:p>Sona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Spira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26" calcext:value-type="percentage">
            <text:p>62,60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653" calcext:value-type="percentage">
            <text:p>56,53%</text:p>
          </table:table-cell>
          <table:table-cell office:value-type="percentage" office:value="0.5187" calcext:value-type="percentage">
            <text:p>51,87%</text:p>
          </table:table-cell>
          <table:table-cell office:value-type="percentage" office:value="0.4787" calcext:value-type="percentage">
            <text:p>47,87%</text:p>
          </table:table-cell>
          <table:table-cell office:value-type="string" calcext:value-type="string">
            <text:p>Ta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2896" calcext:value-type="percentage">
            <text:p>28,96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23" calcext:value-type="percentage">
            <text:p>5,23%</text:p>
          </table:table-cell>
          <table:table-cell office:value-type="percentage" office:value="0.0594" calcext:value-type="percentage">
            <text:p>5,94%</text:p>
          </table:table-cell>
          <table:table-cell office:value-type="string" calcext:value-type="string">
            <text:p>Wdb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884" calcext:value-type="percentage">
            <text:p>58,84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53" calcext:value-type="percentage">
            <text:p>7,53%</text:p>
          </table:table-cell>
          <table:table-cell office:value-type="string" calcext:value-type="string">
            <text:p>Wi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z_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424" calcext:value-type="percentage">
            <text:p>4,24%</text:p>
          </table:table-cell>
          <table:table-cell office:value-type="string" calcext:value-type="string">
            <text:p>zO_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318" calcext:value-type="percentage">
            <text:p>13,18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175" calcext:value-type="percentage">
            <text:p>1,75%</text:p>
          </table:table-cell>
          <table:table-cell office:value-type="percentage" office:value="0.0221" calcext:value-type="percentage">
            <text:p>2,21%</text:p>
          </table:table-cell>
          <table:table-cell office:value-type="string" calcext:value-type="string">
            <text:p>ZO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773" calcext:value-type="percentage">
            <text:p>7,73%</text:p>
          </table:table-cell>
          <table:table-cell office:value-type="string" calcext:value-type="string">
            <text:p>zoo</text:p>
          </table:table-cell>
          <table:table-cell table:number-columns-repeated="16372"/>
        </table:table-row>
        <table:table-row table:style-name="ro2">
          <table:table-cell table:style-name="ce42"/>
          <table:table-cell table:style-name="ce46" table:formula="of:=AVERAGE([.B3:.B31])" office:value-type="percentage" office:value="0.344358620689655" calcext:value-type="percentage">
            <text:p>34,44%</text:p>
          </table:table-cell>
          <table:table-cell table:style-name="ce46" table:formula="of:=AVERAGE([.C3:.C31])" office:value-type="percentage" office:value="0.296644827586207" calcext:value-type="percentage">
            <text:p>29,66%</text:p>
          </table:table-cell>
          <table:table-cell table:style-name="ce46" table:formula="of:=AVERAGE([.D3:.D31])" office:value-type="percentage" office:value="0.301920689655172" calcext:value-type="percentage">
            <text:p>30,19%</text:p>
          </table:table-cell>
          <table:table-cell table:style-name="ce46" table:formula="of:=AVERAGE([.E3:.E31])" office:value-type="percentage" office:value="0.363858620689655" calcext:value-type="percentage">
            <text:p>36,39%</text:p>
          </table:table-cell>
          <table:table-cell table:style-name="ce46" table:formula="of:=AVERAGE([.F3:.F31])" office:value-type="percentage" office:value="0.331958620689655" calcext:value-type="percentage">
            <text:p>33,20%</text:p>
          </table:table-cell>
          <table:table-cell table:style-name="ce46" table:formula="of:=AVERAGE([.G3:.G31])" office:value-type="percentage" office:value="0.32901724137931" calcext:value-type="percentage">
            <text:p>32,90%</text:p>
          </table:table-cell>
          <table:table-cell table:style-name="ce46" table:formula="of:=AVERAGE([.H3:.H31])" office:value-type="percentage" office:value="0.234103448275862" calcext:value-type="percentage">
            <text:p>23,41%</text:p>
          </table:table-cell>
          <table:table-cell table:style-name="ce46" table:formula="of:=AVERAGE([.I3:.I31])" office:value-type="percentage" office:value="0.217989655172414" calcext:value-type="percentage">
            <text:p>21,80%</text:p>
          </table:table-cell>
          <table:table-cell table:style-name="ce46" table:formula="of:=AVERAGE([.J3:.J31])" office:value-type="percentage" office:value="0.214013793103448" calcext:value-type="percentage">
            <text:p>21,40%</text:p>
          </table:table-cell>
          <table:table-cell table:style-name="ce42" table:number-columns-repeated="16373"/>
        </table:table-row>
        <table:table-row table:style-name="ro2">
          <table:table-cell/>
          <table:table-cell table:style-name="ce42" office:value-type="string" calcext:value-type="string" table:number-columns-spanned="6" table:number-rows-spanned="1">
            <text:p>REGRESSION DATASETS</text:p>
          </table:table-cell>
          <table:covered-table-cell table:number-columns-repeated="5" table:style-name="ce42"/>
          <table:table-cell table:style-name="ce42" table:number-columns-repeated="3"/>
          <table:table-cell table:number-columns-repeated="16373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 table:number-columns-repeated="9"/>
          <table:table-cell office:value-type="string" calcext:value-type="string">
            <text:p>ABALO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 table:number-columns-repeated="9"/>
          <table:table-cell office:value-type="string" calcext:value-type="string">
            <text:p>AIRFOI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 table:number-columns-repeated="9"/>
          <table:table-cell office:value-type="string" calcext:value-type="string">
            <text:p>BASEBAL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 table:number-columns-repeated="9"/>
          <table:table-cell office:value-type="string" calcext:value-type="string">
            <text:p>BK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 table:number-columns-repeated="9"/>
          <table:table-cell office:value-type="string" calcext:value-type="string">
            <text:p>B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 table:number-columns-repeated="9"/>
          <table:table-cell office:value-type="string" calcext:value-type="string">
            <text:p>CONCRET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 table:number-columns-repeated="9"/>
          <table:table-cell office:value-type="string" calcext:value-type="string">
            <text:p>DE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 table:number-columns-repeated="9"/>
          <table:table-cell office:value-type="string" calcext:value-type="string">
            <text:p>DIABE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 table:number-columns-repeated="9"/>
          <table:table-cell office:value-type="string" calcext:value-type="string">
            <text:p>HOUSING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 table:number-columns-repeated="9"/>
          <table:table-cell office:value-type="string" calcext:value-type="string">
            <text:p>F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 table:number-columns-repeated="9"/>
          <table:table-cell office:value-type="string" calcext:value-type="string">
            <text:p>MB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 table:number-columns-repeated="9"/>
          <table:table-cell office:value-type="string" calcext:value-type="string">
            <text:p>MORTGAG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 table:number-columns-repeated="9"/>
          <table:table-cell office:value-type="string" calcext:value-type="string">
            <text:p>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 table:number-columns-repeated="9"/>
          <table:table-cell office:value-type="string" calcext:value-type="string">
            <text:p>P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 table:number-columns-repeated="9"/>
          <table:table-cell office:value-type="string" calcext:value-type="string">
            <text:p>QUAKE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 table:number-columns-repeated="9"/>
          <table:table-cell office:value-type="string" calcext:value-type="string">
            <text:p>TREASURY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 table:number-columns-repeated="9"/>
          <table:table-cell office:value-type="string" calcext:value-type="string">
            <text:p>WANKARA</text:p>
          </table:table-cell>
          <table:table-cell table:number-columns-repeated="16372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string" office:string-value="" calcext:value-type="error">
            <text:p>#DIV/0!</text:p>
          </table:table-cell>
          <table:table-cell table:style-name="ce42" table:formula="of:=AVERAGE([.D34:.D50])" office:value-type="string" office:string-value="" calcext:value-type="error">
            <text:p>#DIV/0!</text:p>
          </table:table-cell>
          <table:table-cell table:style-name="ce42" table:formula="of:=AVERAGE([.E34:.E50])" office:value-type="string" office:string-value="" calcext:value-type="error">
            <text:p>#DIV/0!</text:p>
          </table:table-cell>
          <table:table-cell table:style-name="ce42" table:number-columns-repeated="6"/>
          <table:table-cell table:number-columns-repeated="16372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2" table:number-columns-repeated="16372"/>
        </table:table-row>
      </table:table>
      <table:table table:name="NodesForPlot" table:style-name="ta1">
        <table:table-column table:style-name="co3" table:number-columns-repeated="5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ce13"/>
          <table:table-cell table:style-name="ce13" table:number-columns-repeated="7"/>
          <table:table-cell table:style-name="ce9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RBFW=5</text:p>
          </table:table-cell>
          <table:table-cell table:style-name="ce9" office:value-type="string" calcext:value-type="string">
            <text:p>RBFW=10</text:p>
          </table:table-cell>
          <table:table-cell table:style-name="ce9" office:value-type="string" calcext:value-type="string">
            <text:p>RBFW=15</text:p>
          </table:table-cell>
          <table:table-cell table:style-name="ce9" office:value-type="string" calcext:value-type="string">
            <text:p>RBFW=20</text:p>
          </table:table-cell>
          <table:table-cell table:style-name="ce9" office:value-type="string" calcext:value-type="string">
            <text:p>ADAMW=5</text:p>
          </table:table-cell>
          <table:table-cell table:style-name="ce9" office:value-type="string" calcext:value-type="string">
            <text:p>ADAMW=10</text:p>
          </table:table-cell>
          <table:table-cell table:style-name="ce9" office:value-type="string" calcext:value-type="string">
            <text:p>ADAMW=15</text:p>
          </table:table-cell>
          <table:table-cell table:style-name="ce9" office:value-type="string" calcext:value-type="string">
            <text:p>ADAMW=20</text:p>
          </table:table-cell>
          <table:table-cell table:style-name="ce9" office:value-type="string" calcext:value-type="string">
            <text:p>GRBFW=5</text:p>
          </table:table-cell>
          <table:table-cell table:style-name="ce9" office:value-type="string" calcext:value-type="string">
            <text:p>GRBFW=10</text:p>
          </table:table-cell>
          <table:table-cell table:style-name="ce9" office:value-type="string" calcext:value-type="string">
            <text:p>GRBFW=15</text:p>
          </table:table-cell>
          <table:table-cell table:style-name="ce9" office:value-type="string" calcext:value-type="string">
            <text:p>GRBFW=20</text:p>
          </table:table-cell>
          <table:table-cell table:style-name="ce9" office:value-type="string" calcext:value-type="string">
            <text:p>DATASET</text:p>
          </table:table-cell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197" calcext:value-type="percentage">
            <text:p>11,97%</text:p>
          </table:table-cell>
          <table:table-cell table:style-name="ce44" office:value-type="percentage" office:value="0.1223" calcext:value-type="percentage">
            <text:p>12,23%</text:p>
          </table:table-cell>
          <table:table-cell table:style-name="ce44" office:value-type="percentage" office:value="0.1373" calcext:value-type="percentage">
            <text:p>13,73%</text:p>
          </table:table-cell>
          <table:table-cell table:style-name="ce44" office:value-type="percentage" office:value="0.1457" calcext:value-type="percentage">
            <text:p>14,57%</text:p>
          </table:table-cell>
          <table:table-cell table:style-name="ce44" office:value-type="percentage" office:value="0.163" calcext:value-type="percentage">
            <text:p>16,30%</text:p>
          </table:table-cell>
          <table:table-cell table:style-name="ce44" office:value-type="percentage" office:value="0.165" calcext:value-type="percentage">
            <text:p>16,50%</text:p>
          </table:table-cell>
          <table:table-cell table:style-name="ce44" office:value-type="percentage" office:value="0.187" calcext:value-type="percentage">
            <text:p>18,70%</text:p>
          </table:table-cell>
          <table:table-cell table:style-name="ce44" office:value-type="percentage" office:value="0.1863" calcext:value-type="percentage">
            <text:p>18,63%</text:p>
          </table:table-cell>
          <table:table-cell table:style-name="ce44" office:value-type="percentage" office:value="0.145" calcext:value-type="percentage">
            <text:p>14,50%</text:p>
          </table:table-cell>
          <table:table-cell table:style-name="ce44" office:value-type="percentage" office:value="0.1577" calcext:value-type="percentage">
            <text:p>15,77%</text:p>
          </table:table-cell>
          <table:table-cell table:style-name="ce44" office:value-type="percentage" office:value="0.1583" calcext:value-type="percentage">
            <text:p>15,83%</text:p>
          </table:table-cell>
          <table:table-cell table:style-name="ce44" office:value-type="percentage" office:value="0.1513" calcext:value-type="percentage">
            <text:p>15,13%</text:p>
          </table:table-cell>
          <table:table-cell table:style-name="ce41" office:value-type="string" calcext:value-type="string">
            <text:p>Appendicitis</text:p>
          </table:table-cell>
        </table:table-row>
        <table:table-row table:style-name="ro3">
          <table:table-cell office:value-type="string" calcext:value-type="string">
            <text:p>Australian</text:p>
          </table:table-cell>
          <table:table-cell table:style-name="ce45" office:value-type="percentage" office:value="0.368" calcext:value-type="percentage">
            <text:p>36,80%</text:p>
          </table:table-cell>
          <table:table-cell table:style-name="ce45" office:value-type="percentage" office:value="0.3489" calcext:value-type="percentage">
            <text:p>34,89%</text:p>
          </table:table-cell>
          <table:table-cell table:style-name="ce45" office:value-type="percentage" office:value="0.349" calcext:value-type="percentage">
            <text:p>34,90%</text:p>
          </table:table-cell>
          <table:table-cell table:style-name="ce45" office:value-type="percentage" office:value="0.3579" calcext:value-type="percentage">
            <text:p>35,79%</text:p>
          </table:table-cell>
          <table:table-cell table:style-name="ce45" office:value-type="percentage" office:value="0.3867" calcext:value-type="percentage">
            <text:p>38,67%</text:p>
          </table:table-cell>
          <table:table-cell table:style-name="ce45" office:value-type="percentage" office:value="0.3565" calcext:value-type="percentage">
            <text:p>35,65%</text:p>
          </table:table-cell>
          <table:table-cell table:number-columns-repeated="2" table:style-name="ce45" office:value-type="percentage" office:value="0.3533" calcext:value-type="percentage">
            <text:p>35,33%</text:p>
          </table:table-cell>
          <table:table-cell table:style-name="ce45" office:value-type="percentage" office:value="0.3077" calcext:value-type="percentage">
            <text:p>30,77%</text:p>
          </table:table-cell>
          <table:table-cell table:style-name="ce45" office:value-type="percentage" office:value="0.224" calcext:value-type="percentage">
            <text:p>22,40%</text:p>
          </table:table-cell>
          <table:table-cell table:style-name="ce45" office:value-type="percentage" office:value="0.1331" calcext:value-type="percentage">
            <text:p>13,31%</text:p>
          </table:table-cell>
          <table:table-cell table:style-name="ce45" office:value-type="percentage" office:value="0.198" calcext:value-type="percentage">
            <text:p>19,80%</text:p>
          </table:table-cell>
          <table:table-cell office:value-type="string" calcext:value-type="string">
            <text:p>Australian</text:p>
          </table:table-cell>
        </table:table-row>
        <table:table-row table:style-name="ro3">
          <table:table-cell office:value-type="string" calcext:value-type="string">
            <text:p>Balance</text:p>
          </table:table-cell>
          <table:table-cell table:style-name="ce45" office:value-type="percentage" office:value="0.3309" calcext:value-type="percentage">
            <text:p>33,09%</text:p>
          </table:table-cell>
          <table:table-cell table:style-name="ce45" office:value-type="percentage" office:value="0.3342" calcext:value-type="percentage">
            <text:p>33,42%</text:p>
          </table:table-cell>
          <table:table-cell table:style-name="ce45" office:value-type="percentage" office:value="0.3138" calcext:value-type="percentage">
            <text:p>31,38%</text:p>
          </table:table-cell>
          <table:table-cell table:style-name="ce45" office:value-type="percentage" office:value="0.2642" calcext:value-type="percentage">
            <text:p>26,42%</text:p>
          </table:table-cell>
          <table:table-cell table:style-name="ce45" office:value-type="percentage" office:value="0.0818" calcext:value-type="percentage">
            <text:p>8,18%</text:p>
          </table:table-cell>
          <table:table-cell table:style-name="ce45" office:value-type="percentage" office:value="0.0787" calcext:value-type="percentage">
            <text:p>7,87%</text:p>
          </table:table-cell>
          <table:table-cell table:style-name="ce45" office:value-type="percentage" office:value="0.0856" calcext:value-type="percentage">
            <text:p>8,56%</text:p>
          </table:table-cell>
          <table:table-cell table:style-name="ce45" office:value-type="percentage" office:value="0.0827" calcext:value-type="percentage">
            <text:p>8,27%</text:p>
          </table:table-cell>
          <table:table-cell table:style-name="ce45" office:value-type="percentage" office:value="0.1635" calcext:value-type="percentage">
            <text:p>16,35%</text:p>
          </table:table-cell>
          <table:table-cell table:style-name="ce45" office:value-type="percentage" office:value="0.1562" calcext:value-type="percentage">
            <text:p>15,62%</text:p>
          </table:table-cell>
          <table:table-cell table:style-name="ce45" office:value-type="percentage" office:value="0.1525" calcext:value-type="percentage">
            <text:p>15,25%</text:p>
          </table:table-cell>
          <table:table-cell table:style-name="ce45" office:value-type="percentage" office:value="0.1214" calcext:value-type="percentage">
            <text:p>12,14%</text:p>
          </table:table-cell>
          <table:table-cell office:value-type="string" calcext:value-type="string">
            <text:p>Balance</text:p>
          </table:table-cell>
        </table:table-row>
        <table:table-row table:style-name="ro3">
          <table:table-cell office:value-type="string" calcext:value-type="string">
            <text:p>Cleveland</text:p>
          </table:table-cell>
          <table:table-cell table:style-name="ce45" office:value-type="percentage" office:value="0.679" calcext:value-type="percentage">
            <text:p>67,90%</text:p>
          </table:table-cell>
          <table:table-cell table:style-name="ce45" office:value-type="percentage" office:value="0.671" calcext:value-type="percentage">
            <text:p>67,10%</text:p>
          </table:table-cell>
          <table:table-cell table:style-name="ce45" office:value-type="percentage" office:value="0.6552" calcext:value-type="percentage">
            <text:p>65,52%</text:p>
          </table:table-cell>
          <table:table-cell table:style-name="ce45" office:value-type="percentage" office:value="0.5889" calcext:value-type="percentage">
            <text:p>58,89%</text:p>
          </table:table-cell>
          <table:table-cell table:style-name="ce45" office:value-type="percentage" office:value="0.7652" calcext:value-type="percentage">
            <text:p>76,52%</text:p>
          </table:table-cell>
          <table:table-cell table:style-name="ce45" office:value-type="percentage" office:value="0.6755" calcext:value-type="percentage">
            <text:p>67,55%</text:p>
          </table:table-cell>
          <table:table-cell table:style-name="ce45" office:value-type="percentage" office:value="0.7438" calcext:value-type="percentage">
            <text:p>74,38%</text:p>
          </table:table-cell>
          <table:table-cell table:style-name="ce45" office:value-type="percentage" office:value="0.71" calcext:value-type="percentage">
            <text:p>71,00%</text:p>
          </table:table-cell>
          <table:table-cell table:style-name="ce45" office:value-type="percentage" office:value="0.532" calcext:value-type="percentage">
            <text:p>53,20%</text:p>
          </table:table-cell>
          <table:table-cell table:style-name="ce45" office:value-type="percentage" office:value="0.5037" calcext:value-type="percentage">
            <text:p>50,37%</text:p>
          </table:table-cell>
          <table:table-cell table:style-name="ce45" office:value-type="percentage" office:value="0.5241" calcext:value-type="percentage">
            <text:p>52,41%</text:p>
          </table:table-cell>
          <table:table-cell table:style-name="ce45" office:value-type="percentage" office:value="0.5451" calcext:value-type="percentage">
            <text:p>54,51%</text:p>
          </table:table-cell>
          <table:table-cell office:value-type="string" calcext:value-type="string">
            <text:p>Cleveland</text:p>
          </table:table-cell>
        </table:table-row>
        <table:table-row table:style-name="ro3">
          <table:table-cell office:value-type="string" calcext:value-type="string">
            <text:p>Dermatology</text:p>
          </table:table-cell>
          <table:table-cell table:style-name="ce45" office:value-type="percentage" office:value="0.8761" calcext:value-type="percentage">
            <text:p>87,61%</text:p>
          </table:table-cell>
          <table:table-cell table:style-name="ce45" office:value-type="percentage" office:value="0.6234" calcext:value-type="percentage">
            <text:p>62,34%</text:p>
          </table:table-cell>
          <table:table-cell table:style-name="ce45" office:value-type="percentage" office:value="0.5617" calcext:value-type="percentage">
            <text:p>56,17%</text:p>
          </table:table-cell>
          <table:table-cell table:style-name="ce45" office:value-type="percentage" office:value="0.4915" calcext:value-type="percentage">
            <text:p>49,15%</text:p>
          </table:table-cell>
          <table:table-cell table:style-name="ce45" office:value-type="percentage" office:value="0.3057" calcext:value-type="percentage">
            <text:p>30,57%</text:p>
          </table:table-cell>
          <table:table-cell table:style-name="ce45" office:value-type="percentage" office:value="0.2614" calcext:value-type="percentage">
            <text:p>26,14%</text:p>
          </table:table-cell>
          <table:table-cell table:style-name="ce45" office:value-type="percentage" office:value="0.1584" calcext:value-type="percentage">
            <text:p>15,84%</text:p>
          </table:table-cell>
          <table:table-cell table:style-name="ce45" office:value-type="percentage" office:value="0.1521" calcext:value-type="percentage">
            <text:p>15,21%</text:p>
          </table:table-cell>
          <table:table-cell table:style-name="ce45" office:value-type="percentage" office:value="0.3672" calcext:value-type="percentage">
            <text:p>36,72%</text:p>
          </table:table-cell>
          <table:table-cell table:style-name="ce45" office:value-type="percentage" office:value="0.3573" calcext:value-type="percentage">
            <text:p>35,73%</text:p>
          </table:table-cell>
          <table:table-cell table:style-name="ce45" office:value-type="percentage" office:value="0.3979" calcext:value-type="percentage">
            <text:p>39,79%</text:p>
          </table:table-cell>
          <table:table-cell table:style-name="ce45" office:value-type="percentage" office:value="0.3686" calcext:value-type="percentage">
            <text:p>36,86%</text:p>
          </table:table-cell>
          <table:table-cell office:value-type="string" calcext:value-type="string">
            <text:p>Dermatology</text:p>
          </table:table-cell>
        </table:table-row>
        <table:table-row table:style-name="ro3">
          <table:table-cell office:value-type="string" calcext:value-type="string">
            <text:p>Hayes-roth</text:p>
          </table:table-cell>
          <table:table-cell table:style-name="ce45" office:value-type="percentage" office:value="0.6151" calcext:value-type="percentage">
            <text:p>61,51%</text:p>
          </table:table-cell>
          <table:table-cell table:style-name="ce45" office:value-type="percentage" office:value="0.6436" calcext:value-type="percentage">
            <text:p>64,36%</text:p>
          </table:table-cell>
          <table:table-cell table:style-name="ce45" office:value-type="percentage" office:value="0.621" calcext:value-type="percentage">
            <text:p>62,10%</text:p>
          </table:table-cell>
          <table:table-cell table:style-name="ce45" office:value-type="percentage" office:value="0.5936" calcext:value-type="percentage">
            <text:p>59,36%</text:p>
          </table:table-cell>
          <table:table-cell table:style-name="ce45" office:value-type="percentage" office:value="0.56" calcext:value-type="percentage">
            <text:p>56,00%</text:p>
          </table:table-cell>
          <table:table-cell table:style-name="ce45" office:value-type="percentage" office:value="0.597" calcext:value-type="percentage">
            <text:p>59,70%</text:p>
          </table:table-cell>
          <table:table-cell table:style-name="ce45" office:value-type="percentage" office:value="0.4677" calcext:value-type="percentage">
            <text:p>46,77%</text:p>
          </table:table-cell>
          <table:table-cell table:style-name="ce45" office:value-type="percentage" office:value="0.471" calcext:value-type="percentage">
            <text:p>47,10%</text:p>
          </table:table-cell>
          <table:table-cell table:style-name="ce45" office:value-type="percentage" office:value="0.3651" calcext:value-type="percentage">
            <text:p>36,51%</text:p>
          </table:table-cell>
          <table:table-cell table:style-name="ce45" office:value-type="percentage" office:value="0.3533" calcext:value-type="percentage">
            <text:p>35,33%</text:p>
          </table:table-cell>
          <table:table-cell table:style-name="ce45" office:value-type="percentage" office:value="0.4069" calcext:value-type="percentage">
            <text:p>40,69%</text:p>
          </table:table-cell>
          <table:table-cell table:style-name="ce45" office:value-type="percentage" office:value="0.4538" calcext:value-type="percentage">
            <text:p>45,38%</text:p>
          </table:table-cell>
          <table:table-cell office:value-type="string" calcext:value-type="string">
            <text:p>Hayes-roth</text:p>
          </table:table-cell>
        </table:table-row>
        <table:table-row table:style-name="ro3">
          <table:table-cell office:value-type="string" calcext:value-type="string">
            <text:p>Heart</text:p>
          </table:table-cell>
          <table:table-cell table:style-name="ce45" office:value-type="percentage" office:value="0.3273" calcext:value-type="percentage">
            <text:p>32,73%</text:p>
          </table:table-cell>
          <table:table-cell table:style-name="ce45" office:value-type="percentage" office:value="0.312" calcext:value-type="percentage">
            <text:p>31,20%</text:p>
          </table:table-cell>
          <table:table-cell table:style-name="ce45" office:value-type="percentage" office:value="0.2932" calcext:value-type="percentage">
            <text:p>29,32%</text:p>
          </table:table-cell>
          <table:table-cell table:style-name="ce45" office:value-type="percentage" office:value="0.2765" calcext:value-type="percentage">
            <text:p>27,65%</text:p>
          </table:table-cell>
          <table:table-cell table:style-name="ce45" office:value-type="percentage" office:value="0.38" calcext:value-type="percentage">
            <text:p>38,00%</text:p>
          </table:table-cell>
          <table:table-cell table:style-name="ce45" office:value-type="percentage" office:value="0.3853" calcext:value-type="percentage">
            <text:p>38,53%</text:p>
          </table:table-cell>
          <table:table-cell table:style-name="ce45" office:value-type="percentage" office:value="0.3578" calcext:value-type="percentage">
            <text:p>35,78%</text:p>
          </table:table-cell>
          <table:table-cell table:style-name="ce45" office:value-type="percentage" office:value="0.3522" calcext:value-type="percentage">
            <text:p>35,22%</text:p>
          </table:table-cell>
          <table:table-cell table:style-name="ce45" office:value-type="percentage" office:value="0.153" calcext:value-type="percentage">
            <text:p>15,30%</text:p>
          </table:table-cell>
          <table:table-cell table:style-name="ce45" office:value-type="percentage" office:value="0.1591" calcext:value-type="percentage">
            <text:p>15,91%</text:p>
          </table:table-cell>
          <table:table-cell table:style-name="ce45" office:value-type="percentage" office:value="0.1846" calcext:value-type="percentage">
            <text:p>18,46%</text:p>
          </table:table-cell>
          <table:table-cell table:style-name="ce45" office:value-type="percentage" office:value="0.1998" calcext:value-type="percentage">
            <text:p>19,98%</text:p>
          </table:table-cell>
          <table:table-cell office:value-type="string" calcext:value-type="string">
            <text:p>Heart</text:p>
          </table:table-cell>
        </table:table-row>
        <table:table-row table:style-name="ro3">
          <table:table-cell office:value-type="string" calcext:value-type="string">
            <text:p>Housevotes</text:p>
          </table:table-cell>
          <table:table-cell table:style-name="ce45" office:value-type="percentage" office:value="0.086" calcext:value-type="percentage">
            <text:p>8,60%</text:p>
          </table:table-cell>
          <table:table-cell table:style-name="ce45" office:value-type="percentage" office:value="0.0613" calcext:value-type="percentage">
            <text:p>6,13%</text:p>
          </table:table-cell>
          <table:table-cell table:style-name="ce45" office:value-type="percentage" office:value="0.0516" calcext:value-type="percentage">
            <text:p>5,16%</text:p>
          </table:table-cell>
          <table:table-cell table:style-name="ce45" office:value-type="percentage" office:value="0.0597" calcext:value-type="percentage">
            <text:p>5,97%</text:p>
          </table:table-cell>
          <table:table-cell table:style-name="ce45" office:value-type="percentage" office:value="0.0612" calcext:value-type="percentage">
            <text:p>6,12%</text:p>
          </table:table-cell>
          <table:table-cell table:style-name="ce45" office:value-type="percentage" office:value="0.0748" calcext:value-type="percentage">
            <text:p>7,48%</text:p>
          </table:table-cell>
          <table:table-cell table:style-name="ce45" office:value-type="percentage" office:value="0.158" calcext:value-type="percentage">
            <text:p>15,80%</text:p>
          </table:table-cell>
          <table:table-cell table:style-name="ce45" office:value-type="percentage" office:value="0.2022" calcext:value-type="percentage">
            <text:p>20,22%</text:p>
          </table:table-cell>
          <table:table-cell table:style-name="ce45" office:value-type="percentage" office:value="0.0349" calcext:value-type="percentage">
            <text:p>3,49%</text:p>
          </table:table-cell>
          <table:table-cell table:style-name="ce45" office:value-type="percentage" office:value="0.0333" calcext:value-type="percentage">
            <text:p>3,33%</text:p>
          </table:table-cell>
          <table:table-cell table:style-name="ce45" office:value-type="percentage" office:value="0.0354" calcext:value-type="percentage">
            <text:p>3,54%</text:p>
          </table:table-cell>
          <table:table-cell table:style-name="ce45" office:value-type="percentage" office:value="0.0406" calcext:value-type="percentage">
            <text:p>4,06%</text:p>
          </table:table-cell>
          <table:table-cell office:value-type="string" calcext:value-type="string">
            <text:p>Housevotes</text:p>
          </table:table-cell>
        </table:table-row>
        <table:table-row table:style-name="ro3">
          <table:table-cell office:value-type="string" calcext:value-type="string">
            <text:p>Ionosphere</text:p>
          </table:table-cell>
          <table:table-cell table:style-name="ce45" office:value-type="percentage" office:value="0.2094" calcext:value-type="percentage">
            <text:p>20,94%</text:p>
          </table:table-cell>
          <table:table-cell table:style-name="ce45" office:value-type="percentage" office:value="0.1622" calcext:value-type="percentage">
            <text:p>16,22%</text:p>
          </table:table-cell>
          <table:table-cell table:style-name="ce45" office:value-type="percentage" office:value="0.1438" calcext:value-type="percentage">
            <text:p>14,38%</text:p>
          </table:table-cell>
          <table:table-cell table:style-name="ce45" office:value-type="percentage" office:value="0.1313" calcext:value-type="percentage">
            <text:p>13,13%</text:p>
          </table:table-cell>
          <table:table-cell table:style-name="ce45" office:value-type="percentage" office:value="0.1548" calcext:value-type="percentage">
            <text:p>15,48%</text:p>
          </table:table-cell>
          <table:table-cell table:style-name="ce45" office:value-type="percentage" office:value="0.1664" calcext:value-type="percentage">
            <text:p>16,64%</text:p>
          </table:table-cell>
          <table:table-cell table:style-name="ce45" office:value-type="percentage" office:value="0.2182" calcext:value-type="percentage">
            <text:p>21,82%</text:p>
          </table:table-cell>
          <table:table-cell table:style-name="ce45" office:value-type="percentage" office:value="0.2492" calcext:value-type="percentage">
            <text:p>24,92%</text:p>
          </table:table-cell>
          <table:table-cell table:style-name="ce45" office:value-type="percentage" office:value="0.0812" calcext:value-type="percentage">
            <text:p>8,12%</text:p>
          </table:table-cell>
          <table:table-cell table:style-name="ce45" office:value-type="percentage" office:value="0.093" calcext:value-type="percentage">
            <text:p>9,30%</text:p>
          </table:table-cell>
          <table:table-cell table:style-name="ce45" office:value-type="percentage" office:value="0.0802" calcext:value-type="percentage">
            <text:p>8,02%</text:p>
          </table:table-cell>
          <table:table-cell table:style-name="ce45" office:value-type="percentage" office:value="0.08" calcext:value-type="percentage">
            <text:p>8,00%</text:p>
          </table:table-cell>
          <table:table-cell office:value-type="string" calcext:value-type="string">
            <text:p>Ionosphere</text:p>
          </table:table-cell>
        </table:table-row>
        <table:table-row table:style-name="ro3">
          <table:table-cell office:value-type="string" calcext:value-type="string">
            <text:p>Liverdisorder</text:p>
          </table:table-cell>
          <table:table-cell table:style-name="ce45" office:value-type="percentage" office:value="0.4129" calcext:value-type="percentage">
            <text:p>41,29%</text:p>
          </table:table-cell>
          <table:table-cell table:style-name="ce45" office:value-type="percentage" office:value="0.3084" calcext:value-type="percentage">
            <text:p>30,84%</text:p>
          </table:table-cell>
          <table:table-cell table:style-name="ce45" office:value-type="percentage" office:value="0.2832" calcext:value-type="percentage">
            <text:p>28,32%</text:p>
          </table:table-cell>
          <table:table-cell table:style-name="ce45" office:value-type="percentage" office:value="0.2783" calcext:value-type="percentage">
            <text:p>27,83%</text:p>
          </table:table-cell>
          <table:table-cell table:style-name="ce45" office:value-type="percentage" office:value="0.4148" calcext:value-type="percentage">
            <text:p>41,48%</text:p>
          </table:table-cell>
          <table:table-cell table:style-name="ce45" office:value-type="percentage" office:value="0.4153" calcext:value-type="percentage">
            <text:p>41,53%</text:p>
          </table:table-cell>
          <table:table-cell table:style-name="ce45" office:value-type="percentage" office:value="0.4107" calcext:value-type="percentage">
            <text:p>41,07%</text:p>
          </table:table-cell>
          <table:table-cell table:style-name="ce45" office:value-type="percentage" office:value="0.4048" calcext:value-type="percentage">
            <text:p>40,48%</text:p>
          </table:table-cell>
          <table:table-cell table:style-name="ce45" office:value-type="percentage" office:value="0.2741" calcext:value-type="percentage">
            <text:p>27,41%</text:p>
          </table:table-cell>
          <table:table-cell table:style-name="ce45" office:value-type="percentage" office:value="0.2844" calcext:value-type="percentage">
            <text:p>28,44%</text:p>
          </table:table-cell>
          <table:table-cell table:style-name="ce45" office:value-type="percentage" office:value="0.2791" calcext:value-type="percentage">
            <text:p>27,91%</text:p>
          </table:table-cell>
          <table:table-cell table:style-name="ce45" office:value-type="percentage" office:value="0.2922" calcext:value-type="percentage">
            <text:p>29,22%</text:p>
          </table:table-cell>
          <table:table-cell office:value-type="string" calcext:value-type="string">
            <text:p>Liverdisorder</text:p>
          </table:table-cell>
        </table:table-row>
        <table:table-row table:style-name="ro3">
          <table:table-cell office:value-type="string" calcext:value-type="string">
            <text:p>Mammographic</text:p>
          </table:table-cell>
          <table:table-cell table:style-name="ce45" office:value-type="percentage" office:value="0.3134" calcext:value-type="percentage">
            <text:p>31,34%</text:p>
          </table:table-cell>
          <table:table-cell table:style-name="ce45" office:value-type="percentage" office:value="0.2138" calcext:value-type="percentage">
            <text:p>21,38%</text:p>
          </table:table-cell>
          <table:table-cell table:style-name="ce45" office:value-type="percentage" office:value="0.1905" calcext:value-type="percentage">
            <text:p>19,05%</text:p>
          </table:table-cell>
          <table:table-cell table:style-name="ce45" office:value-type="percentage" office:value="0.1897" calcext:value-type="percentage">
            <text:p>18,97%</text:p>
          </table:table-cell>
          <table:table-cell table:style-name="ce45" office:value-type="percentage" office:value="0.3635" calcext:value-type="percentage">
            <text:p>36,35%</text:p>
          </table:table-cell>
          <table:table-cell table:style-name="ce45" office:value-type="percentage" office:value="0.4625" calcext:value-type="percentage">
            <text:p>46,25%</text:p>
          </table:table-cell>
          <table:table-cell table:style-name="ce45" office:value-type="percentage" office:value="0.2369" calcext:value-type="percentage">
            <text:p>23,69%</text:p>
          </table:table-cell>
          <table:table-cell table:style-name="ce45" office:value-type="percentage" office:value="0.2263" calcext:value-type="percentage">
            <text:p>22,63%</text:p>
          </table:table-cell>
          <table:table-cell table:style-name="ce45" office:value-type="percentage" office:value="0.1761" calcext:value-type="percentage">
            <text:p>17,61%</text:p>
          </table:table-cell>
          <table:table-cell table:style-name="ce45" office:value-type="percentage" office:value="0.1772" calcext:value-type="percentage">
            <text:p>17,72%</text:p>
          </table:table-cell>
          <table:table-cell table:style-name="ce45" office:value-type="percentage" office:value="0.1835" calcext:value-type="percentage">
            <text:p>18,35%</text:p>
          </table:table-cell>
          <table:table-cell table:style-name="ce45" office:value-type="percentage" office:value="0.177" calcext:value-type="percentage">
            <text:p>17,70%</text:p>
          </table:table-cell>
          <table:table-cell office:value-type="string" calcext:value-type="string">
            <text:p>Mammographic</text:p>
          </table:table-cell>
        </table:table-row>
        <table:table-row table:style-name="ro3">
          <table:table-cell office:value-type="string" calcext:value-type="string">
            <text:p>Parkinsons</text:p>
          </table:table-cell>
          <table:table-cell table:style-name="ce45" office:value-type="percentage" office:value="0.1832" calcext:value-type="percentage">
            <text:p>18,32%</text:p>
          </table:table-cell>
          <table:table-cell table:style-name="ce45" office:value-type="percentage" office:value="0.1741" calcext:value-type="percentage">
            <text:p>17,41%</text:p>
          </table:table-cell>
          <table:table-cell table:style-name="ce45" office:value-type="percentage" office:value="0.1704" calcext:value-type="percentage">
            <text:p>17,04%</text:p>
          </table:table-cell>
          <table:table-cell table:style-name="ce45" office:value-type="percentage" office:value="0.1726" calcext:value-type="percentage">
            <text:p>17,26%</text:p>
          </table:table-cell>
          <table:table-cell table:style-name="ce45" office:value-type="percentage" office:value="0.2561" calcext:value-type="percentage">
            <text:p>25,61%</text:p>
          </table:table-cell>
          <table:table-cell table:style-name="ce45" office:value-type="percentage" office:value="0.2406" calcext:value-type="percentage">
            <text:p>24,06%</text:p>
          </table:table-cell>
          <table:table-cell table:style-name="ce45" office:value-type="percentage" office:value="0.2416" calcext:value-type="percentage">
            <text:p>24,16%</text:p>
          </table:table-cell>
          <table:table-cell table:style-name="ce45" office:value-type="percentage" office:value="0.2467" calcext:value-type="percentage">
            <text:p>24,67%</text:p>
          </table:table-cell>
          <table:table-cell table:style-name="ce45" office:value-type="percentage" office:value="0.1377" calcext:value-type="percentage">
            <text:p>13,77%</text:p>
          </table:table-cell>
          <table:table-cell table:style-name="ce45" office:value-type="percentage" office:value="0.1453" calcext:value-type="percentage">
            <text:p>14,53%</text:p>
          </table:table-cell>
          <table:table-cell table:style-name="ce45" office:value-type="percentage" office:value="0.1833" calcext:value-type="percentage">
            <text:p>18,33%</text:p>
          </table:table-cell>
          <table:table-cell table:style-name="ce45" office:value-type="percentage" office:value="0.1891" calcext:value-type="percentage">
            <text:p>18,91%</text:p>
          </table:table-cell>
          <table:table-cell office:value-type="string" calcext:value-type="string">
            <text:p>Parkinsons</text:p>
          </table:table-cell>
        </table:table-row>
        <table:table-row table:style-name="ro3">
          <table:table-cell office:value-type="string" calcext:value-type="string">
            <text:p>Pima</text:p>
          </table:table-cell>
          <table:table-cell table:style-name="ce45" office:value-type="percentage" office:value="0.298" calcext:value-type="percentage">
            <text:p>29,80%</text:p>
          </table:table-cell>
          <table:table-cell table:style-name="ce45" office:value-type="percentage" office:value="0.2578" calcext:value-type="percentage">
            <text:p>25,78%</text:p>
          </table:table-cell>
          <table:table-cell table:number-columns-repeated="2" table:style-name="ce45" office:value-type="percentage" office:value="0.239" calcext:value-type="percentage">
            <text:p>23,90%</text:p>
          </table:table-cell>
          <table:table-cell table:style-name="ce45" office:value-type="percentage" office:value="0.3531" calcext:value-type="percentage">
            <text:p>35,31%</text:p>
          </table:table-cell>
          <table:table-cell table:style-name="ce45" office:value-type="percentage" office:value="0.3485" calcext:value-type="percentage">
            <text:p>34,85%</text:p>
          </table:table-cell>
          <table:table-cell table:style-name="ce45" office:value-type="percentage" office:value="0.3571" calcext:value-type="percentage">
            <text:p>35,71%</text:p>
          </table:table-cell>
          <table:table-cell table:style-name="ce45" office:value-type="percentage" office:value="0.3598" calcext:value-type="percentage">
            <text:p>35,98%</text:p>
          </table:table-cell>
          <table:table-cell table:style-name="ce45" office:value-type="percentage" office:value="0.2268" calcext:value-type="percentage">
            <text:p>22,68%</text:p>
          </table:table-cell>
          <table:table-cell table:style-name="ce45" office:value-type="percentage" office:value="0.2333" calcext:value-type="percentage">
            <text:p>23,33%</text:p>
          </table:table-cell>
          <table:table-cell table:style-name="ce45" office:value-type="percentage" office:value="0.2343" calcext:value-type="percentage">
            <text:p>23,43%</text:p>
          </table:table-cell>
          <table:table-cell table:style-name="ce45" office:value-type="percentage" office:value="0.2277" calcext:value-type="percentage">
            <text:p>22,77%</text:p>
          </table:table-cell>
          <table:table-cell office:value-type="string" calcext:value-type="string">
            <text:p>Pima</text:p>
          </table:table-cell>
        </table:table-row>
        <table:table-row table:style-name="ro3">
          <table:table-cell office:value-type="string" calcext:value-type="string">
            <text:p>Popfailures</text:p>
          </table:table-cell>
          <table:table-cell table:number-columns-repeated="2" table:style-name="ce45" office:value-type="percentage" office:value="0.0704" calcext:value-type="percentage">
            <text:p>7,04%</text:p>
          </table:table-cell>
          <table:table-cell table:style-name="ce45" office:value-type="percentage" office:value="0.0702" calcext:value-type="percentage">
            <text:p>7,02%</text:p>
          </table:table-cell>
          <table:table-cell table:style-name="ce45" office:value-type="percentage" office:value="0.0701" calcext:value-type="percentage">
            <text:p>7,01%</text:p>
          </table:table-cell>
          <table:table-cell table:style-name="ce45" office:value-type="percentage" office:value="0.0544" calcext:value-type="percentage">
            <text:p>5,44%</text:p>
          </table:table-cell>
          <table:table-cell table:style-name="ce45" office:value-type="percentage" office:value="0.0518" calcext:value-type="percentage">
            <text:p>5,18%</text:p>
          </table:table-cell>
          <table:table-cell table:style-name="ce45" office:value-type="percentage" office:value="0.0544" calcext:value-type="percentage">
            <text:p>5,44%</text:p>
          </table:table-cell>
          <table:table-cell table:style-name="ce45" office:value-type="percentage" office:value="0.0575" calcext:value-type="percentage">
            <text:p>5,75%</text:p>
          </table:table-cell>
          <table:table-cell table:style-name="ce45" office:value-type="percentage" office:value="0.0506" calcext:value-type="percentage">
            <text:p>5,06%</text:p>
          </table:table-cell>
          <table:table-cell table:style-name="ce45" office:value-type="percentage" office:value="0.0468" calcext:value-type="percentage">
            <text:p>4,68%</text:p>
          </table:table-cell>
          <table:table-cell table:style-name="ce45" office:value-type="percentage" office:value="0.0428" calcext:value-type="percentage">
            <text:p>4,28%</text:p>
          </table:table-cell>
          <table:table-cell table:style-name="ce45" office:value-type="percentage" office:value="0.0437" calcext:value-type="percentage">
            <text:p>4,37%</text:p>
          </table:table-cell>
          <table:table-cell office:value-type="string" calcext:value-type="string">
            <text:p>Popfailures</text:p>
          </table:table-cell>
        </table:table-row>
        <table:table-row table:style-name="ro3">
          <table:table-cell office:value-type="string" calcext:value-type="string">
            <text:p>Regions2</text:p>
          </table:table-cell>
          <table:table-cell table:style-name="ce45" office:value-type="percentage" office:value="0.4224" calcext:value-type="percentage">
            <text:p>42,24%</text:p>
          </table:table-cell>
          <table:table-cell table:style-name="ce45" office:value-type="percentage" office:value="0.3829" calcext:value-type="percentage">
            <text:p>38,29%</text:p>
          </table:table-cell>
          <table:table-cell table:style-name="ce45" office:value-type="percentage" office:value="0.4232" calcext:value-type="percentage">
            <text:p>42,32%</text:p>
          </table:table-cell>
          <table:table-cell table:style-name="ce45" office:value-type="percentage" office:value="0.6507" calcext:value-type="percentage">
            <text:p>65,07%</text:p>
          </table:table-cell>
          <table:table-cell table:style-name="ce45" office:value-type="percentage" office:value="0.2759" calcext:value-type="percentage">
            <text:p>27,59%</text:p>
          </table:table-cell>
          <table:table-cell table:style-name="ce45" office:value-type="percentage" office:value="0.2985" calcext:value-type="percentage">
            <text:p>29,85%</text:p>
          </table:table-cell>
          <table:table-cell table:style-name="ce45" office:value-type="percentage" office:value="0.3019" calcext:value-type="percentage">
            <text:p>30,19%</text:p>
          </table:table-cell>
          <table:table-cell table:style-name="ce45" office:value-type="percentage" office:value="0.3105" calcext:value-type="percentage">
            <text:p>31,05%</text:p>
          </table:table-cell>
          <table:table-cell table:style-name="ce45" office:value-type="percentage" office:value="0.2591" calcext:value-type="percentage">
            <text:p>25,91%</text:p>
          </table:table-cell>
          <table:table-cell table:style-name="ce45" office:value-type="percentage" office:value="0.2518" calcext:value-type="percentage">
            <text:p>25,18%</text:p>
          </table:table-cell>
          <table:table-cell table:style-name="ce45" office:value-type="percentage" office:value="0.2597" calcext:value-type="percentage">
            <text:p>25,97%</text:p>
          </table:table-cell>
          <table:table-cell table:style-name="ce45" office:value-type="percentage" office:value="0.2742" calcext:value-type="percentage">
            <text:p>27,42%</text:p>
          </table:table-cell>
          <table:table-cell office:value-type="string" calcext:value-type="string">
            <text:p>Regions2</text:p>
          </table:table-cell>
        </table:table-row>
        <table:table-row table:style-name="ro3">
          <table:table-cell office:value-type="string" calcext:value-type="string">
            <text:p>Saheart</text:p>
          </table:table-cell>
          <table:table-cell table:style-name="ce45" office:value-type="percentage" office:value="0.3412" calcext:value-type="percentage">
            <text:p>34,12%</text:p>
          </table:table-cell>
          <table:table-cell table:style-name="ce45" office:value-type="percentage" office:value="0.3219" calcext:value-type="percentage">
            <text:p>32,19%</text:p>
          </table:table-cell>
          <table:table-cell table:style-name="ce45" office:value-type="percentage" office:value="0.3202" calcext:value-type="percentage">
            <text:p>32,02%</text:p>
          </table:table-cell>
          <table:table-cell table:style-name="ce45" office:value-type="percentage" office:value="0.3122" calcext:value-type="percentage">
            <text:p>31,22%</text:p>
          </table:table-cell>
          <table:table-cell table:style-name="ce45" office:value-type="percentage" office:value="0.347" calcext:value-type="percentage">
            <text:p>34,70%</text:p>
          </table:table-cell>
          <table:table-cell table:style-name="ce45" office:value-type="percentage" office:value="0.3404" calcext:value-type="percentage">
            <text:p>34,04%</text:p>
          </table:table-cell>
          <table:table-cell table:style-name="ce45" office:value-type="percentage" office:value="0.3548" calcext:value-type="percentage">
            <text:p>35,48%</text:p>
          </table:table-cell>
          <table:table-cell table:style-name="ce45" office:value-type="percentage" office:value="0.3472" calcext:value-type="percentage">
            <text:p>34,72%</text:p>
          </table:table-cell>
          <table:table-cell table:style-name="ce45" office:value-type="percentage" office:value="0.2763" calcext:value-type="percentage">
            <text:p>27,63%</text:p>
          </table:table-cell>
          <table:table-cell table:style-name="ce45" office:value-type="percentage" office:value="0.2946" calcext:value-type="percentage">
            <text:p>29,46%</text:p>
          </table:table-cell>
          <table:table-cell table:style-name="ce45" office:value-type="percentage" office:value="0.2695" calcext:value-type="percentage">
            <text:p>26,95%</text:p>
          </table:table-cell>
          <table:table-cell table:style-name="ce45" office:value-type="percentage" office:value="0.2783" calcext:value-type="percentage">
            <text:p>27,83%</text:p>
          </table:table-cell>
          <table:table-cell office:value-type="string" calcext:value-type="string">
            <text:p>Saheart</text:p>
          </table:table-cell>
        </table:table-row>
        <table:table-row table:style-name="ro3">
          <table:table-cell office:value-type="string" calcext:value-type="string">
            <text:p>Segment</text:p>
          </table:table-cell>
          <table:table-cell table:style-name="ce45" office:value-type="percentage" office:value="0.6467" calcext:value-type="percentage">
            <text:p>64,67%</text:p>
          </table:table-cell>
          <table:table-cell table:style-name="ce45" office:value-type="percentage" office:value="0.5968" calcext:value-type="percentage">
            <text:p>59,68%</text:p>
          </table:table-cell>
          <table:table-cell table:style-name="ce45" office:value-type="percentage" office:value="0.5922" calcext:value-type="percentage">
            <text:p>59,22%</text:p>
          </table:table-cell>
          <table:table-cell table:style-name="ce45" office:value-type="percentage" office:value="0.5912" calcext:value-type="percentage">
            <text:p>59,12%</text:p>
          </table:table-cell>
          <table:table-cell table:style-name="ce45" office:value-type="percentage" office:value="0.6396" calcext:value-type="percentage">
            <text:p>63,96%</text:p>
          </table:table-cell>
          <table:table-cell table:style-name="ce45" office:value-type="percentage" office:value="0.4975" calcext:value-type="percentage">
            <text:p>49,75%</text:p>
          </table:table-cell>
          <table:table-cell table:style-name="ce45" office:value-type="percentage" office:value="0.4533" calcext:value-type="percentage">
            <text:p>45,33%</text:p>
          </table:table-cell>
          <table:table-cell table:style-name="ce45" office:value-type="percentage" office:value="0.4721" calcext:value-type="percentage">
            <text:p>47,21%</text:p>
          </table:table-cell>
          <table:table-cell table:style-name="ce45" office:value-type="percentage" office:value="0.5566" calcext:value-type="percentage">
            <text:p>55,66%</text:p>
          </table:table-cell>
          <table:table-cell table:style-name="ce45" office:value-type="percentage" office:value="0.4922" calcext:value-type="percentage">
            <text:p>49,22%</text:p>
          </table:table-cell>
          <table:table-cell table:number-columns-repeated="2" table:style-name="ce45" office:value-type="percentage" office:value="0.3982" calcext:value-type="percentage">
            <text:p>39,82%</text:p>
          </table:table-cell>
          <table:table-cell office:value-type="string" calcext:value-type="string">
            <text:p>Segment</text:p>
          </table:table-cell>
        </table:table-row>
        <table:table-row table:style-name="ro3">
          <table:table-cell office:value-type="string" calcext:value-type="string">
            <text:p>Spiral</text:p>
          </table:table-cell>
          <table:table-cell table:style-name="ce45" office:value-type="percentage" office:value="0.4955" calcext:value-type="percentage">
            <text:p>49,55%</text:p>
          </table:table-cell>
          <table:table-cell table:style-name="ce45" office:value-type="percentage" office:value="0.4487" calcext:value-type="percentage">
            <text:p>44,87%</text:p>
          </table:table-cell>
          <table:table-cell table:style-name="ce45" office:value-type="percentage" office:value="0.4479" calcext:value-type="percentage">
            <text:p>44,79%</text:p>
          </table:table-cell>
          <table:table-cell table:style-name="ce45" office:value-type="percentage" office:value="0.4574" calcext:value-type="percentage">
            <text:p>45,74%</text:p>
          </table:table-cell>
          <table:table-cell table:style-name="ce45" office:value-type="percentage" office:value="0.4688" calcext:value-type="percentage">
            <text:p>46,88%</text:p>
          </table:table-cell>
          <table:table-cell table:style-name="ce45" office:value-type="percentage" office:value="0.489" calcext:value-type="percentage">
            <text:p>48,90%</text:p>
          </table:table-cell>
          <table:table-cell table:style-name="ce45" office:value-type="percentage" office:value="0.4598" calcext:value-type="percentage">
            <text:p>45,98%</text:p>
          </table:table-cell>
          <table:table-cell table:style-name="ce45" office:value-type="percentage" office:value="0.4487" calcext:value-type="percentage">
            <text:p>44,87%</text:p>
          </table:table-cell>
          <table:table-cell table:style-name="ce45" office:value-type="percentage" office:value="0.4081" calcext:value-type="percentage">
            <text:p>40,81%</text:p>
          </table:table-cell>
          <table:table-cell table:style-name="ce45" office:value-type="percentage" office:value="0.2358" calcext:value-type="percentage">
            <text:p>23,58%</text:p>
          </table:table-cell>
          <table:table-cell table:style-name="ce45" office:value-type="percentage" office:value="0.1248" calcext:value-type="percentage">
            <text:p>12,48%</text:p>
          </table:table-cell>
          <table:table-cell table:style-name="ce45" office:value-type="percentage" office:value="0.0899" calcext:value-type="percentage">
            <text:p>8,99%</text:p>
          </table:table-cell>
          <table:table-cell office:value-type="string" calcext:value-type="string">
            <text:p>Spiral</text:p>
          </table:table-cell>
        </table:table-row>
        <table:table-row table:style-name="ro3">
          <table:table-cell office:value-type="string" calcext:value-type="string">
            <text:p>Wdbc</text:p>
          </table:table-cell>
          <table:table-cell table:style-name="ce45" office:value-type="percentage" office:value="0.0911" calcext:value-type="percentage">
            <text:p>9,11%</text:p>
          </table:table-cell>
          <table:table-cell table:style-name="ce45" office:value-type="percentage" office:value="0.0727" calcext:value-type="percentage">
            <text:p>7,27%</text:p>
          </table:table-cell>
          <table:table-cell table:style-name="ce45" office:value-type="percentage" office:value="0.0631" calcext:value-type="percentage">
            <text:p>6,31%</text:p>
          </table:table-cell>
          <table:table-cell table:style-name="ce45" office:value-type="percentage" office:value="0.063" calcext:value-type="percentage">
            <text:p>6,30%</text:p>
          </table:table-cell>
          <table:table-cell table:style-name="ce45" office:value-type="percentage" office:value="0.3894" calcext:value-type="percentage">
            <text:p>38,94%</text:p>
          </table:table-cell>
          <table:table-cell table:style-name="ce45" office:value-type="percentage" office:value="0.3535" calcext:value-type="percentage">
            <text:p>35,35%</text:p>
          </table:table-cell>
          <table:table-cell table:style-name="ce45" office:value-type="percentage" office:value="0.2896" calcext:value-type="percentage">
            <text:p>28,96%</text:p>
          </table:table-cell>
          <table:table-cell table:style-name="ce45" office:value-type="percentage" office:value="0.2286" calcext:value-type="percentage">
            <text:p>22,86%</text:p>
          </table:table-cell>
          <table:table-cell table:style-name="ce45" office:value-type="percentage" office:value="0.0592" calcext:value-type="percentage">
            <text:p>5,92%</text:p>
          </table:table-cell>
          <table:table-cell table:style-name="ce45" office:value-type="percentage" office:value="0.052" calcext:value-type="percentage">
            <text:p>5,20%</text:p>
          </table:table-cell>
          <table:table-cell table:style-name="ce45" office:value-type="percentage" office:value="0.0523" calcext:value-type="percentage">
            <text:p>5,23%</text:p>
          </table:table-cell>
          <table:table-cell table:style-name="ce45" office:value-type="percentage" office:value="0.0594" calcext:value-type="percentage">
            <text:p>5,94%</text:p>
          </table:table-cell>
          <table:table-cell office:value-type="string" calcext:value-type="string">
            <text:p>Wdbc</text:p>
          </table:table-cell>
        </table:table-row>
        <table:table-row table:style-name="ro3">
          <table:table-cell office:value-type="string" calcext:value-type="string">
            <text:p>Wine</text:p>
          </table:table-cell>
          <table:table-cell table:style-name="ce45" office:value-type="percentage" office:value="0.2935" calcext:value-type="percentage">
            <text:p>29,35%</text:p>
          </table:table-cell>
          <table:table-cell table:style-name="ce45" office:value-type="percentage" office:value="0.3141" calcext:value-type="percentage">
            <text:p>31,41%</text:p>
          </table:table-cell>
          <table:table-cell table:style-name="ce45" office:value-type="percentage" office:value="0.2786" calcext:value-type="percentage">
            <text:p>27,86%</text:p>
          </table:table-cell>
          <table:table-cell table:style-name="ce45" office:value-type="percentage" office:value="0.2288" calcext:value-type="percentage">
            <text:p>22,88%</text:p>
          </table:table-cell>
          <table:table-cell table:style-name="ce45" office:value-type="percentage" office:value="0.5778" calcext:value-type="percentage">
            <text:p>57,78%</text:p>
          </table:table-cell>
          <table:table-cell table:style-name="ce45" office:value-type="percentage" office:value="0.294" calcext:value-type="percentage">
            <text:p>29,40%</text:p>
          </table:table-cell>
          <table:table-cell table:style-name="ce45" office:value-type="percentage" office:value="0.58" calcext:value-type="percentage">
            <text:p>58,00%</text:p>
          </table:table-cell>
          <table:table-cell table:style-name="ce45" office:value-type="percentage" office:value="0.5884" calcext:value-type="percentage">
            <text:p>58,84%</text:p>
          </table:table-cell>
          <table:table-cell table:style-name="ce45" office:value-type="percentage" office:value="0.0755" calcext:value-type="percentage">
            <text:p>7,55%</text:p>
          </table:table-cell>
          <table:table-cell table:style-name="ce45" office:value-type="percentage" office:value="0.0563" calcext:value-type="percentage">
            <text:p>5,63%</text:p>
          </table:table-cell>
          <table:table-cell table:style-name="ce45" office:value-type="percentage" office:value="0.1071" calcext:value-type="percentage">
            <text:p>10,71%</text:p>
          </table:table-cell>
          <table:table-cell table:style-name="ce45" office:value-type="percentage" office:value="0.0753" calcext:value-type="percentage">
            <text:p>7,53%</text:p>
          </table:table-cell>
          <table:table-cell office:value-type="string" calcext:value-type="string">
            <text:p>Wine</text:p>
          </table:table-cell>
        </table:table-row>
        <table:table-row table:style-name="ro3">
          <table:table-cell office:value-type="string" calcext:value-type="string">
            <text:p>z_f_s</text:p>
          </table:table-cell>
          <table:table-cell table:style-name="ce45" office:value-type="percentage" office:value="0.2217" calcext:value-type="percentage">
            <text:p>22,17%</text:p>
          </table:table-cell>
          <table:table-cell table:style-name="ce45" office:value-type="percentage" office:value="0.1316" calcext:value-type="percentage">
            <text:p>13,16%</text:p>
          </table:table-cell>
          <table:table-cell table:style-name="ce45" office:value-type="percentage" office:value="0.073" calcext:value-type="percentage">
            <text:p>7,30%</text:p>
          </table:table-cell>
          <table:table-cell table:style-name="ce45" office:value-type="percentage" office:value="0.1502" calcext:value-type="percentage">
            <text:p>15,02%</text:p>
          </table:table-cell>
          <table:table-cell table:style-name="ce45" office:value-type="percentage" office:value="0.5203" calcext:value-type="percentage">
            <text:p>52,03%</text:p>
          </table:table-cell>
          <table:table-cell table:style-name="ce45" office:value-type="percentage" office:value="0.4781" calcext:value-type="percentage">
            <text:p>47,81%</text:p>
          </table:table-cell>
          <table:table-cell table:style-name="ce45" office:value-type="percentage" office:value="0.2983" calcext:value-type="percentage">
            <text:p>29,83%</text:p>
          </table:table-cell>
          <table:table-cell table:style-name="ce45" office:value-type="percentage" office:value="0.2382" calcext:value-type="percentage">
            <text:p>23,82%</text:p>
          </table:table-cell>
          <table:table-cell table:style-name="ce45" office:value-type="percentage" office:value="0.0628" calcext:value-type="percentage">
            <text:p>6,28%</text:p>
          </table:table-cell>
          <table:table-cell table:style-name="ce45" office:value-type="percentage" office:value="0.039" calcext:value-type="percentage">
            <text:p>3,90%</text:p>
          </table:table-cell>
          <table:table-cell table:style-name="ce45" office:value-type="percentage" office:value="0.0339" calcext:value-type="percentage">
            <text:p>3,39%</text:p>
          </table:table-cell>
          <table:table-cell table:style-name="ce45" office:value-type="percentage" office:value="0.04" calcext:value-type="percentage">
            <text:p>4,00%</text:p>
          </table:table-cell>
          <table:table-cell office:value-type="string" calcext:value-type="string">
            <text:p>z_f_s</text:p>
          </table:table-cell>
        </table:table-row>
        <table:table-row table:style-name="ro3">
          <table:table-cell office:value-type="string" calcext:value-type="string">
            <text:p>zO_NF_S</text:p>
          </table:table-cell>
          <table:table-cell table:style-name="ce45" office:value-type="percentage" office:value="0.1541" calcext:value-type="percentage">
            <text:p>15,41%</text:p>
          </table:table-cell>
          <table:table-cell table:style-name="ce45" office:value-type="percentage" office:value="0.0902" calcext:value-type="percentage">
            <text:p>9,02%</text:p>
          </table:table-cell>
          <table:table-cell table:style-name="ce45" office:value-type="percentage" office:value="0.0662" calcext:value-type="percentage">
            <text:p>6,62%</text:p>
          </table:table-cell>
          <table:table-cell table:style-name="ce45" office:value-type="percentage" office:value="0.1239" calcext:value-type="percentage">
            <text:p>12,39%</text:p>
          </table:table-cell>
          <table:table-cell table:style-name="ce45" office:value-type="percentage" office:value="0.4984" calcext:value-type="percentage">
            <text:p>49,84%</text:p>
          </table:table-cell>
          <table:table-cell table:style-name="ce45" office:value-type="percentage" office:value="0.4743" calcext:value-type="percentage">
            <text:p>47,43%</text:p>
          </table:table-cell>
          <table:table-cell table:style-name="ce45" office:value-type="percentage" office:value="0.3009" calcext:value-type="percentage">
            <text:p>30,09%</text:p>
          </table:table-cell>
          <table:table-cell table:style-name="ce45" office:value-type="percentage" office:value="0.2842" calcext:value-type="percentage">
            <text:p>28,42%</text:p>
          </table:table-cell>
          <table:table-cell table:style-name="ce45" office:value-type="percentage" office:value="0.0703" calcext:value-type="percentage">
            <text:p>7,03%</text:p>
          </table:table-cell>
          <table:table-cell table:style-name="ce45" office:value-type="percentage" office:value="0.0399" calcext:value-type="percentage">
            <text:p>3,99%</text:p>
          </table:table-cell>
          <table:table-cell table:style-name="ce45" office:value-type="percentage" office:value="0.0339" calcext:value-type="percentage">
            <text:p>3,39%</text:p>
          </table:table-cell>
          <table:table-cell table:style-name="ce45" office:value-type="percentage" office:value="0.0424" calcext:value-type="percentage">
            <text:p>4,24%</text:p>
          </table:table-cell>
          <table:table-cell office:value-type="string" calcext:value-type="string">
            <text:p>zO_NF_S</text:p>
          </table:table-cell>
        </table:table-row>
        <table:table-row table:style-name="ro3">
          <table:table-cell office:value-type="string" calcext:value-type="string">
            <text:p>ZONF_S</text:p>
          </table:table-cell>
          <table:table-cell table:style-name="ce45" office:value-type="percentage" office:value="0.0402" calcext:value-type="percentage">
            <text:p>4,02%</text:p>
          </table:table-cell>
          <table:table-cell table:style-name="ce45" office:value-type="percentage" office:value="0.0403" calcext:value-type="percentage">
            <text:p>4,03%</text:p>
          </table:table-cell>
          <table:table-cell table:style-name="ce45" office:value-type="percentage" office:value="0.0303" calcext:value-type="percentage">
            <text:p>3,03%</text:p>
          </table:table-cell>
          <table:table-cell table:style-name="ce45" office:value-type="percentage" office:value="0.06" calcext:value-type="percentage">
            <text:p>6,00%</text:p>
          </table:table-cell>
          <table:table-cell table:style-name="ce45" office:value-type="percentage" office:value="0.1318" calcext:value-type="percentage">
            <text:p>13,18%</text:p>
          </table:table-cell>
          <table:table-cell table:style-name="ce45" office:value-type="percentage" office:value="0.1199" calcext:value-type="percentage">
            <text:p>11,99%</text:p>
          </table:table-cell>
          <table:table-cell table:style-name="ce45" office:value-type="percentage" office:value="0.0802" calcext:value-type="percentage">
            <text:p>8,02%</text:p>
          </table:table-cell>
          <table:table-cell table:style-name="ce45" office:value-type="percentage" office:value="0.0694" calcext:value-type="percentage">
            <text:p>6,94%</text:p>
          </table:table-cell>
          <table:table-cell table:style-name="ce45" office:value-type="percentage" office:value="0.0211" calcext:value-type="percentage">
            <text:p>2,11%</text:p>
          </table:table-cell>
          <table:table-cell table:style-name="ce45" office:value-type="percentage" office:value="0.0167" calcext:value-type="percentage">
            <text:p>1,67%</text:p>
          </table:table-cell>
          <table:table-cell table:style-name="ce45" office:value-type="percentage" office:value="0.0175" calcext:value-type="percentage">
            <text:p>1,75%</text:p>
          </table:table-cell>
          <table:table-cell table:style-name="ce45" office:value-type="percentage" office:value="0.0221" calcext:value-type="percentage">
            <text:p>2,21%</text:p>
          </table:table-cell>
          <table:table-cell office:value-type="string" calcext:value-type="string">
            <text:p>ZONF_S</text:p>
          </table:table-cell>
        </table:table-row>
        <table:table-row table:style-name="ro3">
          <table:table-cell office:value-type="string" calcext:value-type="string">
            <text:p>zoo</text:p>
          </table:table-cell>
          <table:table-cell table:style-name="ce45" office:value-type="percentage" office:value="0.2837" calcext:value-type="percentage">
            <text:p>28,37%</text:p>
          </table:table-cell>
          <table:table-cell table:style-name="ce45" office:value-type="percentage" office:value="0.2193" calcext:value-type="percentage">
            <text:p>21,93%</text:p>
          </table:table-cell>
          <table:table-cell table:style-name="ce45" office:value-type="percentage" office:value="0.2377" calcext:value-type="percentage">
            <text:p>23,77%</text:p>
          </table:table-cell>
          <table:table-cell table:style-name="ce45" office:value-type="percentage" office:value="0.3183" calcext:value-type="percentage">
            <text:p>31,83%</text:p>
          </table:table-cell>
          <table:table-cell table:style-name="ce45" office:value-type="percentage" office:value="0.1193" calcext:value-type="percentage">
            <text:p>11,93%</text:p>
          </table:table-cell>
          <table:table-cell table:style-name="ce45" office:value-type="percentage" office:value="0.1413" calcext:value-type="percentage">
            <text:p>14,13%</text:p>
          </table:table-cell>
          <table:table-cell table:style-name="ce45" office:value-type="percentage" office:value="0.2057" calcext:value-type="percentage">
            <text:p>20,57%</text:p>
          </table:table-cell>
          <table:table-cell table:style-name="ce45" office:value-type="percentage" office:value="0.2264" calcext:value-type="percentage">
            <text:p>22,64%</text:p>
          </table:table-cell>
          <table:table-cell table:style-name="ce45" office:value-type="percentage" office:value="0.131" calcext:value-type="percentage">
            <text:p>13,10%</text:p>
          </table:table-cell>
          <table:table-cell table:style-name="ce45" office:value-type="percentage" office:value="0.0933" calcext:value-type="percentage">
            <text:p>9,33%</text:p>
          </table:table-cell>
          <table:table-cell table:style-name="ce45" office:value-type="percentage" office:value="0.1587" calcext:value-type="percentage">
            <text:p>15,87%</text:p>
          </table:table-cell>
          <table:table-cell table:style-name="ce45" office:value-type="percentage" office:value="0.0773" calcext:value-type="percentage">
            <text:p>7,73%</text:p>
          </table:table-cell>
          <table:table-cell office:value-type="string" calcext:value-type="string">
            <text:p>zoo</text:p>
          </table:table-cell>
        </table:table-row>
        <table:table-row table:style-name="ro2">
          <table:table-cell table:style-name="ce42"/>
          <table:table-cell table:style-name="ce46" table:formula="of:=AVERAGE([.B3:.B26])" office:value-type="percentage" office:value="0.3283125" calcext:value-type="percentage">
            <text:p>32,83%</text:p>
          </table:table-cell>
          <table:table-cell table:style-name="ce46" table:formula="of:=AVERAGE([.C3:.C26])" office:value-type="percentage" office:value="0.2884125" calcext:value-type="percentage">
            <text:p>28,84%</text:p>
          </table:table-cell>
          <table:table-cell table:style-name="ce46" table:formula="of:=AVERAGE([.D3:.D26])" office:value-type="percentage" office:value="0.2755125" calcext:value-type="percentage">
            <text:p>27,55%</text:p>
          </table:table-cell>
          <table:table-cell table:style-name="ce46" table:formula="of:=AVERAGE([.E3:.E26])" office:value-type="percentage" office:value="0.283945833333333" calcext:value-type="percentage">
            <text:p>28,39%</text:p>
          </table:table-cell>
          <table:table-cell table:style-name="ce46" table:formula="of:=AVERAGE([.F3:.F26])" office:value-type="percentage" office:value="0.344525" calcext:value-type="percentage">
            <text:p>34,45%</text:p>
          </table:table-cell>
          <table:table-cell table:style-name="ce46" table:formula="of:=AVERAGE([.G3:.G26])" office:value-type="percentage" office:value="0.323575" calcext:value-type="percentage">
            <text:p>32,36%</text:p>
          </table:table-cell>
          <table:table-cell table:style-name="ce46" table:formula="of:=AVERAGE([.H3:.H26])" office:value-type="percentage" office:value="0.306458333333333" calcext:value-type="percentage">
            <text:p>30,65%</text:p>
          </table:table-cell>
          <table:table-cell table:style-name="ce46" table:formula="of:=AVERAGE([.I3:.I26])" office:value-type="percentage" office:value="0.302825" calcext:value-type="percentage">
            <text:p>30,28%</text:p>
          </table:table-cell>
          <table:table-cell table:style-name="ce46" table:formula="of:=AVERAGE([.J3:.J26])" office:value-type="percentage" office:value="0.205620833333333" calcext:value-type="percentage">
            <text:p>20,56%</text:p>
          </table:table-cell>
          <table:table-cell table:style-name="ce46" table:formula="of:=AVERAGE([.K3:.K26])" office:value-type="percentage" office:value="0.187341666666667" calcext:value-type="percentage">
            <text:p>18,73%</text:p>
          </table:table-cell>
          <table:table-cell table:style-name="ce46" table:formula="of:=AVERAGE([.L3:.L26])" office:value-type="percentage" office:value="0.185483333333333" calcext:value-type="percentage">
            <text:p>18,55%</text:p>
          </table:table-cell>
          <table:table-cell table:style-name="ce46" table:formula="of:=AVERAGE([.M3:.M26])" office:value-type="percentage" office:value="0.185225" calcext:value-type="percentage">
            <text:p>18,52%</text:p>
          </table:table-cell>
          <table:table-cell table:style-name="ce42"/>
        </table:table-row>
        <table:table-row table:style-name="ro3" table:number-rows-repeated="3">
          <table:table-cell table:number-columns-repeated="14"/>
        </table:table-row>
        <table:table-row table:style-name="ro3"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POSED</text:p>
          </table:table-cell>
          <table:table-cell table:number-columns-repeated="9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5" office:value-type="percentage" office:value="0.3283" calcext:value-type="percentage">
            <text:p>32,83%</text:p>
          </table:table-cell>
          <table:table-cell table:style-name="ce45" office:value-type="percentage" office:value="0.3445" calcext:value-type="percentage">
            <text:p>34,45%</text:p>
          </table:table-cell>
          <table:table-cell table:style-name="ce45" office:value-type="percentage" office:value="0.2056" calcext:value-type="percentage">
            <text:p>20,56%</text:p>
          </table:table-cell>
          <table:table-cell table:number-columns-repeated="9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45" office:value-type="percentage" office:value="0.2884" calcext:value-type="percentage">
            <text:p>28,84%</text:p>
          </table:table-cell>
          <table:table-cell table:style-name="ce45" office:value-type="percentage" office:value="0.3236" calcext:value-type="percentage">
            <text:p>32,36%</text:p>
          </table:table-cell>
          <table:table-cell table:style-name="ce45" office:value-type="percentage" office:value="0.1873" calcext:value-type="percentage">
            <text:p>18,73%</text:p>
          </table:table-cell>
          <table:table-cell table:number-columns-repeated="9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45" office:value-type="percentage" office:value="0.2755" calcext:value-type="percentage">
            <text:p>27,55%</text:p>
          </table:table-cell>
          <table:table-cell table:style-name="ce45" office:value-type="percentage" office:value="0.3065" calcext:value-type="percentage">
            <text:p>30,65%</text:p>
          </table:table-cell>
          <table:table-cell table:style-name="ce45" office:value-type="percentage" office:value="0.1855" calcext:value-type="percentage">
            <text:p>18,55%</text:p>
          </table:table-cell>
          <table:table-cell table:number-columns-repeated="9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45" office:value-type="percentage" office:value="0.2839" calcext:value-type="percentage">
            <text:p>28,39%</text:p>
          </table:table-cell>
          <table:table-cell table:style-name="ce45" office:value-type="percentage" office:value="0.3065" calcext:value-type="percentage">
            <text:p>30,65%</text:p>
          </table:table-cell>
          <table:table-cell table:style-name="ce45" office:value-type="percentage" office:value="0.1852" calcext:value-type="percentage">
            <text:p>18,52%</text:p>
          </table:table-cell>
          <table:table-cell table:number-columns-repeated="9"/>
        </table:table-row>
        <table:table-row table:style-name="ro3" table:number-rows-repeated="32">
          <table:table-cell table:number-columns-repeated="14"/>
        </table:table-row>
        <table:table-row table:style-name="ro3">
          <table:table-cell>
            <draw:frame table:end-cell-address="NodesForPlot.H88" table:end-x="1.562cm" table:end-y="0.05cm" draw:z-index="0" draw:style-name="gr1" draw:text-style-name="P1" svg:width="15.999cm" svg:height="8.999cm" svg:x="2.131cm" svg:y="0.082cm">
              <draw:object draw:notify-on-update-of-ranges="NodesForPlot.B32:NodesForPlot.B35 NodesForPlot.C31:NodesForPlot.C31 NodesForPlot.C32:NodesForPlot.C35 NodesForPlot.B32:NodesForPlot.B35 NodesForPlot.D31:NodesForPlot.D31 NodesForPlot.D32:NodesForPlot.D35 NodesForPlot.B32:NodesForPlot.B35 NodesForPlot.E31:NodesForPlot.E31 NodesForPlot.E32:NodesForPlot.E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  <table:table table:name="TimeExperiment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ADAM5</text:p>
          </table:table-cell>
          <table:table-cell table:style-name="ce18" office:value-type="string" calcext:value-type="string">
            <text:p>ADAM10</text:p>
          </table:table-cell>
          <table:table-cell table:style-name="ce18" office:value-type="string" calcext:value-type="string">
            <text:p>ADAM15</text:p>
          </table:table-cell>
          <table:table-cell table:style-name="ce18" office:value-type="string" calcext:value-type="string">
            <text:p>ADAM20</text:p>
          </table:table-cell>
          <table:table-cell table:style-name="ce18" office:value-type="string" calcext:value-type="string">
            <text:p>P5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5</text:p>
          </table:table-cell>
          <table:table-cell table:style-name="ce18" office:value-type="string" calcext:value-type="string">
            <text:p>P20</text:p>
          </table:table-cell>
          <table:table-cell table:number-columns-repeated="16375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1" office:value-type="float" office:value="5.26" calcext:value-type="float">
            <text:p>5,26</text:p>
          </table:table-cell>
          <table:table-cell office:value-type="float" office:value="9.798" calcext:value-type="float">
            <text:p>9,798</text:p>
          </table:table-cell>
          <table:table-cell office:value-type="float" office:value="15.203" calcext:value-type="float">
            <text:p>15,203</text:p>
          </table:table-cell>
          <table:table-cell office:value-type="float" office:value="20.33" calcext:value-type="float">
            <text:p>20,33</text:p>
          </table:table-cell>
          <table:table-cell office:value-type="float" office:value="72.35" calcext:value-type="float">
            <text:p>72,35</text:p>
          </table:table-cell>
          <table:table-cell office:value-type="float" office:value="153.821" calcext:value-type="float">
            <text:p>153,821</text:p>
          </table:table-cell>
          <table:table-cell office:value-type="float" office:value="269.982" calcext:value-type="float">
            <text:p>269,982</text:p>
          </table:table-cell>
          <table:table-cell office:value-type="float" office:value="365.803" calcext:value-type="float">
            <text:p>365,8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float" office:value="45.224" calcext:value-type="float">
            <text:p>45,224</text:p>
          </table:table-cell>
          <table:table-cell office:value-type="float" office:value="86.015" calcext:value-type="float">
            <text:p>86,015</text:p>
          </table:table-cell>
          <table:table-cell office:value-type="float" office:value="134.616" calcext:value-type="float">
            <text:p>134,616</text:p>
          </table:table-cell>
          <table:table-cell office:value-type="float" office:value="183.149" calcext:value-type="float">
            <text:p>183,149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1307.171" calcext:value-type="float">
            <text:p>1307,171</text:p>
          </table:table-cell>
          <table:table-cell office:value-type="float" office:value="1807.171" calcext:value-type="float">
            <text:p>1807,171</text:p>
          </table:table-cell>
          <table:table-cell office:value-type="float" office:value="2960.458" calcext:value-type="float">
            <text:p>2960,45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lance</text:p>
          </table:table-cell>
          <table:table-cell office:value-type="float" office:value="24.885" calcext:value-type="float">
            <text:p>24,885</text:p>
          </table:table-cell>
          <table:table-cell office:value-type="float" office:value="46.489" calcext:value-type="float">
            <text:p>46,489</text:p>
          </table:table-cell>
          <table:table-cell office:value-type="float" office:value="73.333" calcext:value-type="float">
            <text:p>73,333</text:p>
          </table:table-cell>
          <table:table-cell office:value-type="float" office:value="95.937" calcext:value-type="float">
            <text:p>95,937</text:p>
          </table:table-cell>
          <table:table-cell office:value-type="float" office:value="359.001" calcext:value-type="float">
            <text:p>359,001</text:p>
          </table:table-cell>
          <table:table-cell office:value-type="float" office:value="908.76" calcext:value-type="float">
            <text:p>908,76</text:p>
          </table:table-cell>
          <table:table-cell office:value-type="float" office:value="1441.272" calcext:value-type="float">
            <text:p>1441,272</text:p>
          </table:table-cell>
          <table:table-cell office:value-type="float" office:value="2018.76" calcext:value-type="float">
            <text:p>2018,7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float" office:value="19.436" calcext:value-type="float">
            <text:p>19,436</text:p>
          </table:table-cell>
          <table:table-cell office:value-type="float" office:value="38.611" calcext:value-type="float">
            <text:p>38,611</text:p>
          </table:table-cell>
          <table:table-cell office:value-type="float" office:value="59.547" calcext:value-type="float">
            <text:p>59,547</text:p>
          </table:table-cell>
          <table:table-cell office:value-type="float" office:value="79.392" calcext:value-type="float">
            <text:p>79,392</text:p>
          </table:table-cell>
          <table:table-cell office:value-type="float" office:value="297.037" calcext:value-type="float">
            <text:p>297,037</text:p>
          </table:table-cell>
          <table:table-cell office:value-type="float" office:value="599.708" calcext:value-type="float">
            <text:p>599,708</text:p>
          </table:table-cell>
          <table:table-cell office:value-type="float" office:value="1000.086" calcext:value-type="float">
            <text:p>1000,086</text:p>
          </table:table-cell>
          <table:table-cell office:value-type="float" office:value="1461.251" calcext:value-type="float">
            <text:p>1461,25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float" office:value="23.704" calcext:value-type="float">
            <text:p>23,704</text:p>
          </table:table-cell>
          <table:table-cell office:value-type="float" office:value="45.196" calcext:value-type="float">
            <text:p>45,196</text:p>
          </table:table-cell>
          <table:table-cell office:value-type="float" office:value="70.517" calcext:value-type="float">
            <text:p>70,517</text:p>
          </table:table-cell>
          <table:table-cell office:value-type="float" office:value="97.603" calcext:value-type="float">
            <text:p>97,603</text:p>
          </table:table-cell>
          <table:table-cell office:value-type="float" office:value="439.248" calcext:value-type="float">
            <text:p>439,248</text:p>
          </table:table-cell>
          <table:table-cell office:value-type="float" office:value="1013.313" calcext:value-type="float">
            <text:p>1013,313</text:p>
          </table:table-cell>
          <table:table-cell office:value-type="float" office:value="1510.457" calcext:value-type="float">
            <text:p>1510,457</text:p>
          </table:table-cell>
          <table:table-cell office:value-type="float" office:value="2062.18" calcext:value-type="float">
            <text:p>2062,1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float" office:value="6.006" calcext:value-type="float">
            <text:p>6,006</text:p>
          </table:table-cell>
          <table:table-cell office:value-type="float" office:value="11.142" calcext:value-type="float">
            <text:p>11,142</text:p>
          </table:table-cell>
          <table:table-cell office:value-type="float" office:value="17.316" calcext:value-type="float">
            <text:p>17,316</text:p>
          </table:table-cell>
          <table:table-cell office:value-type="float" office:value="23.025" calcext:value-type="float">
            <text:p>23,025</text:p>
          </table:table-cell>
          <table:table-cell office:value-type="float" office:value="95.138" calcext:value-type="float">
            <text:p>95,138</text:p>
          </table:table-cell>
          <table:table-cell office:value-type="float" office:value="218.563" calcext:value-type="float">
            <text:p>218,563</text:p>
          </table:table-cell>
          <table:table-cell office:value-type="float" office:value="372.072" calcext:value-type="float">
            <text:p>372,072</text:p>
          </table:table-cell>
          <table:table-cell office:value-type="float" office:value="591.127" calcext:value-type="float">
            <text:p>591,12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eart</text:p>
          </table:table-cell>
          <table:table-cell office:value-type="float" office:value="17.515" calcext:value-type="float">
            <text:p>17,515</text:p>
          </table:table-cell>
          <table:table-cell office:value-type="float" office:value="34.847" calcext:value-type="float">
            <text:p>34,847</text:p>
          </table:table-cell>
          <table:table-cell office:value-type="float" office:value="54.87" calcext:value-type="float">
            <text:p>54,87</text:p>
          </table:table-cell>
          <table:table-cell office:value-type="float" office:value="73.067" calcext:value-type="float">
            <text:p>73,067</text:p>
          </table:table-cell>
          <table:table-cell office:value-type="float" office:value="274.421" calcext:value-type="float">
            <text:p>274,421</text:p>
          </table:table-cell>
          <table:table-cell office:value-type="float" office:value="518.74" calcext:value-type="float">
            <text:p>518,74</text:p>
          </table:table-cell>
          <table:table-cell office:value-type="float" office:value="966.609" calcext:value-type="float">
            <text:p>966,609</text:p>
          </table:table-cell>
          <table:table-cell office:value-type="float" office:value="1305.228" calcext:value-type="float">
            <text:p>1305,22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float" office:value="11.463" calcext:value-type="float">
            <text:p>11,463</text:p>
          </table:table-cell>
          <table:table-cell office:value-type="float" office:value="21.874" calcext:value-type="float">
            <text:p>21,874</text:p>
          </table:table-cell>
          <table:table-cell office:value-type="float" office:value="34.09" calcext:value-type="float">
            <text:p>34,09</text:p>
          </table:table-cell>
          <table:table-cell office:value-type="float" office:value="45.231" calcext:value-type="float">
            <text:p>45,231</text:p>
          </table:table-cell>
          <table:table-cell office:value-type="float" office:value="223.784" calcext:value-type="float">
            <text:p>223,784</text:p>
          </table:table-cell>
          <table:table-cell office:value-type="float" office:value="458.138" calcext:value-type="float">
            <text:p>458,138</text:p>
          </table:table-cell>
          <table:table-cell office:value-type="float" office:value="756.902" calcext:value-type="float">
            <text:p>756,902</text:p>
          </table:table-cell>
          <table:table-cell office:value-type="float" office:value="1051.456" calcext:value-type="float">
            <text:p>1051,45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float" office:value="23.68" calcext:value-type="float">
            <text:p>23,68</text:p>
          </table:table-cell>
          <table:table-cell office:value-type="float" office:value="45.184" calcext:value-type="float">
            <text:p>45,184</text:p>
          </table:table-cell>
          <table:table-cell office:value-type="float" office:value="68.212" calcext:value-type="float">
            <text:p>68,212</text:p>
          </table:table-cell>
          <table:table-cell office:value-type="float" office:value="93.521" calcext:value-type="float">
            <text:p>93,521</text:p>
          </table:table-cell>
          <table:table-cell office:value-type="float" office:value="456.902" calcext:value-type="float">
            <text:p>456,902</text:p>
          </table:table-cell>
          <table:table-cell office:value-type="float" office:value="857.835" calcext:value-type="float">
            <text:p>857,835</text:p>
          </table:table-cell>
          <table:table-cell office:value-type="float" office:value="1503.5" calcext:value-type="float">
            <text:p>1503,5</text:p>
          </table:table-cell>
          <table:table-cell office:value-type="float" office:value="1803.5" calcext:value-type="float">
            <text:p>1803,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float" office:value="17.375" calcext:value-type="float">
            <text:p>17,375</text:p>
          </table:table-cell>
          <table:table-cell office:value-type="float" office:value="32.93" calcext:value-type="float">
            <text:p>32,93</text:p>
          </table:table-cell>
          <table:table-cell office:value-type="float" office:value="50.719" calcext:value-type="float">
            <text:p>50,719</text:p>
          </table:table-cell>
          <table:table-cell office:value-type="float" office:value="67.668" calcext:value-type="float">
            <text:p>67,668</text:p>
          </table:table-cell>
          <table:table-cell office:value-type="float" office:value="273.441" calcext:value-type="float">
            <text:p>273,441</text:p>
          </table:table-cell>
          <table:table-cell office:value-type="float" office:value="539.237" calcext:value-type="float">
            <text:p>539,237</text:p>
          </table:table-cell>
          <table:table-cell office:value-type="float" office:value="964.023" calcext:value-type="float">
            <text:p>964,023</text:p>
          </table:table-cell>
          <table:table-cell office:value-type="float" office:value="1389.248" calcext:value-type="float">
            <text:p>1389,24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float" office:value="36.842" calcext:value-type="float">
            <text:p>36,842</text:p>
          </table:table-cell>
          <table:table-cell office:value-type="float" office:value="68.582" calcext:value-type="float">
            <text:p>68,582</text:p>
          </table:table-cell>
          <table:table-cell office:value-type="float" office:value="105.333" calcext:value-type="float">
            <text:p>105,333</text:p>
          </table:table-cell>
          <table:table-cell office:value-type="float" office:value="140.915" calcext:value-type="float">
            <text:p>140,915</text:p>
          </table:table-cell>
          <table:table-cell office:value-type="float" office:value="528.966" calcext:value-type="float">
            <text:p>528,966</text:p>
          </table:table-cell>
          <table:table-cell office:value-type="float" office:value="1132.644" calcext:value-type="float">
            <text:p>1132,644</text:p>
          </table:table-cell>
          <table:table-cell office:value-type="float" office:value="1692.932" calcext:value-type="float">
            <text:p>1692,932</text:p>
          </table:table-cell>
          <table:table-cell office:value-type="float" office:value="2510.357" calcext:value-type="float">
            <text:p>2510,35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float" office:value="15.049" calcext:value-type="float">
            <text:p>15,049</text:p>
          </table:table-cell>
          <table:table-cell office:value-type="float" office:value="28.866" calcext:value-type="float">
            <text:p>28,866</text:p>
          </table:table-cell>
          <table:table-cell office:value-type="float" office:value="44.8" calcext:value-type="float">
            <text:p>44,8</text:p>
          </table:table-cell>
          <table:table-cell office:value-type="float" office:value="59.005" calcext:value-type="float">
            <text:p>59,005</text:p>
          </table:table-cell>
          <table:table-cell office:value-type="float" office:value="229.165" calcext:value-type="float">
            <text:p>229,165</text:p>
          </table:table-cell>
          <table:table-cell office:value-type="float" office:value="491.9" calcext:value-type="float">
            <text:p>491,9</text:p>
          </table:table-cell>
          <table:table-cell office:value-type="float" office:value="753.75" calcext:value-type="float">
            <text:p>753,75</text:p>
          </table:table-cell>
          <table:table-cell office:value-type="float" office:value="1070.092" calcext:value-type="float">
            <text:p>1070,092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ima</text:p>
          </table:table-cell>
          <table:table-cell office:value-type="float" office:value="42.111" calcext:value-type="float">
            <text:p>42,111</text:p>
          </table:table-cell>
          <table:table-cell office:value-type="float" office:value="82.396" calcext:value-type="float">
            <text:p>82,396</text:p>
          </table:table-cell>
          <table:table-cell office:value-type="float" office:value="128.826" calcext:value-type="float">
            <text:p>128,826</text:p>
          </table:table-cell>
          <table:table-cell office:value-type="float" office:value="171.947" calcext:value-type="float">
            <text:p>171,947</text:p>
          </table:table-cell>
          <table:table-cell office:value-type="float" office:value="598.477" calcext:value-type="float">
            <text:p>598,477</text:p>
          </table:table-cell>
          <table:table-cell office:value-type="float" office:value="1274.161" calcext:value-type="float">
            <text:p>1274,161</text:p>
          </table:table-cell>
          <table:table-cell office:value-type="float" office:value="1674.162" calcext:value-type="float">
            <text:p>1674,162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float" office:value="29.143" calcext:value-type="float">
            <text:p>29,143</text:p>
          </table:table-cell>
          <table:table-cell office:value-type="float" office:value="56.918" calcext:value-type="float">
            <text:p>56,918</text:p>
          </table:table-cell>
          <table:table-cell office:value-type="float" office:value="87.025" calcext:value-type="float">
            <text:p>87,025</text:p>
          </table:table-cell>
          <table:table-cell office:value-type="float" office:value="116.911" calcext:value-type="float">
            <text:p>116,911</text:p>
          </table:table-cell>
          <table:table-cell office:value-type="float" office:value="517.088" calcext:value-type="float">
            <text:p>517,088</text:p>
          </table:table-cell>
          <table:table-cell office:value-type="float" office:value="1136.277" calcext:value-type="float">
            <text:p>1136,277</text:p>
          </table:table-cell>
          <table:table-cell office:value-type="float" office:value="1715.84" calcext:value-type="float">
            <text:p>1715,84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Regions2</text:p>
          </table:table-cell>
          <table:table-cell office:value-type="float" office:value="39.454" calcext:value-type="float">
            <text:p>39,454</text:p>
          </table:table-cell>
          <table:table-cell office:value-type="float" office:value="79.304" calcext:value-type="float">
            <text:p>79,304</text:p>
          </table:table-cell>
          <table:table-cell office:value-type="float" office:value="124.229" calcext:value-type="float">
            <text:p>124,229</text:p>
          </table:table-cell>
          <table:table-cell office:value-type="float" office:value="144.815" calcext:value-type="float">
            <text:p>144,815</text:p>
          </table:table-cell>
          <table:table-cell office:value-type="float" office:value="568.874" calcext:value-type="float">
            <text:p>568,874</text:p>
          </table:table-cell>
          <table:table-cell office:value-type="float" office:value="1238.867" calcext:value-type="float">
            <text:p>1238,867</text:p>
          </table:table-cell>
          <table:table-cell office:value-type="float" office:value="1986.168" calcext:value-type="float">
            <text:p>1986,168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Saheart</text:p>
          </table:table-cell>
          <table:table-cell office:value-type="float" office:value="27.406" calcext:value-type="float">
            <text:p>27,406</text:p>
          </table:table-cell>
          <table:table-cell office:value-type="float" office:value="51.034" calcext:value-type="float">
            <text:p>51,034</text:p>
          </table:table-cell>
          <table:table-cell office:value-type="float" office:value="78.596" calcext:value-type="float">
            <text:p>78,596</text:p>
          </table:table-cell>
          <table:table-cell office:value-type="float" office:value="104.045" calcext:value-type="float">
            <text:p>104,045</text:p>
          </table:table-cell>
          <table:table-cell office:value-type="float" office:value="388.807" calcext:value-type="float">
            <text:p>388,807</text:p>
          </table:table-cell>
          <table:table-cell office:value-type="float" office:value="863.523" calcext:value-type="float">
            <text:p>863,523</text:p>
          </table:table-cell>
          <table:table-cell office:value-type="float" office:value="1333.281" calcext:value-type="float">
            <text:p>1333,281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Segment</text:p>
          </table:table-cell>
          <table:table-cell office:value-type="float" office:value="182.01" calcext:value-type="float">
            <text:p>182,01</text:p>
          </table:table-cell>
          <table:table-cell office:value-type="float" office:value="370.29" calcext:value-type="float">
            <text:p>370,29</text:p>
          </table:table-cell>
          <table:table-cell office:value-type="float" office:value="550.933" calcext:value-type="float">
            <text:p>550,933</text:p>
          </table:table-cell>
          <table:table-cell office:value-type="float" office:value="712.426" calcext:value-type="float">
            <text:p>712,426</text:p>
          </table:table-cell>
          <table:table-cell office:value-type="float" office:value="2508.138" calcext:value-type="float">
            <text:p>2508,138</text:p>
          </table:table-cell>
          <table:table-cell office:value-type="float" office:value="5145.98" calcext:value-type="float">
            <text:p>5145,98</text:p>
          </table:table-cell>
          <table:table-cell office:value-type="float" office:value="7145.98" calcext:value-type="float">
            <text:p>7145,98</text:p>
          </table:table-cell>
          <table:table-cell office:value-type="float" office:value="8145.98" calcext:value-type="float">
            <text:p>8145,9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Spiral</text:p>
          </table:table-cell>
          <table:table-cell office:value-type="float" office:value="73.058" calcext:value-type="float">
            <text:p>73,058</text:p>
          </table:table-cell>
          <table:table-cell office:value-type="float" office:value="138.909" calcext:value-type="float">
            <text:p>138,909</text:p>
          </table:table-cell>
          <table:table-cell office:value-type="float" office:value="211.444" calcext:value-type="float">
            <text:p>211,444</text:p>
          </table:table-cell>
          <table:table-cell office:value-type="float" office:value="279.225" calcext:value-type="float">
            <text:p>279,225</text:p>
          </table:table-cell>
          <table:table-cell office:value-type="float" office:value="1023.923" calcext:value-type="float">
            <text:p>1023,923</text:p>
          </table:table-cell>
          <table:table-cell table:number-columns-repeated="2" office:value-type="float" office:value="2264.843" calcext:value-type="float">
            <text:p>2264,84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Wdbc</text:p>
          </table:table-cell>
          <table:table-cell office:value-type="float" office:value="49.514" calcext:value-type="float">
            <text:p>49,514</text:p>
          </table:table-cell>
          <table:table-cell office:value-type="float" office:value="96.761" calcext:value-type="float">
            <text:p>96,761</text:p>
          </table:table-cell>
          <table:table-cell office:value-type="float" office:value="145.535" calcext:value-type="float">
            <text:p>145,535</text:p>
          </table:table-cell>
          <table:table-cell office:value-type="float" office:value="193.969" calcext:value-type="float">
            <text:p>193,969</text:p>
          </table:table-cell>
          <table:table-cell office:value-type="float" office:value="662.857" calcext:value-type="float">
            <text:p>662,857</text:p>
          </table:table-cell>
          <table:table-cell office:value-type="float" office:value="1543.487" calcext:value-type="float">
            <text:p>1543,487</text:p>
          </table:table-cell>
          <table:table-cell office:value-type="float" office:value="2737.401" calcext:value-type="float">
            <text:p>2737,40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Wine</text:p>
          </table:table-cell>
          <table:table-cell office:value-type="float" office:value="12.277" calcext:value-type="float">
            <text:p>12,277</text:p>
          </table:table-cell>
          <table:table-cell office:value-type="float" office:value="24.207" calcext:value-type="float">
            <text:p>24,207</text:p>
          </table:table-cell>
          <table:table-cell office:value-type="float" office:value="35.296" calcext:value-type="float">
            <text:p>35,296</text:p>
          </table:table-cell>
          <table:table-cell office:value-type="float" office:value="47.849" calcext:value-type="float">
            <text:p>47,849</text:p>
          </table:table-cell>
          <table:table-cell office:value-type="float" office:value="184.457" calcext:value-type="float">
            <text:p>184,457</text:p>
          </table:table-cell>
          <table:table-cell office:value-type="float" office:value="359.657" calcext:value-type="float">
            <text:p>359,657</text:p>
          </table:table-cell>
          <table:table-cell office:value-type="float" office:value="669.672" calcext:value-type="float">
            <text:p>669,67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z_f_s</text:p>
          </table:table-cell>
          <table:table-cell office:value-type="float" office:value="22.787" calcext:value-type="float">
            <text:p>22,787</text:p>
          </table:table-cell>
          <table:table-cell office:value-type="float" office:value="45.752" calcext:value-type="float">
            <text:p>45,752</text:p>
          </table:table-cell>
          <table:table-cell office:value-type="float" office:value="69.056" calcext:value-type="float">
            <text:p>69,056</text:p>
          </table:table-cell>
          <table:table-cell office:value-type="float" office:value="92.263" calcext:value-type="float">
            <text:p>92,263</text:p>
          </table:table-cell>
          <table:table-cell office:value-type="float" office:value="315.069" calcext:value-type="float">
            <text:p>315,069</text:p>
          </table:table-cell>
          <table:table-cell office:value-type="float" office:value="669.037" calcext:value-type="float">
            <text:p>669,037</text:p>
          </table:table-cell>
          <table:table-cell office:value-type="float" office:value="1108.046" calcext:value-type="float">
            <text:p>1108,04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zO_NF_S</text:p>
          </table:table-cell>
          <table:table-cell office:value-type="float" office:value="38.415" calcext:value-type="float">
            <text:p>38,415</text:p>
          </table:table-cell>
          <table:table-cell office:value-type="float" office:value="77.665" calcext:value-type="float">
            <text:p>77,665</text:p>
          </table:table-cell>
          <table:table-cell office:value-type="float" office:value="116.486" calcext:value-type="float">
            <text:p>116,486</text:p>
          </table:table-cell>
          <table:table-cell office:value-type="float" office:value="155.551" calcext:value-type="float">
            <text:p>155,551</text:p>
          </table:table-cell>
          <table:table-cell office:value-type="float" office:value="547.319" calcext:value-type="float">
            <text:p>547,319</text:p>
          </table:table-cell>
          <table:table-cell office:value-type="float" office:value="1108.759" calcext:value-type="float">
            <text:p>1108,759</text:p>
          </table:table-cell>
          <table:table-cell office:value-type="float" office:value="1744.495" calcext:value-type="float">
            <text:p>1744,49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ZONF_S</text:p>
          </table:table-cell>
          <table:table-cell office:value-type="float" office:value="39.064" calcext:value-type="float">
            <text:p>39,064</text:p>
          </table:table-cell>
          <table:table-cell office:value-type="float" office:value="78.352" calcext:value-type="float">
            <text:p>78,352</text:p>
          </table:table-cell>
          <table:table-cell office:value-type="float" office:value="116.752" calcext:value-type="float">
            <text:p>116,752</text:p>
          </table:table-cell>
          <table:table-cell office:value-type="float" office:value="154.926" calcext:value-type="float">
            <text:p>154,926</text:p>
          </table:table-cell>
          <table:table-cell table:number-columns-repeated="2" office:value-type="float" office:value="525.554" calcext:value-type="float">
            <text:p>525,554</text:p>
          </table:table-cell>
          <table:table-cell office:value-type="float" office:value="1745.533" calcext:value-type="float">
            <text:p>1745,5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5.215" calcext:value-type="float">
            <text:p>5,215</text:p>
          </table:table-cell>
          <table:table-cell office:value-type="float" office:value="10.051" calcext:value-type="float">
            <text:p>10,051</text:p>
          </table:table-cell>
          <table:table-cell office:value-type="float" office:value="14.81" calcext:value-type="float">
            <text:p>14,81</text:p>
          </table:table-cell>
          <table:table-cell office:value-type="float" office:value="19.6" calcext:value-type="float">
            <text:p>19,6</text:p>
          </table:table-cell>
          <table:table-cell office:value-type="float" office:value="108.878" calcext:value-type="float">
            <text:p>108,878</text:p>
          </table:table-cell>
          <table:table-cell table:number-columns-repeated="2" office:value-type="float" office:value="217.167" calcext:value-type="float">
            <text:p>217,167</text:p>
          </table:table-cell>
          <table:table-cell table:number-columns-repeated="16373"/>
          <table:table-cell table:style-name="ce9" table:number-columns-repeated="3"/>
        </table:table-row>
        <table:table-row table:style-name="ro1">
          <table:table-cell table:style-name="ce9"/>
          <table:table-cell table:style-name="ce9" table:formula="of:=AVERAGE([.B1:.B25])" office:value-type="float" office:value="33.6205416666667" calcext:value-type="float">
            <text:p>33,6205416666667</text:p>
          </table:table-cell>
          <table:table-cell table:style-name="ce9" table:formula="of:=AVERAGE([.C1:.C25])" office:value-type="float" office:value="65.8822083333333" calcext:value-type="float">
            <text:p>65,8822083333333</text:p>
          </table:table-cell>
          <table:table-cell table:style-name="ce9" table:formula="of:=AVERAGE([.D1:.D25])" office:value-type="float" office:value="100.314333333333" calcext:value-type="float">
            <text:p>100,314333333333</text:p>
          </table:table-cell>
          <table:table-cell table:style-name="ce9" table:formula="of:=AVERAGE([.E1:.E25])" office:value-type="float" office:value="132.182083333333" calcext:value-type="float">
            <text:p>132,182083333333</text:p>
          </table:table-cell>
          <table:table-cell table:style-name="ce9" table:formula="of:=AVERAGE([.F1:.F25])" office:value-type="float" office:value="493.927541666667" calcext:value-type="float">
            <text:p>493,927541666667</text:p>
          </table:table-cell>
          <table:table-cell table:style-name="ce9" table:formula="of:=AVERAGE([.G1:.G25])" office:value-type="float" office:value="1022.79758333333" calcext:value-type="float">
            <text:p>1022,79758333333</text:p>
          </table:table-cell>
          <table:table-cell table:style-name="ce9" table:formula="of:=AVERAGE([.H1:.H25])" office:value-type="float" office:value="1557.556" calcext:value-type="float">
            <text:p>1557,556</text:p>
          </table:table-cell>
          <table:table-cell table:style-name="ce9" table:formula="of:=AVERAGE([.I1:.I25])" office:value-type="float" office:value="2056.57230769231" calcext:value-type="float">
            <text:p>2056,57230769231</text:p>
          </table:table-cell>
          <table:table-cell table:style-name="ce9" table:number-columns-repeated="1637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09:25:30.36181984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18T14:31:39.293827398</dc:date>
    <meta:editing-duration>P29DT16H59M48S</meta:editing-duration>
    <meta:editing-cycles>3067</meta:editing-cycles>
    <meta:generator>LibreOffice/7.5.8.2$Linux_X86_64 LibreOffice_project/50$Build-2</meta:generator>
    <meta:document-statistic meta:table-count="8" meta:cell-count="79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2cm" svg:y="0.316cm" chart:style-name="ch2">
          <text:p>CLASSIFICATION ERROR</text:p>
        </chart:title>
        <chart:legend chart:legend-position="end" svg:x="12.746cm" svg:y="3.719cm" style:legend-expansion="high" chart:style-name="ch3"/>
        <chart:plot-area chart:style-name="ch4" table:cell-range-address="NodesForPlot.B32:NodesForPlot.E35 NodesForPlot.C31:NodesForPlot.E31" chart:data-source-has-labels="row" svg:x="1.306cm" svg:y="1.301cm" svg:width="11.12cm" svg:height="6.563cm">
          <chart:coordinate-region svg:x="2.695cm" svg:y="1.496cm" svg:width="9.546cm" svg:height="5.732cm"/>
          <chart:axis chart:dimension="x" chart:name="primary-x" chart:style-name="ch5">
            <chart:title svg:x="6.219cm" svg:y="8.045cm" chart:style-name="ch6">
              <text:p>NODES</text:p>
            </chart:title>
          </chart:axis>
          <chart:axis chart:dimension="y" chart:name="primary-y" chart:style-name="ch7">
            <chart:title svg:x="0.451cm" svg:y="5.239cm" chart:style-name="ch8">
              <text:p>ERROR</text:p>
            </chart:title>
            <chart:grid chart:style-name="ch9" chart:class="major"/>
          </chart:axis>
          <chart:series chart:style-name="ch10" chart:values-cell-range-address="NodesForPlot.C32:NodesForPlot.C35" chart:label-cell-address="NodesForPlot.C31:NodesForPlot.C31" chart:class="chart:scatter">
            <chart:domain table:cell-range-address="NodesForPlot.B32:NodesForPlot.B35"/>
            <chart:data-point chart:repeated="4"/>
          </chart:series>
          <chart:series chart:style-name="ch11" chart:values-cell-range-address="NodesForPlot.D32:NodesForPlot.D35" chart:label-cell-address="NodesForPlot.D31:NodesForPlot.D31" chart:class="chart:scatter">
            <chart:data-point chart:repeated="4"/>
          </chart:series>
          <chart:series chart:style-name="ch12" chart:values-cell-range-address="NodesForPlot.E32:NodesForPlot.E35" chart:label-cell-address="NodesForPlot.E31:NodesForPlot.E3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  <table:table-cell office:value-type="string">
                <text:p>RBF</text:p>
                <draw:g>
                  <svg:desc>NodesForPlot.C31:NodesForPlot.C31</svg:desc>
                </draw:g>
              </table:table-cell>
              <table:table-cell office:value-type="string">
                <text:p>ADAM</text:p>
                <draw:g>
                  <svg:desc>NodesForPlot.D31:NodesForPlot.D31</svg:desc>
                </draw:g>
              </table:table-cell>
              <table:table-cell office:value-type="string">
                <text:p>PROPOSED</text:p>
                <draw:g>
                  <svg:desc>NodesForPlot.E31:NodesForPlot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odesForPlot.B32:NodesForPlot.B35</svg:desc>
                </draw:g>
              </table:table-cell>
              <table:table-cell office:value-type="float" office:value="0.3283">
                <text:p>0.3283</text:p>
                <draw:g>
                  <svg:desc>NodesForPlot.C32:NodesForPlot.C35</svg:desc>
                </draw:g>
              </table:table-cell>
              <table:table-cell office:value-type="float" office:value="0.3445">
                <text:p>0.3445</text:p>
                <draw:g>
                  <svg:desc>NodesForPlot.D32:NodesForPlot.D35</svg:desc>
                </draw:g>
              </table:table-cell>
              <table:table-cell office:value-type="float" office:value="0.2056">
                <text:p>0.2056</text:p>
                <draw:g>
                  <svg:desc>NodesForPlot.E32:NodesForPlot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84">
                <text:p>0.2884</text:p>
              </table:table-cell>
              <table:table-cell office:value-type="float" office:value="0.3236">
                <text:p>0.3236</text:p>
              </table:table-cell>
              <table:table-cell office:value-type="float" office:value="0.1873">
                <text:p>0.1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755">
                <text:p>0.2755</text:p>
              </table:table-cell>
              <table:table-cell office:value-type="float" office:value="0.3065">
                <text:p>0.3065</text:p>
              </table:table-cell>
              <table:table-cell office:value-type="float" office:value="0.1855">
                <text:p>0.1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839">
                <text:p>0.2839</text:p>
              </table:table-cell>
              <table:table-cell office:value-type="float" office:value="0.3065">
                <text:p>0.3065</text:p>
              </table:table-cell>
              <table:table-cell office:value-type="float" office:value="0.1852">
                <text:p>0.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